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style-name="ce3"/>
          <table:table-cell table:number-columns-repeated="9" table:style-name="ce1" office:value-type="float" office:value="8" calcext:value-type="float">
            <text:p>8</text:p>
          </table:table-cell>
          <table:table-cell table:style-name="ce3"/>
          <table:table-cell table:number-columns-repeated="9" table:style-name="ce1" office:value-type="float" office:value="10" calcext:value-type="float">
            <text:p>10</text:p>
          </table:table-cell>
          <table:table-cell table:style-name="ce3"/>
          <table:table-cell table:number-columns-repeated="9"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20203.9" calcext:value-type="float">
            <text:p>20203.9</text:p>
          </table:table-cell>
          <table:table-cell office:value-type="float" office:value="19599.6" calcext:value-type="float">
            <text:p>19599.6</text:p>
          </table:table-cell>
          <table:table-cell office:value-type="float" office:value="21946.2" calcext:value-type="float">
            <text:p>21946.2</text:p>
          </table:table-cell>
          <table:table-cell office:value-type="float" office:value="22071.9" calcext:value-type="float">
            <text:p>22071.9</text:p>
          </table:table-cell>
          <table:table-cell office:value-type="float" office:value="20344.4" calcext:value-type="float">
            <text:p>20344.4</text:p>
          </table:table-cell>
          <table:table-cell office:value-type="float" office:value="21993.4" calcext:value-type="float">
            <text:p>21993.4</text:p>
          </table:table-cell>
          <table:table-cell office:value-type="float" office:value="22018" calcext:value-type="float">
            <text:p>22018</text:p>
          </table:table-cell>
          <table:table-cell office:value-type="float" office:value="19132.1" calcext:value-type="float">
            <text:p>19132.1</text:p>
          </table:table-cell>
          <table:table-cell office:value-type="float" office:value="19820.3" calcext:value-type="float">
            <text:p>19820.3</text:p>
          </table:table-cell>
          <table:table-cell/>
          <table:table-cell office:value-type="float" office:value="45290" calcext:value-type="float">
            <text:p>45290</text:p>
          </table:table-cell>
          <table:table-cell office:value-type="float" office:value="44533.1" calcext:value-type="float">
            <text:p>44533.1</text:p>
          </table:table-cell>
          <table:table-cell office:value-type="float" office:value="47626.9" calcext:value-type="float">
            <text:p>47626.9</text:p>
          </table:table-cell>
          <table:table-cell office:value-type="float" office:value="47619.1" calcext:value-type="float">
            <text:p>47619.1</text:p>
          </table:table-cell>
          <table:table-cell office:value-type="float" office:value="45612.6" calcext:value-type="float">
            <text:p>45612.6</text:p>
          </table:table-cell>
          <table:table-cell office:value-type="float" office:value="47702.1" calcext:value-type="float">
            <text:p>47702.1</text:p>
          </table:table-cell>
          <table:table-cell office:value-type="float" office:value="47679.7" calcext:value-type="float">
            <text:p>47679.7</text:p>
          </table:table-cell>
          <table:table-cell office:value-type="float" office:value="43724.5" calcext:value-type="float">
            <text:p>43724.5</text:p>
          </table:table-cell>
          <table:table-cell office:value-type="float" office:value="44743.5" calcext:value-type="float">
            <text:p>44743.5</text:p>
          </table:table-cell>
          <table:table-cell/>
          <table:table-cell office:value-type="float" office:value="73400.4" calcext:value-type="float">
            <text:p>73400.4</text:p>
          </table:table-cell>
          <table:table-cell office:value-type="float" office:value="73365.2" calcext:value-type="float">
            <text:p>73365.2</text:p>
          </table:table-cell>
          <table:table-cell office:value-type="float" office:value="74232.5" calcext:value-type="float">
            <text:p>74232.5</text:p>
          </table:table-cell>
          <table:table-cell office:value-type="float" office:value="73371.4" calcext:value-type="float">
            <text:p>73371.4</text:p>
          </table:table-cell>
          <table:table-cell office:value-type="float" office:value="73264.2" calcext:value-type="float">
            <text:p>73264.2</text:p>
          </table:table-cell>
          <table:table-cell office:value-type="float" office:value="74231.6" calcext:value-type="float">
            <text:p>74231.6</text:p>
          </table:table-cell>
          <table:table-cell office:value-type="float" office:value="73320.1" calcext:value-type="float">
            <text:p>73320.1</text:p>
          </table:table-cell>
          <table:table-cell office:value-type="float" office:value="71396.1" calcext:value-type="float">
            <text:p>71396.1</text:p>
          </table:table-cell>
          <table:table-cell office:value-type="float" office:value="72232.7" calcext:value-type="float">
            <text:p>72232.7</text:p>
          </table:table-cell>
          <table:table-cell/>
          <table:table-cell office:value-type="float" office:value="73343.6" calcext:value-type="float">
            <text:p>73343.6</text:p>
          </table:table-cell>
          <table:table-cell office:value-type="float" office:value="74177.4" calcext:value-type="float">
            <text:p>74177.4</text:p>
          </table:table-cell>
          <table:table-cell office:value-type="float" office:value="72908" calcext:value-type="float">
            <text:p>72908</text:p>
          </table:table-cell>
          <table:table-cell office:value-type="float" office:value="70782.1" calcext:value-type="float">
            <text:p>70782.1</text:p>
          </table:table-cell>
          <table:table-cell office:value-type="float" office:value="74198.9" calcext:value-type="float">
            <text:p>74198.9</text:p>
          </table:table-cell>
          <table:table-cell office:value-type="float" office:value="73250.6" calcext:value-type="float">
            <text:p>73250.6</text:p>
          </table:table-cell>
          <table:table-cell office:value-type="float" office:value="70561.9" calcext:value-type="float">
            <text:p>70561.9</text:p>
          </table:table-cell>
          <table:table-cell office:value-type="float" office:value="73432.6" calcext:value-type="float">
            <text:p>73432.6</text:p>
          </table:table-cell>
          <table:table-cell office:value-type="float" office:value="73731.1" calcext:value-type="float">
            <text:p>73731.1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20176.3" calcext:value-type="float">
            <text:p>20176.3</text:p>
          </table:table-cell>
          <table:table-cell office:value-type="float" office:value="20610.8" calcext:value-type="float">
            <text:p>20610.8</text:p>
          </table:table-cell>
          <table:table-cell office:value-type="float" office:value="22720.4" calcext:value-type="float">
            <text:p>22720.4</text:p>
          </table:table-cell>
          <table:table-cell office:value-type="float" office:value="21096.9" calcext:value-type="float">
            <text:p>21096.9</text:p>
          </table:table-cell>
          <table:table-cell office:value-type="float" office:value="20112.2" calcext:value-type="float">
            <text:p>20112.2</text:p>
          </table:table-cell>
          <table:table-cell office:value-type="float" office:value="22100.4" calcext:value-type="float">
            <text:p>22100.4</text:p>
          </table:table-cell>
          <table:table-cell office:value-type="float" office:value="8008.9" calcext:value-type="float">
            <text:p>8008.9</text:p>
          </table:table-cell>
          <table:table-cell office:value-type="float" office:value="22707.6" calcext:value-type="float">
            <text:p>22707.6</text:p>
          </table:table-cell>
          <table:table-cell office:value-type="float" office:value="11626.8" calcext:value-type="float">
            <text:p>11626.8</text:p>
          </table:table-cell>
          <table:table-cell/>
          <table:table-cell office:value-type="float" office:value="45263.1" calcext:value-type="float">
            <text:p>45263.1</text:p>
          </table:table-cell>
          <table:table-cell office:value-type="float" office:value="45803.3" calcext:value-type="float">
            <text:p>45803.3</text:p>
          </table:table-cell>
          <table:table-cell office:value-type="float" office:value="48487.1" calcext:value-type="float">
            <text:p>48487.1</text:p>
          </table:table-cell>
          <table:table-cell office:value-type="float" office:value="46480.8" calcext:value-type="float">
            <text:p>46480.8</text:p>
          </table:table-cell>
          <table:table-cell office:value-type="float" office:value="45235.6" calcext:value-type="float">
            <text:p>45235.6</text:p>
          </table:table-cell>
          <table:table-cell office:value-type="float" office:value="48007.8" calcext:value-type="float">
            <text:p>48007.8</text:p>
          </table:table-cell>
          <table:table-cell office:value-type="float" office:value="24306.3" calcext:value-type="float">
            <text:p>24306.3</text:p>
          </table:table-cell>
          <table:table-cell office:value-type="float" office:value="48704" calcext:value-type="float">
            <text:p>48704</text:p>
          </table:table-cell>
          <table:table-cell office:value-type="float" office:value="29942.8" calcext:value-type="float">
            <text:p>29942.8</text:p>
          </table:table-cell>
          <table:table-cell/>
          <table:table-cell office:value-type="float" office:value="73397.4" calcext:value-type="float">
            <text:p>73397.4</text:p>
          </table:table-cell>
          <table:table-cell office:value-type="float" office:value="73726.7" calcext:value-type="float">
            <text:p>73726.7</text:p>
          </table:table-cell>
          <table:table-cell office:value-type="float" office:value="74050.6" calcext:value-type="float">
            <text:p>74050.6</text:p>
          </table:table-cell>
          <table:table-cell office:value-type="float" office:value="72950.9" calcext:value-type="float">
            <text:p>72950.9</text:p>
          </table:table-cell>
          <table:table-cell office:value-type="float" office:value="72739.3" calcext:value-type="float">
            <text:p>72739.3</text:p>
          </table:table-cell>
          <table:table-cell office:value-type="float" office:value="74191.3" calcext:value-type="float">
            <text:p>74191.3</text:p>
          </table:table-cell>
          <table:table-cell office:value-type="float" office:value="50149.9" calcext:value-type="float">
            <text:p>50149.9</text:p>
          </table:table-cell>
          <table:table-cell office:value-type="float" office:value="74464.6" calcext:value-type="float">
            <text:p>74464.6</text:p>
          </table:table-cell>
          <table:table-cell office:value-type="float" office:value="55705.1" calcext:value-type="float">
            <text:p>55705.1</text:p>
          </table:table-cell>
          <table:table-cell/>
          <table:table-cell office:value-type="float" office:value="73712.8" calcext:value-type="float">
            <text:p>73712.8</text:p>
          </table:table-cell>
          <table:table-cell office:value-type="float" office:value="74046.6" calcext:value-type="float">
            <text:p>74046.6</text:p>
          </table:table-cell>
          <table:table-cell office:value-type="float" office:value="70192.3" calcext:value-type="float">
            <text:p>70192.3</text:p>
          </table:table-cell>
          <table:table-cell office:value-type="float" office:value="71872.3" calcext:value-type="float">
            <text:p>71872.3</text:p>
          </table:table-cell>
          <table:table-cell office:value-type="float" office:value="73913.5" calcext:value-type="float">
            <text:p>73913.5</text:p>
          </table:table-cell>
          <table:table-cell office:value-type="float" office:value="71811" calcext:value-type="float">
            <text:p>71811</text:p>
          </table:table-cell>
          <table:table-cell office:value-type="float" office:value="69734.8" calcext:value-type="float">
            <text:p>69734.8</text:p>
          </table:table-cell>
          <table:table-cell office:value-type="float" office:value="71275.7" calcext:value-type="float">
            <text:p>71275.7</text:p>
          </table:table-cell>
          <table:table-cell office:value-type="float" office:value="70817.8" calcext:value-type="float">
            <text:p>70817.8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11549.5" calcext:value-type="float">
            <text:p>11549.5</text:p>
          </table:table-cell>
          <table:table-cell office:value-type="float" office:value="22804.1" calcext:value-type="float">
            <text:p>22804.1</text:p>
          </table:table-cell>
          <table:table-cell office:value-type="float" office:value="7781.7" calcext:value-type="float">
            <text:p>7781.7</text:p>
          </table:table-cell>
          <table:table-cell office:value-type="float" office:value="22285.5" calcext:value-type="float">
            <text:p>22285.5</text:p>
          </table:table-cell>
          <table:table-cell office:value-type="float" office:value="20206.3" calcext:value-type="float">
            <text:p>20206.3</text:p>
          </table:table-cell>
          <table:table-cell office:value-type="float" office:value="21098.3" calcext:value-type="float">
            <text:p>21098.3</text:p>
          </table:table-cell>
          <table:table-cell office:value-type="float" office:value="22629.9" calcext:value-type="float">
            <text:p>22629.9</text:p>
          </table:table-cell>
          <table:table-cell office:value-type="float" office:value="20397.8" calcext:value-type="float">
            <text:p>20397.8</text:p>
          </table:table-cell>
          <table:table-cell office:value-type="float" office:value="19947.8" calcext:value-type="float">
            <text:p>19947.8</text:p>
          </table:table-cell>
          <table:table-cell/>
          <table:table-cell office:value-type="float" office:value="29476.6" calcext:value-type="float">
            <text:p>29476.6</text:p>
          </table:table-cell>
          <table:table-cell office:value-type="float" office:value="48527.8" calcext:value-type="float">
            <text:p>48527.8</text:p>
          </table:table-cell>
          <table:table-cell office:value-type="float" office:value="23408" calcext:value-type="float">
            <text:p>23408</text:p>
          </table:table-cell>
          <table:table-cell office:value-type="float" office:value="48257.6" calcext:value-type="float">
            <text:p>48257.6</text:p>
          </table:table-cell>
          <table:table-cell office:value-type="float" office:value="45341.5" calcext:value-type="float">
            <text:p>45341.5</text:p>
          </table:table-cell>
          <table:table-cell office:value-type="float" office:value="46457.1" calcext:value-type="float">
            <text:p>46457.1</text:p>
          </table:table-cell>
          <table:table-cell office:value-type="float" office:value="48533.7" calcext:value-type="float">
            <text:p>48533.7</text:p>
          </table:table-cell>
          <table:table-cell office:value-type="float" office:value="45528.1" calcext:value-type="float">
            <text:p>45528.1</text:p>
          </table:table-cell>
          <table:table-cell office:value-type="float" office:value="44959.9" calcext:value-type="float">
            <text:p>44959.9</text:p>
          </table:table-cell>
          <table:table-cell/>
          <table:table-cell office:value-type="float" office:value="54930.9" calcext:value-type="float">
            <text:p>54930.9</text:p>
          </table:table-cell>
          <table:table-cell office:value-type="float" office:value="73583.7" calcext:value-type="float">
            <text:p>73583.7</text:p>
          </table:table-cell>
          <table:table-cell office:value-type="float" office:value="48509.5" calcext:value-type="float">
            <text:p>48509.5</text:p>
          </table:table-cell>
          <table:table-cell office:value-type="float" office:value="75130.7" calcext:value-type="float">
            <text:p>75130.7</text:p>
          </table:table-cell>
          <table:table-cell office:value-type="float" office:value="73305.4" calcext:value-type="float">
            <text:p>73305.4</text:p>
          </table:table-cell>
          <table:table-cell office:value-type="float" office:value="73025" calcext:value-type="float">
            <text:p>73025</text:p>
          </table:table-cell>
          <table:table-cell office:value-type="float" office:value="74818.5" calcext:value-type="float">
            <text:p>74818.5</text:p>
          </table:table-cell>
          <table:table-cell office:value-type="float" office:value="73483.6" calcext:value-type="float">
            <text:p>73483.6</text:p>
          </table:table-cell>
          <table:table-cell office:value-type="float" office:value="72463.1" calcext:value-type="float">
            <text:p>72463.1</text:p>
          </table:table-cell>
          <table:table-cell/>
          <table:table-cell office:value-type="float" office:value="81753" calcext:value-type="float">
            <text:p>81753</text:p>
          </table:table-cell>
          <table:table-cell office:value-type="float" office:value="69953" calcext:value-type="float">
            <text:p>69953</text:p>
          </table:table-cell>
          <table:table-cell office:value-type="float" office:value="78926" calcext:value-type="float">
            <text:p>78926</text:p>
          </table:table-cell>
          <table:table-cell office:value-type="float" office:value="72880.6" calcext:value-type="float">
            <text:p>72880.6</text:p>
          </table:table-cell>
          <table:table-cell office:value-type="float" office:value="74220.3" calcext:value-type="float">
            <text:p>74220.3</text:p>
          </table:table-cell>
          <table:table-cell office:value-type="float" office:value="72150.1" calcext:value-type="float">
            <text:p>72150.1</text:p>
          </table:table-cell>
          <table:table-cell office:value-type="float" office:value="73106.3" calcext:value-type="float">
            <text:p>73106.3</text:p>
          </table:table-cell>
          <table:table-cell office:value-type="float" office:value="73211.2" calcext:value-type="float">
            <text:p>73211.2</text:p>
          </table:table-cell>
          <table:table-cell office:value-type="float" office:value="73799.8" calcext:value-type="float">
            <text:p>73799.8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20206.3" calcext:value-type="float">
            <text:p>20206.3</text:p>
          </table:table-cell>
          <table:table-cell office:value-type="float" office:value="21098.3" calcext:value-type="float">
            <text:p>21098.3</text:p>
          </table:table-cell>
          <table:table-cell office:value-type="float" office:value="22629.9" calcext:value-type="float">
            <text:p>22629.9</text:p>
          </table:table-cell>
          <table:table-cell office:value-type="float" office:value="20397.8" calcext:value-type="float">
            <text:p>20397.8</text:p>
          </table:table-cell>
          <table:table-cell office:value-type="float" office:value="19947.8" calcext:value-type="float">
            <text:p>19947.8</text:p>
          </table:table-cell>
          <table:table-cell office:value-type="float" office:value="22448.8" calcext:value-type="float">
            <text:p>22448.8</text:p>
          </table:table-cell>
          <table:table-cell office:value-type="float" office:value="7165.1" calcext:value-type="float">
            <text:p>7165.1</text:p>
          </table:table-cell>
          <table:table-cell office:value-type="float" office:value="13700.6" calcext:value-type="float">
            <text:p>13700.6</text:p>
          </table:table-cell>
          <table:table-cell office:value-type="float" office:value="7974.5" calcext:value-type="float">
            <text:p>7974.5</text:p>
          </table:table-cell>
          <table:table-cell/>
          <table:table-cell office:value-type="float" office:value="45341.5" calcext:value-type="float">
            <text:p>45341.5</text:p>
          </table:table-cell>
          <table:table-cell office:value-type="float" office:value="46457.1" calcext:value-type="float">
            <text:p>46457.1</text:p>
          </table:table-cell>
          <table:table-cell office:value-type="float" office:value="48533.7" calcext:value-type="float">
            <text:p>48533.7</text:p>
          </table:table-cell>
          <table:table-cell office:value-type="float" office:value="45528.1" calcext:value-type="float">
            <text:p>45528.1</text:p>
          </table:table-cell>
          <table:table-cell office:value-type="float" office:value="44959.9" calcext:value-type="float">
            <text:p>44959.9</text:p>
          </table:table-cell>
          <table:table-cell office:value-type="float" office:value="48406.9" calcext:value-type="float">
            <text:p>48406.9</text:p>
          </table:table-cell>
          <table:table-cell office:value-type="float" office:value="21120.8" calcext:value-type="float">
            <text:p>21120.8</text:p>
          </table:table-cell>
          <table:table-cell office:value-type="float" office:value="33497.1" calcext:value-type="float">
            <text:p>33497.1</text:p>
          </table:table-cell>
          <table:table-cell office:value-type="float" office:value="22323.4" calcext:value-type="float">
            <text:p>22323.4</text:p>
          </table:table-cell>
          <table:table-cell/>
          <table:table-cell office:value-type="float" office:value="73305.4" calcext:value-type="float">
            <text:p>73305.4</text:p>
          </table:table-cell>
          <table:table-cell office:value-type="float" office:value="73025" calcext:value-type="float">
            <text:p>73025</text:p>
          </table:table-cell>
          <table:table-cell office:value-type="float" office:value="74818.5" calcext:value-type="float">
            <text:p>74818.5</text:p>
          </table:table-cell>
          <table:table-cell office:value-type="float" office:value="73483.6" calcext:value-type="float">
            <text:p>73483.6</text:p>
          </table:table-cell>
          <table:table-cell office:value-type="float" office:value="72463.1" calcext:value-type="float">
            <text:p>72463.1</text:p>
          </table:table-cell>
          <table:table-cell office:value-type="float" office:value="74284" calcext:value-type="float">
            <text:p>74284</text:p>
          </table:table-cell>
          <table:table-cell office:value-type="float" office:value="41731" calcext:value-type="float">
            <text:p>41731</text:p>
          </table:table-cell>
          <table:table-cell office:value-type="float" office:value="63411.9" calcext:value-type="float">
            <text:p>63411.9</text:p>
          </table:table-cell>
          <table:table-cell office:value-type="float" office:value="43073.3" calcext:value-type="float">
            <text:p>43073.3</text:p>
          </table:table-cell>
          <table:table-cell/>
          <table:table-cell office:value-type="float" office:value="74220.3" calcext:value-type="float">
            <text:p>74220.3</text:p>
          </table:table-cell>
          <table:table-cell office:value-type="float" office:value="72150.1" calcext:value-type="float">
            <text:p>72150.1</text:p>
          </table:table-cell>
          <table:table-cell office:value-type="float" office:value="73106.3" calcext:value-type="float">
            <text:p>73106.3</text:p>
          </table:table-cell>
          <table:table-cell office:value-type="float" office:value="73211.2" calcext:value-type="float">
            <text:p>73211.2</text:p>
          </table:table-cell>
          <table:table-cell office:value-type="float" office:value="73799.8" calcext:value-type="float">
            <text:p>73799.8</text:p>
          </table:table-cell>
          <table:table-cell office:value-type="float" office:value="71305.5" calcext:value-type="float">
            <text:p>71305.5</text:p>
          </table:table-cell>
          <table:table-cell office:value-type="float" office:value="63880.1" calcext:value-type="float">
            <text:p>63880.1</text:p>
          </table:table-cell>
          <table:table-cell office:value-type="float" office:value="82361.9" calcext:value-type="float">
            <text:p>82361.9</text:p>
          </table:table-cell>
          <table:table-cell office:value-type="float" office:value="68165.7" calcext:value-type="float">
            <text:p>68165.7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9484.6" calcext:value-type="float">
            <text:p>9484.6</text:p>
          </table:table-cell>
          <table:table-cell office:value-type="float" office:value="24466.2" calcext:value-type="float">
            <text:p>24466.2</text:p>
          </table:table-cell>
          <table:table-cell office:value-type="float" office:value="7270.6" calcext:value-type="float">
            <text:p>7270.6</text:p>
          </table:table-cell>
          <table:table-cell office:value-type="float" office:value="23797.8" calcext:value-type="float">
            <text:p>23797.8</text:p>
          </table:table-cell>
          <table:table-cell office:value-type="float" office:value="9114.1" calcext:value-type="float">
            <text:p>9114.1</text:p>
          </table:table-cell>
          <table:table-cell office:value-type="float" office:value="24090.7" calcext:value-type="float">
            <text:p>24090.7</text:p>
          </table:table-cell>
          <table:table-cell office:value-type="float" office:value="7428.8" calcext:value-type="float">
            <text:p>7428.8</text:p>
          </table:table-cell>
          <table:table-cell office:value-type="float" office:value="24225.5" calcext:value-type="float">
            <text:p>24225.5</text:p>
          </table:table-cell>
          <table:table-cell office:value-type="float" office:value="9591.5" calcext:value-type="float">
            <text:p>9591.5</text:p>
          </table:table-cell>
          <table:table-cell/>
          <table:table-cell office:value-type="float" office:value="25554.9" calcext:value-type="float">
            <text:p>25554.9</text:p>
          </table:table-cell>
          <table:table-cell office:value-type="float" office:value="50944" calcext:value-type="float">
            <text:p>50944</text:p>
          </table:table-cell>
          <table:table-cell office:value-type="float" office:value="23046.2" calcext:value-type="float">
            <text:p>23046.2</text:p>
          </table:table-cell>
          <table:table-cell office:value-type="float" office:value="50249.5" calcext:value-type="float">
            <text:p>50249.5</text:p>
          </table:table-cell>
          <table:table-cell office:value-type="float" office:value="24653.1" calcext:value-type="float">
            <text:p>24653.1</text:p>
          </table:table-cell>
          <table:table-cell office:value-type="float" office:value="50691.8" calcext:value-type="float">
            <text:p>50691.8</text:p>
          </table:table-cell>
          <table:table-cell office:value-type="float" office:value="23525.5" calcext:value-type="float">
            <text:p>23525.5</text:p>
          </table:table-cell>
          <table:table-cell office:value-type="float" office:value="50546.7" calcext:value-type="float">
            <text:p>50546.7</text:p>
          </table:table-cell>
          <table:table-cell office:value-type="float" office:value="25966.9" calcext:value-type="float">
            <text:p>25966.9</text:p>
          </table:table-cell>
          <table:table-cell/>
          <table:table-cell office:value-type="float" office:value="50467.1" calcext:value-type="float">
            <text:p>50467.1</text:p>
          </table:table-cell>
          <table:table-cell office:value-type="float" office:value="75835.8" calcext:value-type="float">
            <text:p>75835.8</text:p>
          </table:table-cell>
          <table:table-cell office:value-type="float" office:value="49404" calcext:value-type="float">
            <text:p>49404</text:p>
          </table:table-cell>
          <table:table-cell office:value-type="float" office:value="75617.1" calcext:value-type="float">
            <text:p>75617.1</text:p>
          </table:table-cell>
          <table:table-cell office:value-type="float" office:value="49389.7" calcext:value-type="float">
            <text:p>49389.7</text:p>
          </table:table-cell>
          <table:table-cell office:value-type="float" office:value="76096.2" calcext:value-type="float">
            <text:p>76096.2</text:p>
          </table:table-cell>
          <table:table-cell office:value-type="float" office:value="50426.6" calcext:value-type="float">
            <text:p>50426.6</text:p>
          </table:table-cell>
          <table:table-cell office:value-type="float" office:value="74677.1" calcext:value-type="float">
            <text:p>74677.1</text:p>
          </table:table-cell>
          <table:table-cell office:value-type="float" office:value="51317.8" calcext:value-type="float">
            <text:p>51317.8</text:p>
          </table:table-cell>
          <table:table-cell/>
          <table:table-cell office:value-type="float" office:value="78529.8" calcext:value-type="float">
            <text:p>78529.8</text:p>
          </table:table-cell>
          <table:table-cell office:value-type="float" office:value="70693.4" calcext:value-type="float">
            <text:p>70693.4</text:p>
          </table:table-cell>
          <table:table-cell office:value-type="float" office:value="74845.1" calcext:value-type="float">
            <text:p>74845.1</text:p>
          </table:table-cell>
          <table:table-cell office:value-type="float" office:value="72259" calcext:value-type="float">
            <text:p>72259</text:p>
          </table:table-cell>
          <table:table-cell office:value-type="float" office:value="75345.1" calcext:value-type="float">
            <text:p>75345.1</text:p>
          </table:table-cell>
          <table:table-cell office:value-type="float" office:value="69451.4" calcext:value-type="float">
            <text:p>69451.4</text:p>
          </table:table-cell>
          <table:table-cell office:value-type="float" office:value="74977.5" calcext:value-type="float">
            <text:p>74977.5</text:p>
          </table:table-cell>
          <table:table-cell office:value-type="float" office:value="69713" calcext:value-type="float">
            <text:p>69713</text:p>
          </table:table-cell>
          <table:table-cell office:value-type="float" office:value="72237.1" calcext:value-type="float">
            <text:p>72237.1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7978.9" calcext:value-type="float">
            <text:p>7978.9</text:p>
          </table:table-cell>
          <table:table-cell office:value-type="float" office:value="13922.8" calcext:value-type="float">
            <text:p>13922.8</text:p>
          </table:table-cell>
          <table:table-cell office:value-type="float" office:value="6952.6" calcext:value-type="float">
            <text:p>6952.6</text:p>
          </table:table-cell>
          <table:table-cell office:value-type="float" office:value="22486.6" calcext:value-type="float">
            <text:p>22486.6</text:p>
          </table:table-cell>
          <table:table-cell office:value-type="float" office:value="20176.3" calcext:value-type="float">
            <text:p>20176.3</text:p>
          </table:table-cell>
          <table:table-cell office:value-type="float" office:value="20610.8" calcext:value-type="float">
            <text:p>20610.8</text:p>
          </table:table-cell>
          <table:table-cell office:value-type="float" office:value="22720.4" calcext:value-type="float">
            <text:p>22720.4</text:p>
          </table:table-cell>
          <table:table-cell office:value-type="float" office:value="21096.9" calcext:value-type="float">
            <text:p>21096.9</text:p>
          </table:table-cell>
          <table:table-cell office:value-type="float" office:value="20112.2" calcext:value-type="float">
            <text:p>20112.2</text:p>
          </table:table-cell>
          <table:table-cell/>
          <table:table-cell office:value-type="float" office:value="22027.5" calcext:value-type="float">
            <text:p>22027.5</text:p>
          </table:table-cell>
          <table:table-cell office:value-type="float" office:value="34407.7" calcext:value-type="float">
            <text:p>34407.7</text:p>
          </table:table-cell>
          <table:table-cell office:value-type="float" office:value="19859.6" calcext:value-type="float">
            <text:p>19859.6</text:p>
          </table:table-cell>
          <table:table-cell office:value-type="float" office:value="48135.3" calcext:value-type="float">
            <text:p>48135.3</text:p>
          </table:table-cell>
          <table:table-cell office:value-type="float" office:value="45263.1" calcext:value-type="float">
            <text:p>45263.1</text:p>
          </table:table-cell>
          <table:table-cell office:value-type="float" office:value="45803.3" calcext:value-type="float">
            <text:p>45803.3</text:p>
          </table:table-cell>
          <table:table-cell office:value-type="float" office:value="48487.1" calcext:value-type="float">
            <text:p>48487.1</text:p>
          </table:table-cell>
          <table:table-cell office:value-type="float" office:value="46480.8" calcext:value-type="float">
            <text:p>46480.8</text:p>
          </table:table-cell>
          <table:table-cell office:value-type="float" office:value="45235.6" calcext:value-type="float">
            <text:p>45235.6</text:p>
          </table:table-cell>
          <table:table-cell/>
          <table:table-cell office:value-type="float" office:value="41970.2" calcext:value-type="float">
            <text:p>41970.2</text:p>
          </table:table-cell>
          <table:table-cell office:value-type="float" office:value="64670.7" calcext:value-type="float">
            <text:p>64670.7</text:p>
          </table:table-cell>
          <table:table-cell office:value-type="float" office:value="38558.4" calcext:value-type="float">
            <text:p>38558.4</text:p>
          </table:table-cell>
          <table:table-cell office:value-type="float" office:value="73432.1" calcext:value-type="float">
            <text:p>73432.1</text:p>
          </table:table-cell>
          <table:table-cell office:value-type="float" office:value="73397.4" calcext:value-type="float">
            <text:p>73397.4</text:p>
          </table:table-cell>
          <table:table-cell office:value-type="float" office:value="73726.7" calcext:value-type="float">
            <text:p>73726.7</text:p>
          </table:table-cell>
          <table:table-cell office:value-type="float" office:value="74050.6" calcext:value-type="float">
            <text:p>74050.6</text:p>
          </table:table-cell>
          <table:table-cell office:value-type="float" office:value="72950.9" calcext:value-type="float">
            <text:p>72950.9</text:p>
          </table:table-cell>
          <table:table-cell office:value-type="float" office:value="72739.3" calcext:value-type="float">
            <text:p>72739.3</text:p>
          </table:table-cell>
          <table:table-cell/>
          <table:table-cell office:value-type="float" office:value="68836.6" calcext:value-type="float">
            <text:p>68836.6</text:p>
          </table:table-cell>
          <table:table-cell office:value-type="float" office:value="69768.6" calcext:value-type="float">
            <text:p>69768.6</text:p>
          </table:table-cell>
          <table:table-cell office:value-type="float" office:value="64577.6" calcext:value-type="float">
            <text:p>64577.6</text:p>
          </table:table-cell>
          <table:table-cell office:value-type="float" office:value="70220.5" calcext:value-type="float">
            <text:p>70220.5</text:p>
          </table:table-cell>
          <table:table-cell office:value-type="float" office:value="73712.8" calcext:value-type="float">
            <text:p>73712.8</text:p>
          </table:table-cell>
          <table:table-cell office:value-type="float" office:value="74046.6" calcext:value-type="float">
            <text:p>74046.6</text:p>
          </table:table-cell>
          <table:table-cell office:value-type="float" office:value="70192.3" calcext:value-type="float">
            <text:p>70192.3</text:p>
          </table:table-cell>
          <table:table-cell office:value-type="float" office:value="71872.3" calcext:value-type="float">
            <text:p>71872.3</text:p>
          </table:table-cell>
          <table:table-cell office:value-type="float" office:value="73913.5" calcext:value-type="float">
            <text:p>73913.5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20344.4" calcext:value-type="float">
            <text:p>20344.4</text:p>
          </table:table-cell>
          <table:table-cell office:value-type="float" office:value="21993.4" calcext:value-type="float">
            <text:p>21993.4</text:p>
          </table:table-cell>
          <table:table-cell office:value-type="float" office:value="22018" calcext:value-type="float">
            <text:p>22018</text:p>
          </table:table-cell>
          <table:table-cell office:value-type="float" office:value="19132.1" calcext:value-type="float">
            <text:p>19132.1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23224.7" calcext:value-type="float">
            <text:p>23224.7</text:p>
          </table:table-cell>
          <table:table-cell office:value-type="float" office:value="5107.6" calcext:value-type="float">
            <text:p>5107.6</text:p>
          </table:table-cell>
          <table:table-cell office:value-type="float" office:value="13088.8" calcext:value-type="float">
            <text:p>13088.8</text:p>
          </table:table-cell>
          <table:table-cell office:value-type="float" office:value="5684.7" calcext:value-type="float">
            <text:p>5684.7</text:p>
          </table:table-cell>
          <table:table-cell/>
          <table:table-cell office:value-type="float" office:value="45612.6" calcext:value-type="float">
            <text:p>45612.6</text:p>
          </table:table-cell>
          <table:table-cell office:value-type="float" office:value="47702.1" calcext:value-type="float">
            <text:p>47702.1</text:p>
          </table:table-cell>
          <table:table-cell office:value-type="float" office:value="47679.7" calcext:value-type="float">
            <text:p>47679.7</text:p>
          </table:table-cell>
          <table:table-cell office:value-type="float" office:value="43724.5" calcext:value-type="float">
            <text:p>43724.5</text:p>
          </table:table-cell>
          <table:table-cell office:value-type="float" office:value="44743.5" calcext:value-type="float">
            <text:p>44743.5</text:p>
          </table:table-cell>
          <table:table-cell office:value-type="float" office:value="49145.1" calcext:value-type="float">
            <text:p>49145.1</text:p>
          </table:table-cell>
          <table:table-cell office:value-type="float" office:value="19209.1" calcext:value-type="float">
            <text:p>19209.1</text:p>
          </table:table-cell>
          <table:table-cell office:value-type="float" office:value="34546.5" calcext:value-type="float">
            <text:p>34546.5</text:p>
          </table:table-cell>
          <table:table-cell office:value-type="float" office:value="16869.8" calcext:value-type="float">
            <text:p>16869.8</text:p>
          </table:table-cell>
          <table:table-cell/>
          <table:table-cell office:value-type="float" office:value="73264.2" calcext:value-type="float">
            <text:p>73264.2</text:p>
          </table:table-cell>
          <table:table-cell office:value-type="float" office:value="74231.6" calcext:value-type="float">
            <text:p>74231.6</text:p>
          </table:table-cell>
          <table:table-cell office:value-type="float" office:value="73320.1" calcext:value-type="float">
            <text:p>73320.1</text:p>
          </table:table-cell>
          <table:table-cell office:value-type="float" office:value="71396.1" calcext:value-type="float">
            <text:p>71396.1</text:p>
          </table:table-cell>
          <table:table-cell office:value-type="float" office:value="72232.7" calcext:value-type="float">
            <text:p>72232.7</text:p>
          </table:table-cell>
          <table:table-cell office:value-type="float" office:value="74227.9" calcext:value-type="float">
            <text:p>74227.9</text:p>
          </table:table-cell>
          <table:table-cell office:value-type="float" office:value="37382.8" calcext:value-type="float">
            <text:p>37382.8</text:p>
          </table:table-cell>
          <table:table-cell office:value-type="float" office:value="66052.3" calcext:value-type="float">
            <text:p>66052.3</text:p>
          </table:table-cell>
          <table:table-cell office:value-type="float" office:value="35594.3" calcext:value-type="float">
            <text:p>35594.3</text:p>
          </table:table-cell>
          <table:table-cell/>
          <table:table-cell office:value-type="float" office:value="74198.9" calcext:value-type="float">
            <text:p>74198.9</text:p>
          </table:table-cell>
          <table:table-cell office:value-type="float" office:value="73250.6" calcext:value-type="float">
            <text:p>73250.6</text:p>
          </table:table-cell>
          <table:table-cell office:value-type="float" office:value="70561.9" calcext:value-type="float">
            <text:p>70561.9</text:p>
          </table:table-cell>
          <table:table-cell office:value-type="float" office:value="73432.6" calcext:value-type="float">
            <text:p>73432.6</text:p>
          </table:table-cell>
          <table:table-cell office:value-type="float" office:value="73731.1" calcext:value-type="float">
            <text:p>73731.1</text:p>
          </table:table-cell>
          <table:table-cell office:value-type="float" office:value="71750.2" calcext:value-type="float">
            <text:p>71750.2</text:p>
          </table:table-cell>
          <table:table-cell office:value-type="float" office:value="60587.3" calcext:value-type="float">
            <text:p>60587.3</text:p>
          </table:table-cell>
          <table:table-cell office:value-type="float" office:value="79802.8" calcext:value-type="float">
            <text:p>79802.8</text:p>
          </table:table-cell>
          <table:table-cell office:value-type="float" office:value="60993.1" calcext:value-type="float">
            <text:p>60993.1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9114.1" calcext:value-type="float">
            <text:p>9114.1</text:p>
          </table:table-cell>
          <table:table-cell office:value-type="float" office:value="24090.7" calcext:value-type="float">
            <text:p>24090.7</text:p>
          </table:table-cell>
          <table:table-cell office:value-type="float" office:value="7428.8" calcext:value-type="float">
            <text:p>7428.8</text:p>
          </table:table-cell>
          <table:table-cell office:value-type="float" office:value="24225.5" calcext:value-type="float">
            <text:p>24225.5</text:p>
          </table:table-cell>
          <table:table-cell office:value-type="float" office:value="9591.5" calcext:value-type="float">
            <text:p>9591.5</text:p>
          </table:table-cell>
          <table:table-cell office:value-type="float" office:value="25075.7" calcext:value-type="float">
            <text:p>25075.7</text:p>
          </table:table-cell>
          <table:table-cell office:value-type="float" office:value="5054.3" calcext:value-type="float">
            <text:p>5054.3</text:p>
          </table:table-cell>
          <table:table-cell office:value-type="float" office:value="18089.3" calcext:value-type="float">
            <text:p>18089.3</text:p>
          </table:table-cell>
          <table:table-cell office:value-type="float" office:value="8122.5" calcext:value-type="float">
            <text:p>8122.5</text:p>
          </table:table-cell>
          <table:table-cell/>
          <table:table-cell office:value-type="float" office:value="24653.1" calcext:value-type="float">
            <text:p>24653.1</text:p>
          </table:table-cell>
          <table:table-cell office:value-type="float" office:value="50691.8" calcext:value-type="float">
            <text:p>50691.8</text:p>
          </table:table-cell>
          <table:table-cell office:value-type="float" office:value="23525.5" calcext:value-type="float">
            <text:p>23525.5</text:p>
          </table:table-cell>
          <table:table-cell office:value-type="float" office:value="50546.7" calcext:value-type="float">
            <text:p>50546.7</text:p>
          </table:table-cell>
          <table:table-cell office:value-type="float" office:value="25966.9" calcext:value-type="float">
            <text:p>25966.9</text:p>
          </table:table-cell>
          <table:table-cell office:value-type="float" office:value="51866.8" calcext:value-type="float">
            <text:p>51866.8</text:p>
          </table:table-cell>
          <table:table-cell office:value-type="float" office:value="16064" calcext:value-type="float">
            <text:p>16064</text:p>
          </table:table-cell>
          <table:table-cell office:value-type="float" office:value="42497.2" calcext:value-type="float">
            <text:p>42497.2</text:p>
          </table:table-cell>
          <table:table-cell office:value-type="float" office:value="21387.3" calcext:value-type="float">
            <text:p>21387.3</text:p>
          </table:table-cell>
          <table:table-cell/>
          <table:table-cell office:value-type="float" office:value="49389.7" calcext:value-type="float">
            <text:p>49389.7</text:p>
          </table:table-cell>
          <table:table-cell office:value-type="float" office:value="76096.2" calcext:value-type="float">
            <text:p>76096.2</text:p>
          </table:table-cell>
          <table:table-cell office:value-type="float" office:value="50426.6" calcext:value-type="float">
            <text:p>50426.6</text:p>
          </table:table-cell>
          <table:table-cell office:value-type="float" office:value="74677.1" calcext:value-type="float">
            <text:p>74677.1</text:p>
          </table:table-cell>
          <table:table-cell office:value-type="float" office:value="51317.8" calcext:value-type="float">
            <text:p>51317.8</text:p>
          </table:table-cell>
          <table:table-cell office:value-type="float" office:value="74687.9" calcext:value-type="float">
            <text:p>74687.9</text:p>
          </table:table-cell>
          <table:table-cell office:value-type="float" office:value="35264.1" calcext:value-type="float">
            <text:p>35264.1</text:p>
          </table:table-cell>
          <table:table-cell office:value-type="float" office:value="72235.4" calcext:value-type="float">
            <text:p>72235.4</text:p>
          </table:table-cell>
          <table:table-cell office:value-type="float" office:value="40879.7" calcext:value-type="float">
            <text:p>40879.7</text:p>
          </table:table-cell>
          <table:table-cell/>
          <table:table-cell office:value-type="float" office:value="75345.1" calcext:value-type="float">
            <text:p>75345.1</text:p>
          </table:table-cell>
          <table:table-cell office:value-type="float" office:value="69451.4" calcext:value-type="float">
            <text:p>69451.4</text:p>
          </table:table-cell>
          <table:table-cell office:value-type="float" office:value="74977.5" calcext:value-type="float">
            <text:p>74977.5</text:p>
          </table:table-cell>
          <table:table-cell office:value-type="float" office:value="69713" calcext:value-type="float">
            <text:p>69713</text:p>
          </table:table-cell>
          <table:table-cell office:value-type="float" office:value="72237.1" calcext:value-type="float">
            <text:p>72237.1</text:p>
          </table:table-cell>
          <table:table-cell office:value-type="float" office:value="68803.6" calcext:value-type="float">
            <text:p>68803.6</text:p>
          </table:table-cell>
          <table:table-cell office:value-type="float" office:value="64137.7" calcext:value-type="float">
            <text:p>64137.7</text:p>
          </table:table-cell>
          <table:table-cell office:value-type="float" office:value="78547.3" calcext:value-type="float">
            <text:p>78547.3</text:p>
          </table:table-cell>
          <table:table-cell office:value-type="float" office:value="67329.1" calcext:value-type="float">
            <text:p>67329.1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8122.5" calcext:value-type="float">
            <text:p>8122.5</text:p>
          </table:table-cell>
          <table:table-cell office:value-type="float" office:value="18396.5" calcext:value-type="float">
            <text:p>18396.5</text:p>
          </table:table-cell>
          <table:table-cell office:value-type="float" office:value="4984.6" calcext:value-type="float">
            <text:p>4984.6</text:p>
          </table:table-cell>
          <table:table-cell office:value-type="float" office:value="25268.1" calcext:value-type="float">
            <text:p>25268.1</text:p>
          </table:table-cell>
          <table:table-cell office:value-type="float" office:value="9484.6" calcext:value-type="float">
            <text:p>9484.6</text:p>
          </table:table-cell>
          <table:table-cell office:value-type="float" office:value="24466.2" calcext:value-type="float">
            <text:p>24466.2</text:p>
          </table:table-cell>
          <table:table-cell office:value-type="float" office:value="7270.6" calcext:value-type="float">
            <text:p>7270.6</text:p>
          </table:table-cell>
          <table:table-cell office:value-type="float" office:value="23797.8" calcext:value-type="float">
            <text:p>23797.8</text:p>
          </table:table-cell>
          <table:table-cell office:value-type="float" office:value="9114.1" calcext:value-type="float">
            <text:p>9114.1</text:p>
          </table:table-cell>
          <table:table-cell/>
          <table:table-cell office:value-type="float" office:value="21387.3" calcext:value-type="float">
            <text:p>21387.3</text:p>
          </table:table-cell>
          <table:table-cell office:value-type="float" office:value="43204" calcext:value-type="float">
            <text:p>43204</text:p>
          </table:table-cell>
          <table:table-cell office:value-type="float" office:value="15660.2" calcext:value-type="float">
            <text:p>15660.2</text:p>
          </table:table-cell>
          <table:table-cell office:value-type="float" office:value="51891.1" calcext:value-type="float">
            <text:p>51891.1</text:p>
          </table:table-cell>
          <table:table-cell office:value-type="float" office:value="25554.9" calcext:value-type="float">
            <text:p>25554.9</text:p>
          </table:table-cell>
          <table:table-cell office:value-type="float" office:value="50944" calcext:value-type="float">
            <text:p>50944</text:p>
          </table:table-cell>
          <table:table-cell office:value-type="float" office:value="23046.2" calcext:value-type="float">
            <text:p>23046.2</text:p>
          </table:table-cell>
          <table:table-cell office:value-type="float" office:value="50249.5" calcext:value-type="float">
            <text:p>50249.5</text:p>
          </table:table-cell>
          <table:table-cell office:value-type="float" office:value="24653.1" calcext:value-type="float">
            <text:p>24653.1</text:p>
          </table:table-cell>
          <table:table-cell/>
          <table:table-cell office:value-type="float" office:value="40879.7" calcext:value-type="float">
            <text:p>40879.7</text:p>
          </table:table-cell>
          <table:table-cell office:value-type="float" office:value="68922" calcext:value-type="float">
            <text:p>68922</text:p>
          </table:table-cell>
          <table:table-cell office:value-type="float" office:value="34170.4" calcext:value-type="float">
            <text:p>34170.4</text:p>
          </table:table-cell>
          <table:table-cell office:value-type="float" office:value="76605.6" calcext:value-type="float">
            <text:p>76605.6</text:p>
          </table:table-cell>
          <table:table-cell office:value-type="float" office:value="50467.1" calcext:value-type="float">
            <text:p>50467.1</text:p>
          </table:table-cell>
          <table:table-cell office:value-type="float" office:value="75835.8" calcext:value-type="float">
            <text:p>75835.8</text:p>
          </table:table-cell>
          <table:table-cell office:value-type="float" office:value="49404" calcext:value-type="float">
            <text:p>49404</text:p>
          </table:table-cell>
          <table:table-cell office:value-type="float" office:value="75617.1" calcext:value-type="float">
            <text:p>75617.1</text:p>
          </table:table-cell>
          <table:table-cell office:value-type="float" office:value="49389.7" calcext:value-type="float">
            <text:p>49389.7</text:p>
          </table:table-cell>
          <table:table-cell/>
          <table:table-cell office:value-type="float" office:value="67329.1" calcext:value-type="float">
            <text:p>67329.1</text:p>
          </table:table-cell>
          <table:table-cell office:value-type="float" office:value="67147.5" calcext:value-type="float">
            <text:p>67147.5</text:p>
          </table:table-cell>
          <table:table-cell office:value-type="float" office:value="62412.8" calcext:value-type="float">
            <text:p>62412.8</text:p>
          </table:table-cell>
          <table:table-cell office:value-type="float" office:value="72196.6" calcext:value-type="float">
            <text:p>72196.6</text:p>
          </table:table-cell>
          <table:table-cell office:value-type="float" office:value="78529.8" calcext:value-type="float">
            <text:p>78529.8</text:p>
          </table:table-cell>
          <table:table-cell office:value-type="float" office:value="70693.4" calcext:value-type="float">
            <text:p>70693.4</text:p>
          </table:table-cell>
          <table:table-cell office:value-type="float" office:value="74845.1" calcext:value-type="float">
            <text:p>74845.1</text:p>
          </table:table-cell>
          <table:table-cell office:value-type="float" office:value="72259" calcext:value-type="float">
            <text:p>72259</text:p>
          </table:table-cell>
          <table:table-cell office:value-type="float" office:value="75345.1" calcext:value-type="float">
            <text:p>75345.1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5684.7" calcext:value-type="float">
            <text:p>5684.7</text:p>
          </table:table-cell>
          <table:table-cell office:value-type="float" office:value="13456.4" calcext:value-type="float">
            <text:p>13456.4</text:p>
          </table:table-cell>
          <table:table-cell office:value-type="float" office:value="5018.1" calcext:value-type="float">
            <text:p>5018.1</text:p>
          </table:table-cell>
          <table:table-cell office:value-type="float" office:value="23454.8" calcext:value-type="float">
            <text:p>23454.8</text:p>
          </table:table-cell>
          <table:table-cell office:value-type="float" office:value="20203.9" calcext:value-type="float">
            <text:p>20203.9</text:p>
          </table:table-cell>
          <table:table-cell office:value-type="float" office:value="19599.6" calcext:value-type="float">
            <text:p>19599.6</text:p>
          </table:table-cell>
          <table:table-cell office:value-type="float" office:value="21946.2" calcext:value-type="float">
            <text:p>21946.2</text:p>
          </table:table-cell>
          <table:table-cell office:value-type="float" office:value="22071.9" calcext:value-type="float">
            <text:p>22071.9</text:p>
          </table:table-cell>
          <table:table-cell office:value-type="float" office:value="20344.4" calcext:value-type="float">
            <text:p>20344.4</text:p>
          </table:table-cell>
          <table:table-cell/>
          <table:table-cell office:value-type="float" office:value="16869.8" calcext:value-type="float">
            <text:p>16869.8</text:p>
          </table:table-cell>
          <table:table-cell office:value-type="float" office:value="35829.3" calcext:value-type="float">
            <text:p>35829.3</text:p>
          </table:table-cell>
          <table:table-cell office:value-type="float" office:value="18293.2" calcext:value-type="float">
            <text:p>18293.2</text:p>
          </table:table-cell>
          <table:table-cell office:value-type="float" office:value="49224.5" calcext:value-type="float">
            <text:p>49224.5</text:p>
          </table:table-cell>
          <table:table-cell office:value-type="float" office:value="45290" calcext:value-type="float">
            <text:p>45290</text:p>
          </table:table-cell>
          <table:table-cell office:value-type="float" office:value="44533.1" calcext:value-type="float">
            <text:p>44533.1</text:p>
          </table:table-cell>
          <table:table-cell office:value-type="float" office:value="47626.9" calcext:value-type="float">
            <text:p>47626.9</text:p>
          </table:table-cell>
          <table:table-cell office:value-type="float" office:value="47619.1" calcext:value-type="float">
            <text:p>47619.1</text:p>
          </table:table-cell>
          <table:table-cell office:value-type="float" office:value="45612.6" calcext:value-type="float">
            <text:p>45612.6</text:p>
          </table:table-cell>
          <table:table-cell/>
          <table:table-cell office:value-type="float" office:value="35594.3" calcext:value-type="float">
            <text:p>35594.3</text:p>
          </table:table-cell>
          <table:table-cell office:value-type="float" office:value="67101.6" calcext:value-type="float">
            <text:p>67101.6</text:p>
          </table:table-cell>
          <table:table-cell office:value-type="float" office:value="34670.4" calcext:value-type="float">
            <text:p>34670.4</text:p>
          </table:table-cell>
          <table:table-cell office:value-type="float" office:value="74680.5" calcext:value-type="float">
            <text:p>74680.5</text:p>
          </table:table-cell>
          <table:table-cell office:value-type="float" office:value="73400.4" calcext:value-type="float">
            <text:p>73400.4</text:p>
          </table:table-cell>
          <table:table-cell office:value-type="float" office:value="73365.2" calcext:value-type="float">
            <text:p>73365.2</text:p>
          </table:table-cell>
          <table:table-cell office:value-type="float" office:value="74232.5" calcext:value-type="float">
            <text:p>74232.5</text:p>
          </table:table-cell>
          <table:table-cell office:value-type="float" office:value="73371.4" calcext:value-type="float">
            <text:p>73371.4</text:p>
          </table:table-cell>
          <table:table-cell office:value-type="float" office:value="73264.2" calcext:value-type="float">
            <text:p>73264.2</text:p>
          </table:table-cell>
          <table:table-cell/>
          <table:table-cell office:value-type="float" office:value="60993.1" calcext:value-type="float">
            <text:p>60993.1</text:p>
          </table:table-cell>
          <table:table-cell office:value-type="float" office:value="69792.8" calcext:value-type="float">
            <text:p>69792.8</text:p>
          </table:table-cell>
          <table:table-cell office:value-type="float" office:value="56740.9" calcext:value-type="float">
            <text:p>56740.9</text:p>
          </table:table-cell>
          <table:table-cell office:value-type="float" office:value="72319" calcext:value-type="float">
            <text:p>72319</text:p>
          </table:table-cell>
          <table:table-cell office:value-type="float" office:value="73343.6" calcext:value-type="float">
            <text:p>73343.6</text:p>
          </table:table-cell>
          <table:table-cell office:value-type="float" office:value="74177.4" calcext:value-type="float">
            <text:p>74177.4</text:p>
          </table:table-cell>
          <table:table-cell office:value-type="float" office:value="72908" calcext:value-type="float">
            <text:p>72908</text:p>
          </table:table-cell>
          <table:table-cell office:value-type="float" office:value="70782.1" calcext:value-type="float">
            <text:p>70782.1</text:p>
          </table:table-cell>
          <table:table-cell office:value-type="float" office:value="74198.9" calcext:value-type="float">
            <text:p>74198.9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20112.2" calcext:value-type="float">
            <text:p>20112.2</text:p>
          </table:table-cell>
          <table:table-cell office:value-type="float" office:value="22100.4" calcext:value-type="float">
            <text:p>22100.4</text:p>
          </table:table-cell>
          <table:table-cell office:value-type="float" office:value="8008.9" calcext:value-type="float">
            <text:p>8008.9</text:p>
          </table:table-cell>
          <table:table-cell office:value-type="float" office:value="22707.6" calcext:value-type="float">
            <text:p>22707.6</text:p>
          </table:table-cell>
          <table:table-cell office:value-type="float" office:value="11626.8" calcext:value-type="float">
            <text:p>11626.8</text:p>
          </table:table-cell>
          <table:table-cell office:value-type="float" office:value="15852.6" calcext:value-type="float">
            <text:p>15852.6</text:p>
          </table:table-cell>
          <table:table-cell office:value-type="float" office:value="3686.7" calcext:value-type="float">
            <text:p>3686.7</text:p>
          </table:table-cell>
          <table:table-cell office:value-type="float" office:value="17208.4" calcext:value-type="float">
            <text:p>17208.4</text:p>
          </table:table-cell>
          <table:table-cell office:value-type="float" office:value="7978.9" calcext:value-type="float">
            <text:p>7978.9</text:p>
          </table:table-cell>
          <table:table-cell/>
          <table:table-cell office:value-type="float" office:value="45235.6" calcext:value-type="float">
            <text:p>45235.6</text:p>
          </table:table-cell>
          <table:table-cell office:value-type="float" office:value="48007.8" calcext:value-type="float">
            <text:p>48007.8</text:p>
          </table:table-cell>
          <table:table-cell office:value-type="float" office:value="24306.3" calcext:value-type="float">
            <text:p>24306.3</text:p>
          </table:table-cell>
          <table:table-cell office:value-type="float" office:value="48704" calcext:value-type="float">
            <text:p>48704</text:p>
          </table:table-cell>
          <table:table-cell office:value-type="float" office:value="29942.8" calcext:value-type="float">
            <text:p>29942.8</text:p>
          </table:table-cell>
          <table:table-cell office:value-type="float" office:value="39622.4" calcext:value-type="float">
            <text:p>39622.4</text:p>
          </table:table-cell>
          <table:table-cell office:value-type="float" office:value="14073.9" calcext:value-type="float">
            <text:p>14073.9</text:p>
          </table:table-cell>
          <table:table-cell office:value-type="float" office:value="43383.6" calcext:value-type="float">
            <text:p>43383.6</text:p>
          </table:table-cell>
          <table:table-cell office:value-type="float" office:value="22027.5" calcext:value-type="float">
            <text:p>22027.5</text:p>
          </table:table-cell>
          <table:table-cell/>
          <table:table-cell office:value-type="float" office:value="72739.3" calcext:value-type="float">
            <text:p>72739.3</text:p>
          </table:table-cell>
          <table:table-cell office:value-type="float" office:value="74191.3" calcext:value-type="float">
            <text:p>74191.3</text:p>
          </table:table-cell>
          <table:table-cell office:value-type="float" office:value="50149.9" calcext:value-type="float">
            <text:p>50149.9</text:p>
          </table:table-cell>
          <table:table-cell office:value-type="float" office:value="74464.6" calcext:value-type="float">
            <text:p>74464.6</text:p>
          </table:table-cell>
          <table:table-cell office:value-type="float" office:value="55705.1" calcext:value-type="float">
            <text:p>55705.1</text:p>
          </table:table-cell>
          <table:table-cell office:value-type="float" office:value="71347.6" calcext:value-type="float">
            <text:p>71347.6</text:p>
          </table:table-cell>
          <table:table-cell office:value-type="float" office:value="29978.7" calcext:value-type="float">
            <text:p>29978.7</text:p>
          </table:table-cell>
          <table:table-cell office:value-type="float" office:value="72475.5" calcext:value-type="float">
            <text:p>72475.5</text:p>
          </table:table-cell>
          <table:table-cell office:value-type="float" office:value="41970.2" calcext:value-type="float">
            <text:p>41970.2</text:p>
          </table:table-cell>
          <table:table-cell/>
          <table:table-cell office:value-type="float" office:value="73913.5" calcext:value-type="float">
            <text:p>73913.5</text:p>
          </table:table-cell>
          <table:table-cell office:value-type="float" office:value="71811" calcext:value-type="float">
            <text:p>71811</text:p>
          </table:table-cell>
          <table:table-cell office:value-type="float" office:value="69734.8" calcext:value-type="float">
            <text:p>69734.8</text:p>
          </table:table-cell>
          <table:table-cell office:value-type="float" office:value="71275.7" calcext:value-type="float">
            <text:p>71275.7</text:p>
          </table:table-cell>
          <table:table-cell office:value-type="float" office:value="70817.8" calcext:value-type="float">
            <text:p>70817.8</text:p>
          </table:table-cell>
          <table:table-cell office:value-type="float" office:value="76419.4" calcext:value-type="float">
            <text:p>76419.4</text:p>
          </table:table-cell>
          <table:table-cell office:value-type="float" office:value="54166.3" calcext:value-type="float">
            <text:p>54166.3</text:p>
          </table:table-cell>
          <table:table-cell office:value-type="float" office:value="74181" calcext:value-type="float">
            <text:p>74181</text:p>
          </table:table-cell>
          <table:table-cell office:value-type="float" office:value="68836.6" calcext:value-type="float">
            <text:p>68836.6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9591.5" calcext:value-type="float">
            <text:p>9591.5</text:p>
          </table:table-cell>
          <table:table-cell office:value-type="float" office:value="25075.7" calcext:value-type="float">
            <text:p>25075.7</text:p>
          </table:table-cell>
          <table:table-cell office:value-type="float" office:value="5054.3" calcext:value-type="float">
            <text:p>5054.3</text:p>
          </table:table-cell>
          <table:table-cell office:value-type="float" office:value="18089.3" calcext:value-type="float">
            <text:p>18089.3</text:p>
          </table:table-cell>
          <table:table-cell office:value-type="float" office:value="8122.5" calcext:value-type="float">
            <text:p>8122.5</text:p>
          </table:table-cell>
          <table:table-cell office:value-type="float" office:value="18396.5" calcext:value-type="float">
            <text:p>18396.5</text:p>
          </table:table-cell>
          <table:table-cell office:value-type="float" office:value="4984.6" calcext:value-type="float">
            <text:p>4984.6</text:p>
          </table:table-cell>
          <table:table-cell office:value-type="float" office:value="25268.1" calcext:value-type="float">
            <text:p>25268.1</text:p>
          </table:table-cell>
          <table:table-cell office:value-type="float" office:value="9484.6" calcext:value-type="float">
            <text:p>9484.6</text:p>
          </table:table-cell>
          <table:table-cell/>
          <table:table-cell office:value-type="float" office:value="25966.9" calcext:value-type="float">
            <text:p>25966.9</text:p>
          </table:table-cell>
          <table:table-cell office:value-type="float" office:value="51866.8" calcext:value-type="float">
            <text:p>51866.8</text:p>
          </table:table-cell>
          <table:table-cell office:value-type="float" office:value="16064" calcext:value-type="float">
            <text:p>16064</text:p>
          </table:table-cell>
          <table:table-cell office:value-type="float" office:value="42497.2" calcext:value-type="float">
            <text:p>42497.2</text:p>
          </table:table-cell>
          <table:table-cell office:value-type="float" office:value="21387.3" calcext:value-type="float">
            <text:p>21387.3</text:p>
          </table:table-cell>
          <table:table-cell office:value-type="float" office:value="43204" calcext:value-type="float">
            <text:p>43204</text:p>
          </table:table-cell>
          <table:table-cell office:value-type="float" office:value="15660.2" calcext:value-type="float">
            <text:p>15660.2</text:p>
          </table:table-cell>
          <table:table-cell office:value-type="float" office:value="51891.1" calcext:value-type="float">
            <text:p>51891.1</text:p>
          </table:table-cell>
          <table:table-cell office:value-type="float" office:value="25554.9" calcext:value-type="float">
            <text:p>25554.9</text:p>
          </table:table-cell>
          <table:table-cell/>
          <table:table-cell office:value-type="float" office:value="51317.8" calcext:value-type="float">
            <text:p>51317.8</text:p>
          </table:table-cell>
          <table:table-cell office:value-type="float" office:value="74687.9" calcext:value-type="float">
            <text:p>74687.9</text:p>
          </table:table-cell>
          <table:table-cell office:value-type="float" office:value="35264.1" calcext:value-type="float">
            <text:p>35264.1</text:p>
          </table:table-cell>
          <table:table-cell office:value-type="float" office:value="72235.4" calcext:value-type="float">
            <text:p>72235.4</text:p>
          </table:table-cell>
          <table:table-cell office:value-type="float" office:value="40879.7" calcext:value-type="float">
            <text:p>40879.7</text:p>
          </table:table-cell>
          <table:table-cell office:value-type="float" office:value="68922" calcext:value-type="float">
            <text:p>68922</text:p>
          </table:table-cell>
          <table:table-cell office:value-type="float" office:value="34170.4" calcext:value-type="float">
            <text:p>34170.4</text:p>
          </table:table-cell>
          <table:table-cell office:value-type="float" office:value="76605.6" calcext:value-type="float">
            <text:p>76605.6</text:p>
          </table:table-cell>
          <table:table-cell office:value-type="float" office:value="50467.1" calcext:value-type="float">
            <text:p>50467.1</text:p>
          </table:table-cell>
          <table:table-cell/>
          <table:table-cell office:value-type="float" office:value="72237.1" calcext:value-type="float">
            <text:p>72237.1</text:p>
          </table:table-cell>
          <table:table-cell office:value-type="float" office:value="68803.6" calcext:value-type="float">
            <text:p>68803.6</text:p>
          </table:table-cell>
          <table:table-cell office:value-type="float" office:value="64137.7" calcext:value-type="float">
            <text:p>64137.7</text:p>
          </table:table-cell>
          <table:table-cell office:value-type="float" office:value="78547.3" calcext:value-type="float">
            <text:p>78547.3</text:p>
          </table:table-cell>
          <table:table-cell office:value-type="float" office:value="67329.1" calcext:value-type="float">
            <text:p>67329.1</text:p>
          </table:table-cell>
          <table:table-cell office:value-type="float" office:value="67147.5" calcext:value-type="float">
            <text:p>67147.5</text:p>
          </table:table-cell>
          <table:table-cell office:value-type="float" office:value="62412.8" calcext:value-type="float">
            <text:p>62412.8</text:p>
          </table:table-cell>
          <table:table-cell office:value-type="float" office:value="72196.6" calcext:value-type="float">
            <text:p>72196.6</text:p>
          </table:table-cell>
          <table:table-cell office:value-type="float" office:value="78529.8" calcext:value-type="float">
            <text:p>78529.8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7974.5" calcext:value-type="float">
            <text:p>7974.5</text:p>
          </table:table-cell>
          <table:table-cell office:value-type="float" office:value="17231" calcext:value-type="float">
            <text:p>17231</text:p>
          </table:table-cell>
          <table:table-cell office:value-type="float" office:value="3626.2" calcext:value-type="float">
            <text:p>3626.2</text:p>
          </table:table-cell>
          <table:table-cell office:value-type="float" office:value="16101.8" calcext:value-type="float">
            <text:p>16101.8</text:p>
          </table:table-cell>
          <table:table-cell office:value-type="float" office:value="11549.5" calcext:value-type="float">
            <text:p>11549.5</text:p>
          </table:table-cell>
          <table:table-cell office:value-type="float" office:value="22804.1" calcext:value-type="float">
            <text:p>22804.1</text:p>
          </table:table-cell>
          <table:table-cell office:value-type="float" office:value="7781.7" calcext:value-type="float">
            <text:p>7781.7</text:p>
          </table:table-cell>
          <table:table-cell office:value-type="float" office:value="22285.5" calcext:value-type="float">
            <text:p>22285.5</text:p>
          </table:table-cell>
          <table:table-cell office:value-type="float" office:value="20206.3" calcext:value-type="float">
            <text:p>20206.3</text:p>
          </table:table-cell>
          <table:table-cell/>
          <table:table-cell office:value-type="float" office:value="22323.4" calcext:value-type="float">
            <text:p>22323.4</text:p>
          </table:table-cell>
          <table:table-cell office:value-type="float" office:value="43501.5" calcext:value-type="float">
            <text:p>43501.5</text:p>
          </table:table-cell>
          <table:table-cell office:value-type="float" office:value="13758.5" calcext:value-type="float">
            <text:p>13758.5</text:p>
          </table:table-cell>
          <table:table-cell office:value-type="float" office:value="40449" calcext:value-type="float">
            <text:p>40449</text:p>
          </table:table-cell>
          <table:table-cell office:value-type="float" office:value="29476.6" calcext:value-type="float">
            <text:p>29476.6</text:p>
          </table:table-cell>
          <table:table-cell office:value-type="float" office:value="48527.8" calcext:value-type="float">
            <text:p>48527.8</text:p>
          </table:table-cell>
          <table:table-cell office:value-type="float" office:value="23408" calcext:value-type="float">
            <text:p>23408</text:p>
          </table:table-cell>
          <table:table-cell office:value-type="float" office:value="48257.6" calcext:value-type="float">
            <text:p>48257.6</text:p>
          </table:table-cell>
          <table:table-cell office:value-type="float" office:value="45341.5" calcext:value-type="float">
            <text:p>45341.5</text:p>
          </table:table-cell>
          <table:table-cell/>
          <table:table-cell office:value-type="float" office:value="43073.3" calcext:value-type="float">
            <text:p>43073.3</text:p>
          </table:table-cell>
          <table:table-cell office:value-type="float" office:value="71829.9" calcext:value-type="float">
            <text:p>71829.9</text:p>
          </table:table-cell>
          <table:table-cell office:value-type="float" office:value="29210.5" calcext:value-type="float">
            <text:p>29210.5</text:p>
          </table:table-cell>
          <table:table-cell office:value-type="float" office:value="70989" calcext:value-type="float">
            <text:p>70989</text:p>
          </table:table-cell>
          <table:table-cell office:value-type="float" office:value="54930.9" calcext:value-type="float">
            <text:p>54930.9</text:p>
          </table:table-cell>
          <table:table-cell office:value-type="float" office:value="73583.7" calcext:value-type="float">
            <text:p>73583.7</text:p>
          </table:table-cell>
          <table:table-cell office:value-type="float" office:value="48509.5" calcext:value-type="float">
            <text:p>48509.5</text:p>
          </table:table-cell>
          <table:table-cell office:value-type="float" office:value="75130.7" calcext:value-type="float">
            <text:p>75130.7</text:p>
          </table:table-cell>
          <table:table-cell office:value-type="float" office:value="73305.4" calcext:value-type="float">
            <text:p>73305.4</text:p>
          </table:table-cell>
          <table:table-cell/>
          <table:table-cell office:value-type="float" office:value="68165.7" calcext:value-type="float">
            <text:p>68165.7</text:p>
          </table:table-cell>
          <table:table-cell office:value-type="float" office:value="71048" calcext:value-type="float">
            <text:p>71048</text:p>
          </table:table-cell>
          <table:table-cell office:value-type="float" office:value="52544" calcext:value-type="float">
            <text:p>52544</text:p>
          </table:table-cell>
          <table:table-cell office:value-type="float" office:value="73626.2" calcext:value-type="float">
            <text:p>73626.2</text:p>
          </table:table-cell>
          <table:table-cell office:value-type="float" office:value="81753" calcext:value-type="float">
            <text:p>81753</text:p>
          </table:table-cell>
          <table:table-cell office:value-type="float" office:value="69953" calcext:value-type="float">
            <text:p>69953</text:p>
          </table:table-cell>
          <table:table-cell office:value-type="float" office:value="78926" calcext:value-type="float">
            <text:p>78926</text:p>
          </table:table-cell>
          <table:table-cell office:value-type="float" office:value="72880.6" calcext:value-type="float">
            <text:p>72880.6</text:p>
          </table:table-cell>
          <table:table-cell office:value-type="float" office:value="74220.3" calcext:value-type="float">
            <text:p>74220.3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19947.8" calcext:value-type="float">
            <text:p>19947.8</text:p>
          </table:table-cell>
          <table:table-cell office:value-type="float" office:value="22448.8" calcext:value-type="float">
            <text:p>22448.8</text:p>
          </table:table-cell>
          <table:table-cell office:value-type="float" office:value="7165.1" calcext:value-type="float">
            <text:p>7165.1</text:p>
          </table:table-cell>
          <table:table-cell office:value-type="float" office:value="13700.6" calcext:value-type="float">
            <text:p>13700.6</text:p>
          </table:table-cell>
          <table:table-cell office:value-type="float" office:value="7974.5" calcext:value-type="float">
            <text:p>7974.5</text:p>
          </table:table-cell>
          <table:table-cell office:value-type="float" office:value="17231" calcext:value-type="float">
            <text:p>17231</text:p>
          </table:table-cell>
          <table:table-cell office:value-type="float" office:value="3626.2" calcext:value-type="float">
            <text:p>3626.2</text:p>
          </table:table-cell>
          <table:table-cell office:value-type="float" office:value="16101.8" calcext:value-type="float">
            <text:p>16101.8</text:p>
          </table:table-cell>
          <table:table-cell office:value-type="float" office:value="11549.5" calcext:value-type="float">
            <text:p>11549.5</text:p>
          </table:table-cell>
          <table:table-cell/>
          <table:table-cell office:value-type="float" office:value="44959.9" calcext:value-type="float">
            <text:p>44959.9</text:p>
          </table:table-cell>
          <table:table-cell office:value-type="float" office:value="48406.9" calcext:value-type="float">
            <text:p>48406.9</text:p>
          </table:table-cell>
          <table:table-cell office:value-type="float" office:value="21120.8" calcext:value-type="float">
            <text:p>21120.8</text:p>
          </table:table-cell>
          <table:table-cell office:value-type="float" office:value="33497.1" calcext:value-type="float">
            <text:p>33497.1</text:p>
          </table:table-cell>
          <table:table-cell office:value-type="float" office:value="22323.4" calcext:value-type="float">
            <text:p>22323.4</text:p>
          </table:table-cell>
          <table:table-cell office:value-type="float" office:value="43501.5" calcext:value-type="float">
            <text:p>43501.5</text:p>
          </table:table-cell>
          <table:table-cell office:value-type="float" office:value="13758.5" calcext:value-type="float">
            <text:p>13758.5</text:p>
          </table:table-cell>
          <table:table-cell office:value-type="float" office:value="40449" calcext:value-type="float">
            <text:p>40449</text:p>
          </table:table-cell>
          <table:table-cell office:value-type="float" office:value="29476.6" calcext:value-type="float">
            <text:p>29476.6</text:p>
          </table:table-cell>
          <table:table-cell/>
          <table:table-cell office:value-type="float" office:value="72463.1" calcext:value-type="float">
            <text:p>72463.1</text:p>
          </table:table-cell>
          <table:table-cell office:value-type="float" office:value="74284" calcext:value-type="float">
            <text:p>74284</text:p>
          </table:table-cell>
          <table:table-cell office:value-type="float" office:value="41731" calcext:value-type="float">
            <text:p>41731</text:p>
          </table:table-cell>
          <table:table-cell office:value-type="float" office:value="63411.9" calcext:value-type="float">
            <text:p>63411.9</text:p>
          </table:table-cell>
          <table:table-cell office:value-type="float" office:value="43073.3" calcext:value-type="float">
            <text:p>43073.3</text:p>
          </table:table-cell>
          <table:table-cell office:value-type="float" office:value="71829.9" calcext:value-type="float">
            <text:p>71829.9</text:p>
          </table:table-cell>
          <table:table-cell office:value-type="float" office:value="29210.5" calcext:value-type="float">
            <text:p>29210.5</text:p>
          </table:table-cell>
          <table:table-cell office:value-type="float" office:value="70989" calcext:value-type="float">
            <text:p>70989</text:p>
          </table:table-cell>
          <table:table-cell office:value-type="float" office:value="54930.9" calcext:value-type="float">
            <text:p>54930.9</text:p>
          </table:table-cell>
          <table:table-cell/>
          <table:table-cell office:value-type="float" office:value="73799.8" calcext:value-type="float">
            <text:p>73799.8</text:p>
          </table:table-cell>
          <table:table-cell office:value-type="float" office:value="71305.5" calcext:value-type="float">
            <text:p>71305.5</text:p>
          </table:table-cell>
          <table:table-cell office:value-type="float" office:value="63880.1" calcext:value-type="float">
            <text:p>63880.1</text:p>
          </table:table-cell>
          <table:table-cell office:value-type="float" office:value="82361.9" calcext:value-type="float">
            <text:p>82361.9</text:p>
          </table:table-cell>
          <table:table-cell office:value-type="float" office:value="68165.7" calcext:value-type="float">
            <text:p>68165.7</text:p>
          </table:table-cell>
          <table:table-cell office:value-type="float" office:value="71048" calcext:value-type="float">
            <text:p>71048</text:p>
          </table:table-cell>
          <table:table-cell office:value-type="float" office:value="52544" calcext:value-type="float">
            <text:p>52544</text:p>
          </table:table-cell>
          <table:table-cell office:value-type="float" office:value="73626.2" calcext:value-type="float">
            <text:p>73626.2</text:p>
          </table:table-cell>
          <table:table-cell office:value-type="float" office:value="81753" calcext:value-type="float">
            <text:p>81753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11626.8" calcext:value-type="float">
            <text:p>11626.8</text:p>
          </table:table-cell>
          <table:table-cell office:value-type="float" office:value="15852.6" calcext:value-type="float">
            <text:p>15852.6</text:p>
          </table:table-cell>
          <table:table-cell office:value-type="float" office:value="3686.7" calcext:value-type="float">
            <text:p>3686.7</text:p>
          </table:table-cell>
          <table:table-cell office:value-type="float" office:value="17208.4" calcext:value-type="float">
            <text:p>17208.4</text:p>
          </table:table-cell>
          <table:table-cell office:value-type="float" office:value="7978.9" calcext:value-type="float">
            <text:p>7978.9</text:p>
          </table:table-cell>
          <table:table-cell office:value-type="float" office:value="13922.8" calcext:value-type="float">
            <text:p>13922.8</text:p>
          </table:table-cell>
          <table:table-cell office:value-type="float" office:value="6952.6" calcext:value-type="float">
            <text:p>6952.6</text:p>
          </table:table-cell>
          <table:table-cell office:value-type="float" office:value="22486.6" calcext:value-type="float">
            <text:p>22486.6</text:p>
          </table:table-cell>
          <table:table-cell office:value-type="float" office:value="20176.3" calcext:value-type="float">
            <text:p>20176.3</text:p>
          </table:table-cell>
          <table:table-cell/>
          <table:table-cell office:value-type="float" office:value="29942.8" calcext:value-type="float">
            <text:p>29942.8</text:p>
          </table:table-cell>
          <table:table-cell office:value-type="float" office:value="39622.4" calcext:value-type="float">
            <text:p>39622.4</text:p>
          </table:table-cell>
          <table:table-cell office:value-type="float" office:value="14073.9" calcext:value-type="float">
            <text:p>14073.9</text:p>
          </table:table-cell>
          <table:table-cell office:value-type="float" office:value="43383.6" calcext:value-type="float">
            <text:p>43383.6</text:p>
          </table:table-cell>
          <table:table-cell office:value-type="float" office:value="22027.5" calcext:value-type="float">
            <text:p>22027.5</text:p>
          </table:table-cell>
          <table:table-cell office:value-type="float" office:value="34407.7" calcext:value-type="float">
            <text:p>34407.7</text:p>
          </table:table-cell>
          <table:table-cell office:value-type="float" office:value="19859.6" calcext:value-type="float">
            <text:p>19859.6</text:p>
          </table:table-cell>
          <table:table-cell office:value-type="float" office:value="48135.3" calcext:value-type="float">
            <text:p>48135.3</text:p>
          </table:table-cell>
          <table:table-cell office:value-type="float" office:value="45263.1" calcext:value-type="float">
            <text:p>45263.1</text:p>
          </table:table-cell>
          <table:table-cell/>
          <table:table-cell office:value-type="float" office:value="55705.1" calcext:value-type="float">
            <text:p>55705.1</text:p>
          </table:table-cell>
          <table:table-cell office:value-type="float" office:value="71347.6" calcext:value-type="float">
            <text:p>71347.6</text:p>
          </table:table-cell>
          <table:table-cell office:value-type="float" office:value="29978.7" calcext:value-type="float">
            <text:p>29978.7</text:p>
          </table:table-cell>
          <table:table-cell office:value-type="float" office:value="72475.5" calcext:value-type="float">
            <text:p>72475.5</text:p>
          </table:table-cell>
          <table:table-cell office:value-type="float" office:value="41970.2" calcext:value-type="float">
            <text:p>41970.2</text:p>
          </table:table-cell>
          <table:table-cell office:value-type="float" office:value="64670.7" calcext:value-type="float">
            <text:p>64670.7</text:p>
          </table:table-cell>
          <table:table-cell office:value-type="float" office:value="38558.4" calcext:value-type="float">
            <text:p>38558.4</text:p>
          </table:table-cell>
          <table:table-cell office:value-type="float" office:value="73432.1" calcext:value-type="float">
            <text:p>73432.1</text:p>
          </table:table-cell>
          <table:table-cell office:value-type="float" office:value="73397.4" calcext:value-type="float">
            <text:p>73397.4</text:p>
          </table:table-cell>
          <table:table-cell/>
          <table:table-cell office:value-type="float" office:value="70817.8" calcext:value-type="float">
            <text:p>70817.8</text:p>
          </table:table-cell>
          <table:table-cell office:value-type="float" office:value="76419.4" calcext:value-type="float">
            <text:p>76419.4</text:p>
          </table:table-cell>
          <table:table-cell office:value-type="float" office:value="54166.3" calcext:value-type="float">
            <text:p>54166.3</text:p>
          </table:table-cell>
          <table:table-cell office:value-type="float" office:value="74181" calcext:value-type="float">
            <text:p>74181</text:p>
          </table:table-cell>
          <table:table-cell office:value-type="float" office:value="68836.6" calcext:value-type="float">
            <text:p>68836.6</text:p>
          </table:table-cell>
          <table:table-cell office:value-type="float" office:value="69768.6" calcext:value-type="float">
            <text:p>69768.6</text:p>
          </table:table-cell>
          <table:table-cell office:value-type="float" office:value="64577.6" calcext:value-type="float">
            <text:p>64577.6</text:p>
          </table:table-cell>
          <table:table-cell office:value-type="float" office:value="70220.5" calcext:value-type="float">
            <text:p>70220.5</text:p>
          </table:table-cell>
          <table:table-cell office:value-type="float" office:value="73712.8" calcext:value-type="float">
            <text:p>73712.8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23224.7" calcext:value-type="float">
            <text:p>23224.7</text:p>
          </table:table-cell>
          <table:table-cell office:value-type="float" office:value="5107.6" calcext:value-type="float">
            <text:p>5107.6</text:p>
          </table:table-cell>
          <table:table-cell office:value-type="float" office:value="13088.8" calcext:value-type="float">
            <text:p>13088.8</text:p>
          </table:table-cell>
          <table:table-cell office:value-type="float" office:value="5684.7" calcext:value-type="float">
            <text:p>5684.7</text:p>
          </table:table-cell>
          <table:table-cell office:value-type="float" office:value="13456.4" calcext:value-type="float">
            <text:p>13456.4</text:p>
          </table:table-cell>
          <table:table-cell office:value-type="float" office:value="5018.1" calcext:value-type="float">
            <text:p>5018.1</text:p>
          </table:table-cell>
          <table:table-cell office:value-type="float" office:value="23454.8" calcext:value-type="float">
            <text:p>23454.8</text:p>
          </table:table-cell>
          <table:table-cell office:value-type="float" office:value="20203.9" calcext:value-type="float">
            <text:p>20203.9</text:p>
          </table:table-cell>
          <table:table-cell/>
          <table:table-cell office:value-type="float" office:value="44743.5" calcext:value-type="float">
            <text:p>44743.5</text:p>
          </table:table-cell>
          <table:table-cell office:value-type="float" office:value="49145.1" calcext:value-type="float">
            <text:p>49145.1</text:p>
          </table:table-cell>
          <table:table-cell office:value-type="float" office:value="19209.1" calcext:value-type="float">
            <text:p>19209.1</text:p>
          </table:table-cell>
          <table:table-cell office:value-type="float" office:value="34546.5" calcext:value-type="float">
            <text:p>34546.5</text:p>
          </table:table-cell>
          <table:table-cell office:value-type="float" office:value="16869.8" calcext:value-type="float">
            <text:p>16869.8</text:p>
          </table:table-cell>
          <table:table-cell office:value-type="float" office:value="35829.3" calcext:value-type="float">
            <text:p>35829.3</text:p>
          </table:table-cell>
          <table:table-cell office:value-type="float" office:value="18293.2" calcext:value-type="float">
            <text:p>18293.2</text:p>
          </table:table-cell>
          <table:table-cell office:value-type="float" office:value="49224.5" calcext:value-type="float">
            <text:p>49224.5</text:p>
          </table:table-cell>
          <table:table-cell office:value-type="float" office:value="45290" calcext:value-type="float">
            <text:p>45290</text:p>
          </table:table-cell>
          <table:table-cell/>
          <table:table-cell office:value-type="float" office:value="72232.7" calcext:value-type="float">
            <text:p>72232.7</text:p>
          </table:table-cell>
          <table:table-cell office:value-type="float" office:value="74227.9" calcext:value-type="float">
            <text:p>74227.9</text:p>
          </table:table-cell>
          <table:table-cell office:value-type="float" office:value="37382.8" calcext:value-type="float">
            <text:p>37382.8</text:p>
          </table:table-cell>
          <table:table-cell office:value-type="float" office:value="66052.3" calcext:value-type="float">
            <text:p>66052.3</text:p>
          </table:table-cell>
          <table:table-cell office:value-type="float" office:value="35594.3" calcext:value-type="float">
            <text:p>35594.3</text:p>
          </table:table-cell>
          <table:table-cell office:value-type="float" office:value="67101.6" calcext:value-type="float">
            <text:p>67101.6</text:p>
          </table:table-cell>
          <table:table-cell office:value-type="float" office:value="34670.4" calcext:value-type="float">
            <text:p>34670.4</text:p>
          </table:table-cell>
          <table:table-cell office:value-type="float" office:value="74680.5" calcext:value-type="float">
            <text:p>74680.5</text:p>
          </table:table-cell>
          <table:table-cell office:value-type="float" office:value="73400.4" calcext:value-type="float">
            <text:p>73400.4</text:p>
          </table:table-cell>
          <table:table-cell/>
          <table:table-cell office:value-type="float" office:value="73731.1" calcext:value-type="float">
            <text:p>73731.1</text:p>
          </table:table-cell>
          <table:table-cell office:value-type="float" office:value="71750.2" calcext:value-type="float">
            <text:p>71750.2</text:p>
          </table:table-cell>
          <table:table-cell office:value-type="float" office:value="60587.3" calcext:value-type="float">
            <text:p>60587.3</text:p>
          </table:table-cell>
          <table:table-cell office:value-type="float" office:value="79802.8" calcext:value-type="float">
            <text:p>79802.8</text:p>
          </table:table-cell>
          <table:table-cell office:value-type="float" office:value="60993.1" calcext:value-type="float">
            <text:p>60993.1</text:p>
          </table:table-cell>
          <table:table-cell office:value-type="float" office:value="69792.8" calcext:value-type="float">
            <text:p>69792.8</text:p>
          </table:table-cell>
          <table:table-cell office:value-type="float" office:value="56740.9" calcext:value-type="float">
            <text:p>56740.9</text:p>
          </table:table-cell>
          <table:table-cell office:value-type="float" office:value="72319" calcext:value-type="float">
            <text:p>72319</text:p>
          </table:table-cell>
          <table:table-cell office:value-type="float" office:value="73343.6" calcext:value-type="float">
            <text:p>73343.6</text:p>
          </table:table-cell>
        </table:table-row>
        <table:table-row table:style-name="ro1">
          <table:table-cell/>
          <table:table-cell table:style-name="ce2" office:value-type="float" office:value="1.927" calcext:value-type="float">
            <text:p>1.927</text:p>
          </table:table-cell>
          <table:table-cell table:style-name="ce2" office:value-type="float" office:value="2.833" calcext:value-type="float">
            <text:p>2.833</text:p>
          </table:table-cell>
          <table:table-cell table:style-name="ce2" office:value-type="float" office:value="1.401" calcext:value-type="float">
            <text:p>1.401</text:p>
          </table:table-cell>
          <table:table-cell table:style-name="ce2" office:value-type="float" office:value="2.822" calcext:value-type="float">
            <text:p>2.822</text:p>
          </table:table-cell>
          <table:table-cell table:style-name="ce2" office:value-type="float" office:value="1.927" calcext:value-type="float">
            <text:p>1.927</text:p>
          </table:table-cell>
          <table:table-cell table:style-name="ce2" office:value-type="float" office:value="2.833" calcext:value-type="float">
            <text:p>2.833</text:p>
          </table:table-cell>
          <table:table-cell table:style-name="ce2" office:value-type="float" office:value="1.401" calcext:value-type="float">
            <text:p>1.401</text:p>
          </table:table-cell>
          <table:table-cell table:style-name="ce2" office:value-type="float" office:value="2.822" calcext:value-type="float">
            <text:p>2.822</text:p>
          </table:table-cell>
          <table:table-cell table:style-name="ce2" office:value-type="float" office:value="1.927" calcext:value-type="float">
            <text:p>1.927</text:p>
          </table:table-cell>
          <table:table-cell table:style-name="ce2"/>
          <table:table-cell table:style-name="ce2" office:value-type="float" office:value="4.641" calcext:value-type="float">
            <text:p>4.641</text:p>
          </table:table-cell>
          <table:table-cell table:style-name="ce2" office:value-type="float" office:value="6.325" calcext:value-type="float">
            <text:p>6.325</text:p>
          </table:table-cell>
          <table:table-cell table:style-name="ce2" office:value-type="float" office:value="3.686" calcext:value-type="float">
            <text:p>3.686</text:p>
          </table:table-cell>
          <table:table-cell table:style-name="ce2" office:value-type="float" office:value="6.291" calcext:value-type="float">
            <text:p>6.291</text:p>
          </table:table-cell>
          <table:table-cell table:style-name="ce2" office:value-type="float" office:value="4.641" calcext:value-type="float">
            <text:p>4.641</text:p>
          </table:table-cell>
          <table:table-cell table:style-name="ce2" office:value-type="float" office:value="6.325" calcext:value-type="float">
            <text:p>6.325</text:p>
          </table:table-cell>
          <table:table-cell table:style-name="ce2" office:value-type="float" office:value="3.686" calcext:value-type="float">
            <text:p>3.686</text:p>
          </table:table-cell>
          <table:table-cell table:style-name="ce2" office:value-type="float" office:value="6.291" calcext:value-type="float">
            <text:p>6.291</text:p>
          </table:table-cell>
          <table:table-cell table:style-name="ce2" office:value-type="float" office:value="4.641" calcext:value-type="float">
            <text:p>4.641</text:p>
          </table:table-cell>
          <table:table-cell table:style-name="ce2"/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8.11" calcext:value-type="float">
            <text:p>8.11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6.74" calcext:value-type="float">
            <text:p>6.74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8.11" calcext:value-type="float">
            <text:p>8.11</text:p>
          </table:table-cell>
          <table:table-cell table:style-name="ce2"/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0.08" calcext:value-type="float">
            <text:p>10.08</text:p>
          </table:table-cell>
          <table:table-cell table:style-name="ce2" office:value-type="float" office:value="9.91" calcext:value-type="float">
            <text:p>9.91</text:p>
          </table:table-cell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10.08" calcext:value-type="float">
            <text:p>10.08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number-columns-repeated="9" table:style-name="ce1" office:value-type="float" office:value="6" calcext:value-type="float">
            <text:p>6</text:p>
          </table:table-cell>
          <table:table-cell table:style-name="ce3"/>
          <table:table-cell table:number-columns-repeated="9" table:style-name="ce1" office:value-type="float" office:value="8" calcext:value-type="float">
            <text:p>8</text:p>
          </table:table-cell>
          <table:table-cell table:style-name="ce3"/>
          <table:table-cell table:number-columns-repeated="9" table:style-name="ce1" office:value-type="float" office:value="10" calcext:value-type="float">
            <text:p>10</text:p>
          </table:table-cell>
          <table:table-cell table:style-name="ce3"/>
          <table:table-cell table:number-columns-repeated="9"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  <table:table-cell table:style-name="ce3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57.5" calcext:value-type="float">
            <text:p>157.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2.5" calcext:value-type="float">
            <text:p>202.5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7.5" calcext:value-type="float">
            <text:p>247.5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t01</text:p>
          </table:table-cell>
          <table:table-cell office:value-type="float" office:value="18331.8" calcext:value-type="float">
            <text:p>18331.8</text:p>
          </table:table-cell>
          <table:table-cell office:value-type="float" office:value="19121" calcext:value-type="float">
            <text:p>19121</text:p>
          </table:table-cell>
          <table:table-cell office:value-type="float" office:value="21200.7" calcext:value-type="float">
            <text:p>21200.7</text:p>
          </table:table-cell>
          <table:table-cell office:value-type="float" office:value="22978.1" calcext:value-type="float">
            <text:p>22978.1</text:p>
          </table:table-cell>
          <table:table-cell office:value-type="float" office:value="22087.5" calcext:value-type="float">
            <text:p>22087.5</text:p>
          </table:table-cell>
          <table:table-cell office:value-type="float" office:value="23874.1" calcext:value-type="float">
            <text:p>23874.1</text:p>
          </table:table-cell>
          <table:table-cell office:value-type="float" office:value="24248.5" calcext:value-type="float">
            <text:p>24248.5</text:p>
          </table:table-cell>
          <table:table-cell office:value-type="float" office:value="7362.5" calcext:value-type="float">
            <text:p>7362.5</text:p>
          </table:table-cell>
          <table:table-cell office:value-type="float" office:value="4426.4" calcext:value-type="float">
            <text:p>4426.4</text:p>
          </table:table-cell>
          <table:table-cell/>
          <table:table-cell office:value-type="float" office:value="43228.754" calcext:value-type="float">
            <text:p>43228.754</text:p>
          </table:table-cell>
          <table:table-cell office:value-type="float" office:value="43698.616" calcext:value-type="float">
            <text:p>43698.616</text:p>
          </table:table-cell>
          <table:table-cell office:value-type="float" office:value="47386.624" calcext:value-type="float">
            <text:p>47386.624</text:p>
          </table:table-cell>
          <table:table-cell office:value-type="float" office:value="49363.343" calcext:value-type="float">
            <text:p>49363.343</text:p>
          </table:table-cell>
          <table:table-cell office:value-type="float" office:value="48252.513" calcext:value-type="float">
            <text:p>48252.513</text:p>
          </table:table-cell>
          <table:table-cell office:value-type="float" office:value="50640.922" calcext:value-type="float">
            <text:p>50640.922</text:p>
          </table:table-cell>
          <table:table-cell office:value-type="float" office:value="51582.766" calcext:value-type="float">
            <text:p>51582.766</text:p>
          </table:table-cell>
          <table:table-cell office:value-type="float" office:value="28416.077" calcext:value-type="float">
            <text:p>28416.077</text:p>
          </table:table-cell>
          <table:table-cell office:value-type="float" office:value="18691.574" calcext:value-type="float">
            <text:p>18691.574</text:p>
          </table:table-cell>
          <table:table-cell/>
          <table:table-cell office:value-type="float" office:value="71659" calcext:value-type="float">
            <text:p>71659</text:p>
          </table:table-cell>
          <table:table-cell office:value-type="float" office:value="71883.3" calcext:value-type="float">
            <text:p>71883.3</text:p>
          </table:table-cell>
          <table:table-cell office:value-type="float" office:value="74830.7" calcext:value-type="float">
            <text:p>74830.7</text:p>
          </table:table-cell>
          <table:table-cell office:value-type="float" office:value="75288.4" calcext:value-type="float">
            <text:p>75288.4</text:p>
          </table:table-cell>
          <table:table-cell office:value-type="float" office:value="74839.9" calcext:value-type="float">
            <text:p>74839.9</text:p>
          </table:table-cell>
          <table:table-cell office:value-type="float" office:value="75798.1" calcext:value-type="float">
            <text:p>75798.1</text:p>
          </table:table-cell>
          <table:table-cell office:value-type="float" office:value="75743.6" calcext:value-type="float">
            <text:p>75743.6</text:p>
          </table:table-cell>
          <table:table-cell office:value-type="float" office:value="61133.3" calcext:value-type="float">
            <text:p>61133.3</text:p>
          </table:table-cell>
          <table:table-cell office:value-type="float" office:value="42611.2" calcext:value-type="float">
            <text:p>42611.2</text:p>
          </table:table-cell>
          <table:table-cell/>
          <table:table-cell office:value-type="float" office:value="73712.8" calcext:value-type="float">
            <text:p>73712.8</text:p>
          </table:table-cell>
          <table:table-cell office:value-type="float" office:value="73630.9" calcext:value-type="float">
            <text:p>73630.9</text:p>
          </table:table-cell>
          <table:table-cell office:value-type="float" office:value="73052.3" calcext:value-type="float">
            <text:p>73052.3</text:p>
          </table:table-cell>
          <table:table-cell office:value-type="float" office:value="71306.7" calcext:value-type="float">
            <text:p>71306.7</text:p>
          </table:table-cell>
          <table:table-cell office:value-type="float" office:value="72742.3" calcext:value-type="float">
            <text:p>72742.3</text:p>
          </table:table-cell>
          <table:table-cell office:value-type="float" office:value="70680.3" calcext:value-type="float">
            <text:p>70680.3</text:p>
          </table:table-cell>
          <table:table-cell office:value-type="float" office:value="70979.2" calcext:value-type="float">
            <text:p>70979.2</text:p>
          </table:table-cell>
          <table:table-cell office:value-type="float" office:value="82468.4" calcext:value-type="float">
            <text:p>82468.4</text:p>
          </table:table-cell>
          <table:table-cell office:value-type="float" office:value="72060.6" calcext:value-type="float">
            <text:p>72060.6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float" office:value="5073.1" calcext:value-type="float">
            <text:p>5073.1</text:p>
          </table:table-cell>
          <table:table-cell office:value-type="float" office:value="6871.2" calcext:value-type="float">
            <text:p>6871.2</text:p>
          </table:table-cell>
          <table:table-cell office:value-type="float" office:value="24733.9" calcext:value-type="float">
            <text:p>24733.9</text:p>
          </table:table-cell>
          <table:table-cell office:value-type="float" office:value="24284" calcext:value-type="float">
            <text:p>24284</text:p>
          </table:table-cell>
          <table:table-cell office:value-type="float" office:value="22519.2" calcext:value-type="float">
            <text:p>22519.2</text:p>
          </table:table-cell>
          <table:table-cell office:value-type="float" office:value="23211.6" calcext:value-type="float">
            <text:p>23211.6</text:p>
          </table:table-cell>
          <table:table-cell office:value-type="float" office:value="21206.8" calcext:value-type="float">
            <text:p>21206.8</text:p>
          </table:table-cell>
          <table:table-cell office:value-type="float" office:value="18735.9" calcext:value-type="float">
            <text:p>18735.9</text:p>
          </table:table-cell>
          <table:table-cell office:value-type="float" office:value="17949.3" calcext:value-type="float">
            <text:p>17949.3</text:p>
          </table:table-cell>
          <table:table-cell/>
          <table:table-cell office:value-type="float" office:value="19877.299" calcext:value-type="float">
            <text:p>19877.299</text:p>
          </table:table-cell>
          <table:table-cell office:value-type="float" office:value="27317.965" calcext:value-type="float">
            <text:p>27317.965</text:p>
          </table:table-cell>
          <table:table-cell office:value-type="float" office:value="52003.876" calcext:value-type="float">
            <text:p>52003.876</text:p>
          </table:table-cell>
          <table:table-cell office:value-type="float" office:value="50970.885" calcext:value-type="float">
            <text:p>50970.885</text:p>
          </table:table-cell>
          <table:table-cell office:value-type="float" office:value="48643.712" calcext:value-type="float">
            <text:p>48643.712</text:p>
          </table:table-cell>
          <table:table-cell office:value-type="float" office:value="49604.163" calcext:value-type="float">
            <text:p>49604.163</text:p>
          </table:table-cell>
          <table:table-cell office:value-type="float" office:value="47385.917" calcext:value-type="float">
            <text:p>47385.917</text:p>
          </table:table-cell>
          <table:table-cell office:value-type="float" office:value="43293.875" calcext:value-type="float">
            <text:p>43293.875</text:p>
          </table:table-cell>
          <table:table-cell office:value-type="float" office:value="42722.033" calcext:value-type="float">
            <text:p>42722.033</text:p>
          </table:table-cell>
          <table:table-cell/>
          <table:table-cell office:value-type="float" office:value="43981.5" calcext:value-type="float">
            <text:p>43981.5</text:p>
          </table:table-cell>
          <table:table-cell office:value-type="float" office:value="59447.4" calcext:value-type="float">
            <text:p>59447.4</text:p>
          </table:table-cell>
          <table:table-cell office:value-type="float" office:value="73775.5" calcext:value-type="float">
            <text:p>73775.5</text:p>
          </table:table-cell>
          <table:table-cell office:value-type="float" office:value="73954.9" calcext:value-type="float">
            <text:p>73954.9</text:p>
          </table:table-cell>
          <table:table-cell office:value-type="float" office:value="72764.2" calcext:value-type="float">
            <text:p>72764.2</text:p>
          </table:table-cell>
          <table:table-cell office:value-type="float" office:value="73755.9" calcext:value-type="float">
            <text:p>73755.9</text:p>
          </table:table-cell>
          <table:table-cell office:value-type="float" office:value="73235.9" calcext:value-type="float">
            <text:p>73235.9</text:p>
          </table:table-cell>
          <table:table-cell office:value-type="float" office:value="70576.4" calcext:value-type="float">
            <text:p>70576.4</text:p>
          </table:table-cell>
          <table:table-cell office:value-type="float" office:value="69871.7" calcext:value-type="float">
            <text:p>69871.7</text:p>
          </table:table-cell>
          <table:table-cell/>
          <table:table-cell office:value-type="float" office:value="71505" calcext:value-type="float">
            <text:p>71505</text:p>
          </table:table-cell>
          <table:table-cell office:value-type="float" office:value="77160.6" calcext:value-type="float">
            <text:p>77160.6</text:p>
          </table:table-cell>
          <table:table-cell office:value-type="float" office:value="62180.7" calcext:value-type="float">
            <text:p>62180.7</text:p>
          </table:table-cell>
          <table:table-cell office:value-type="float" office:value="61846.4" calcext:value-type="float">
            <text:p>61846.4</text:p>
          </table:table-cell>
          <table:table-cell office:value-type="float" office:value="64245.4" calcext:value-type="float">
            <text:p>64245.4</text:p>
          </table:table-cell>
          <table:table-cell office:value-type="float" office:value="62759" calcext:value-type="float">
            <text:p>62759</text:p>
          </table:table-cell>
          <table:table-cell office:value-type="float" office:value="64685.7" calcext:value-type="float">
            <text:p>64685.7</text:p>
          </table:table-cell>
          <table:table-cell office:value-type="float" office:value="67519.9" calcext:value-type="float">
            <text:p>67519.9</text:p>
          </table:table-cell>
          <table:table-cell office:value-type="float" office:value="68476.5" calcext:value-type="float">
            <text:p>68476.5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18145.5" calcext:value-type="float">
            <text:p>18145.5</text:p>
          </table:table-cell>
          <table:table-cell office:value-type="float" office:value="18566" calcext:value-type="float">
            <text:p>18566</text:p>
          </table:table-cell>
          <table:table-cell office:value-type="float" office:value="22054.2" calcext:value-type="float">
            <text:p>22054.2</text:p>
          </table:table-cell>
          <table:table-cell office:value-type="float" office:value="21811.6" calcext:value-type="float">
            <text:p>21811.6</text:p>
          </table:table-cell>
          <table:table-cell office:value-type="float" office:value="21550.3" calcext:value-type="float">
            <text:p>21550.3</text:p>
          </table:table-cell>
          <table:table-cell office:value-type="float" office:value="26054.7" calcext:value-type="float">
            <text:p>26054.7</text:p>
          </table:table-cell>
          <table:table-cell office:value-type="float" office:value="4942.5" calcext:value-type="float">
            <text:p>4942.5</text:p>
          </table:table-cell>
          <table:table-cell office:value-type="float" office:value="9159" calcext:value-type="float">
            <text:p>9159</text:p>
          </table:table-cell>
          <table:table-cell office:value-type="float" office:value="2449.8" calcext:value-type="float">
            <text:p>2449.8</text:p>
          </table:table-cell>
          <table:table-cell/>
          <table:table-cell office:value-type="float" office:value="42960.85" calcext:value-type="float">
            <text:p>42960.85</text:p>
          </table:table-cell>
          <table:table-cell office:value-type="float" office:value="43413.99" calcext:value-type="float">
            <text:p>43413.99</text:p>
          </table:table-cell>
          <table:table-cell office:value-type="float" office:value="48366.74" calcext:value-type="float">
            <text:p>48366.74</text:p>
          </table:table-cell>
          <table:table-cell office:value-type="float" office:value="47777.587" calcext:value-type="float">
            <text:p>47777.587</text:p>
          </table:table-cell>
          <table:table-cell office:value-type="float" office:value="47384.151" calcext:value-type="float">
            <text:p>47384.151</text:p>
          </table:table-cell>
          <table:table-cell office:value-type="float" office:value="53260.022" calcext:value-type="float">
            <text:p>53260.022</text:p>
          </table:table-cell>
          <table:table-cell office:value-type="float" office:value="23401.267" calcext:value-type="float">
            <text:p>23401.267</text:p>
          </table:table-cell>
          <table:table-cell office:value-type="float" office:value="32747.172" calcext:value-type="float">
            <text:p>32747.172</text:p>
          </table:table-cell>
          <table:table-cell office:value-type="float" office:value="12107.612" calcext:value-type="float">
            <text:p>12107.612</text:p>
          </table:table-cell>
          <table:table-cell/>
          <table:table-cell office:value-type="float" office:value="71522.2" calcext:value-type="float">
            <text:p>71522.2</text:p>
          </table:table-cell>
          <table:table-cell office:value-type="float" office:value="72394.6" calcext:value-type="float">
            <text:p>72394.6</text:p>
          </table:table-cell>
          <table:table-cell office:value-type="float" office:value="75307.8" calcext:value-type="float">
            <text:p>75307.8</text:p>
          </table:table-cell>
          <table:table-cell office:value-type="float" office:value="73715.2" calcext:value-type="float">
            <text:p>73715.2</text:p>
          </table:table-cell>
          <table:table-cell office:value-type="float" office:value="73993.3" calcext:value-type="float">
            <text:p>73993.3</text:p>
          </table:table-cell>
          <table:table-cell office:value-type="float" office:value="76478.2" calcext:value-type="float">
            <text:p>76478.2</text:p>
          </table:table-cell>
          <table:table-cell office:value-type="float" office:value="54674.2" calcext:value-type="float">
            <text:p>54674.2</text:p>
          </table:table-cell>
          <table:table-cell office:value-type="float" office:value="67316.6" calcext:value-type="float">
            <text:p>67316.6</text:p>
          </table:table-cell>
          <table:table-cell office:value-type="float" office:value="27260.8" calcext:value-type="float">
            <text:p>27260.8</text:p>
          </table:table-cell>
          <table:table-cell/>
          <table:table-cell office:value-type="float" office:value="74169.9" calcext:value-type="float">
            <text:p>74169.9</text:p>
          </table:table-cell>
          <table:table-cell office:value-type="float" office:value="74694.9" calcext:value-type="float">
            <text:p>74694.9</text:p>
          </table:table-cell>
          <table:table-cell office:value-type="float" office:value="72416.4" calcext:value-type="float">
            <text:p>72416.4</text:p>
          </table:table-cell>
          <table:table-cell office:value-type="float" office:value="71118.7" calcext:value-type="float">
            <text:p>71118.7</text:p>
          </table:table-cell>
          <table:table-cell office:value-type="float" office:value="72625.8" calcext:value-type="float">
            <text:p>72625.8</text:p>
          </table:table-cell>
          <table:table-cell office:value-type="float" office:value="70858" calcext:value-type="float">
            <text:p>70858</text:p>
          </table:table-cell>
          <table:table-cell office:value-type="float" office:value="73943.7" calcext:value-type="float">
            <text:p>73943.7</text:p>
          </table:table-cell>
          <table:table-cell office:value-type="float" office:value="82485.5" calcext:value-type="float">
            <text:p>82485.5</text:p>
          </table:table-cell>
          <table:table-cell office:value-type="float" office:value="49414.5" calcext:value-type="float">
            <text:p>49414.5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float" office:value="3592.6" calcext:value-type="float">
            <text:p>3592.6</text:p>
          </table:table-cell>
          <table:table-cell office:value-type="float" office:value="10616.5" calcext:value-type="float">
            <text:p>10616.5</text:p>
          </table:table-cell>
          <table:table-cell office:value-type="float" office:value="27225.9" calcext:value-type="float">
            <text:p>27225.9</text:p>
          </table:table-cell>
          <table:table-cell office:value-type="float" office:value="24407.2" calcext:value-type="float">
            <text:p>24407.2</text:p>
          </table:table-cell>
          <table:table-cell office:value-type="float" office:value="23381.3" calcext:value-type="float">
            <text:p>23381.3</text:p>
          </table:table-cell>
          <table:table-cell office:value-type="float" office:value="10424.8" calcext:value-type="float">
            <text:p>10424.8</text:p>
          </table:table-cell>
          <table:table-cell office:value-type="float" office:value="12876.1" calcext:value-type="float">
            <text:p>12876.1</text:p>
          </table:table-cell>
          <table:table-cell office:value-type="float" office:value="23480.8" calcext:value-type="float">
            <text:p>23480.8</text:p>
          </table:table-cell>
          <table:table-cell office:value-type="float" office:value="8160.7" calcext:value-type="float">
            <text:p>8160.7</text:p>
          </table:table-cell>
          <table:table-cell/>
          <table:table-cell office:value-type="float" office:value="17748.434" calcext:value-type="float">
            <text:p>17748.434</text:p>
          </table:table-cell>
          <table:table-cell office:value-type="float" office:value="33479.992" calcext:value-type="float">
            <text:p>33479.992</text:p>
          </table:table-cell>
          <table:table-cell office:value-type="float" office:value="54604.37" calcext:value-type="float">
            <text:p>54604.37</text:p>
          </table:table-cell>
          <table:table-cell office:value-type="float" office:value="51395.645" calcext:value-type="float">
            <text:p>51395.645</text:p>
          </table:table-cell>
          <table:table-cell office:value-type="float" office:value="49917.169" calcext:value-type="float">
            <text:p>49917.169</text:p>
          </table:table-cell>
          <table:table-cell office:value-type="float" office:value="33792.998" calcext:value-type="float">
            <text:p>33792.998</text:p>
          </table:table-cell>
          <table:table-cell office:value-type="float" office:value="30997.729" calcext:value-type="float">
            <text:p>30997.729</text:p>
          </table:table-cell>
          <table:table-cell office:value-type="float" office:value="50009.492" calcext:value-type="float">
            <text:p>50009.492</text:p>
          </table:table-cell>
          <table:table-cell office:value-type="float" office:value="23124.06" calcext:value-type="float">
            <text:p>23124.06</text:p>
          </table:table-cell>
          <table:table-cell/>
          <table:table-cell office:value-type="float" office:value="42091.8" calcext:value-type="float">
            <text:p>42091.8</text:p>
          </table:table-cell>
          <table:table-cell office:value-type="float" office:value="65751.9" calcext:value-type="float">
            <text:p>65751.9</text:p>
          </table:table-cell>
          <table:table-cell office:value-type="float" office:value="74441.1" calcext:value-type="float">
            <text:p>74441.1</text:p>
          </table:table-cell>
          <table:table-cell office:value-type="float" office:value="75329.8" calcext:value-type="float">
            <text:p>75329.8</text:p>
          </table:table-cell>
          <table:table-cell office:value-type="float" office:value="73890.3" calcext:value-type="float">
            <text:p>73890.3</text:p>
          </table:table-cell>
          <table:table-cell office:value-type="float" office:value="62454.2" calcext:value-type="float">
            <text:p>62454.2</text:p>
          </table:table-cell>
          <table:table-cell office:value-type="float" office:value="56288.8" calcext:value-type="float">
            <text:p>56288.8</text:p>
          </table:table-cell>
          <table:table-cell office:value-type="float" office:value="71944" calcext:value-type="float">
            <text:p>71944</text:p>
          </table:table-cell>
          <table:table-cell office:value-type="float" office:value="44520.4" calcext:value-type="float">
            <text:p>44520.4</text:p>
          </table:table-cell>
          <table:table-cell/>
          <table:table-cell office:value-type="float" office:value="72908.4" calcext:value-type="float">
            <text:p>72908.4</text:p>
          </table:table-cell>
          <table:table-cell office:value-type="float" office:value="74511.7" calcext:value-type="float">
            <text:p>74511.7</text:p>
          </table:table-cell>
          <table:table-cell office:value-type="float" office:value="61192.6" calcext:value-type="float">
            <text:p>61192.6</text:p>
          </table:table-cell>
          <table:table-cell office:value-type="float" office:value="62600.8" calcext:value-type="float">
            <text:p>62600.8</text:p>
          </table:table-cell>
          <table:table-cell office:value-type="float" office:value="64619.8" calcext:value-type="float">
            <text:p>64619.8</text:p>
          </table:table-cell>
          <table:table-cell office:value-type="float" office:value="58671.3" calcext:value-type="float">
            <text:p>58671.3</text:p>
          </table:table-cell>
          <table:table-cell office:value-type="float" office:value="80428.7" calcext:value-type="float">
            <text:p>80428.7</text:p>
          </table:table-cell>
          <table:table-cell office:value-type="float" office:value="63246.6" calcext:value-type="float">
            <text:p>63246.6</text:p>
          </table:table-cell>
          <table:table-cell office:value-type="float" office:value="72372.6" calcext:value-type="float">
            <text:p>72372.6</text:p>
          </table:table-cell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8769.7" calcext:value-type="float">
            <text:p>8769.7</text:p>
          </table:table-cell>
          <table:table-cell office:value-type="float" office:value="23506.6" calcext:value-type="float">
            <text:p>23506.6</text:p>
          </table:table-cell>
          <table:table-cell office:value-type="float" office:value="13800.4" calcext:value-type="float">
            <text:p>13800.4</text:p>
          </table:table-cell>
          <table:table-cell office:value-type="float" office:value="9750" calcext:value-type="float">
            <text:p>9750</text:p>
          </table:table-cell>
          <table:table-cell office:value-type="float" office:value="23273.9" calcext:value-type="float">
            <text:p>23273.9</text:p>
          </table:table-cell>
          <table:table-cell office:value-type="float" office:value="24315.5" calcext:value-type="float">
            <text:p>24315.5</text:p>
          </table:table-cell>
          <table:table-cell office:value-type="float" office:value="26771.5" calcext:value-type="float">
            <text:p>26771.5</text:p>
          </table:table-cell>
          <table:table-cell office:value-type="float" office:value="11542.8" calcext:value-type="float">
            <text:p>11542.8</text:p>
          </table:table-cell>
          <table:table-cell office:value-type="float" office:value="3189.5" calcext:value-type="float">
            <text:p>3189.5</text:p>
          </table:table-cell>
          <table:table-cell/>
          <table:table-cell office:value-type="float" office:value="24216.284" calcext:value-type="float">
            <text:p>24216.284</text:p>
          </table:table-cell>
          <table:table-cell office:value-type="float" office:value="49973.693" calcext:value-type="float">
            <text:p>49973.693</text:p>
          </table:table-cell>
          <table:table-cell office:value-type="float" office:value="32353.029" calcext:value-type="float">
            <text:p>32353.029</text:p>
          </table:table-cell>
          <table:table-cell office:value-type="float" office:value="32449.239" calcext:value-type="float">
            <text:p>32449.239</text:p>
          </table:table-cell>
          <table:table-cell office:value-type="float" office:value="49904.215" calcext:value-type="float">
            <text:p>49904.215</text:p>
          </table:table-cell>
          <table:table-cell office:value-type="float" office:value="51436.273" calcext:value-type="float">
            <text:p>51436.273</text:p>
          </table:table-cell>
          <table:table-cell office:value-type="float" office:value="54200.335" calcext:value-type="float">
            <text:p>54200.335</text:p>
          </table:table-cell>
          <table:table-cell office:value-type="float" office:value="35084.355" calcext:value-type="float">
            <text:p>35084.355</text:p>
          </table:table-cell>
          <table:table-cell office:value-type="float" office:value="17015.26" calcext:value-type="float">
            <text:p>17015.26</text:p>
          </table:table-cell>
          <table:table-cell/>
          <table:table-cell office:value-type="float" office:value="46146.5" calcext:value-type="float">
            <text:p>46146.5</text:p>
          </table:table-cell>
          <table:table-cell office:value-type="float" office:value="74169.9" calcext:value-type="float">
            <text:p>74169.9</text:p>
          </table:table-cell>
          <table:table-cell office:value-type="float" office:value="57745.6" calcext:value-type="float">
            <text:p>57745.6</text:p>
          </table:table-cell>
          <table:table-cell office:value-type="float" office:value="61807.9" calcext:value-type="float">
            <text:p>61807.9</text:p>
          </table:table-cell>
          <table:table-cell office:value-type="float" office:value="76249.6" calcext:value-type="float">
            <text:p>76249.6</text:p>
          </table:table-cell>
          <table:table-cell office:value-type="float" office:value="77526.1" calcext:value-type="float">
            <text:p>77526.1</text:p>
          </table:table-cell>
          <table:table-cell office:value-type="float" office:value="76846.2" calcext:value-type="float">
            <text:p>76846.2</text:p>
          </table:table-cell>
          <table:table-cell office:value-type="float" office:value="67815" calcext:value-type="float">
            <text:p>67815</text:p>
          </table:table-cell>
          <table:table-cell office:value-type="float" office:value="41322.5" calcext:value-type="float">
            <text:p>41322.5</text:p>
          </table:table-cell>
          <table:table-cell/>
          <table:table-cell office:value-type="float" office:value="74607.4" calcext:value-type="float">
            <text:p>74607.4</text:p>
          </table:table-cell>
          <table:table-cell office:value-type="float" office:value="70358" calcext:value-type="float">
            <text:p>70358</text:p>
          </table:table-cell>
          <table:table-cell office:value-type="float" office:value="83277.2" calcext:value-type="float">
            <text:p>83277.2</text:p>
          </table:table-cell>
          <table:table-cell office:value-type="float" office:value="64902.3" calcext:value-type="float">
            <text:p>64902.3</text:p>
          </table:table-cell>
          <table:table-cell office:value-type="float" office:value="72927.5" calcext:value-type="float">
            <text:p>72927.5</text:p>
          </table:table-cell>
          <table:table-cell office:value-type="float" office:value="71002.3" calcext:value-type="float">
            <text:p>71002.3</text:p>
          </table:table-cell>
          <table:table-cell office:value-type="float" office:value="70222.1" calcext:value-type="float">
            <text:p>70222.1</text:p>
          </table:table-cell>
          <table:table-cell office:value-type="float" office:value="81030.1" calcext:value-type="float">
            <text:p>81030.1</text:p>
          </table:table-cell>
          <table:table-cell office:value-type="float" office:value="73787.5" calcext:value-type="float">
            <text:p>73787.5</text:p>
          </table:table-cell>
        </table:table-row>
        <table:table-row table:style-name="ro1">
          <table:table-cell office:value-type="string" calcext:value-type="string">
            <text:p>t06</text:p>
          </table:table-cell>
          <table:table-cell office:value-type="float" office:value="2905.3" calcext:value-type="float">
            <text:p>2905.3</text:p>
          </table:table-cell>
          <table:table-cell office:value-type="float" office:value="8671.2" calcext:value-type="float">
            <text:p>8671.2</text:p>
          </table:table-cell>
          <table:table-cell office:value-type="float" office:value="5259.5" calcext:value-type="float">
            <text:p>5259.5</text:p>
          </table:table-cell>
          <table:table-cell office:value-type="float" office:value="26811.7" calcext:value-type="float">
            <text:p>26811.7</text:p>
          </table:table-cell>
          <table:table-cell office:value-type="float" office:value="22202.3" calcext:value-type="float">
            <text:p>22202.3</text:p>
          </table:table-cell>
          <table:table-cell office:value-type="float" office:value="22228.9" calcext:value-type="float">
            <text:p>22228.9</text:p>
          </table:table-cell>
          <table:table-cell office:value-type="float" office:value="22177.4" calcext:value-type="float">
            <text:p>22177.4</text:p>
          </table:table-cell>
          <table:table-cell office:value-type="float" office:value="18197.3" calcext:value-type="float">
            <text:p>18197.3</text:p>
          </table:table-cell>
          <table:table-cell office:value-type="float" office:value="17921.1" calcext:value-type="float">
            <text:p>17921.1</text:p>
          </table:table-cell>
          <table:table-cell/>
          <table:table-cell office:value-type="float" office:value="13083.489" calcext:value-type="float">
            <text:p>13083.489</text:p>
          </table:table-cell>
          <table:table-cell office:value-type="float" office:value="31659.54" calcext:value-type="float">
            <text:p>31659.54</text:p>
          </table:table-cell>
          <table:table-cell office:value-type="float" office:value="23854.761" calcext:value-type="float">
            <text:p>23854.761</text:p>
          </table:table-cell>
          <table:table-cell office:value-type="float" office:value="53791.708" calcext:value-type="float">
            <text:p>53791.708</text:p>
          </table:table-cell>
          <table:table-cell office:value-type="float" office:value="48045.727" calcext:value-type="float">
            <text:p>48045.727</text:p>
          </table:table-cell>
          <table:table-cell office:value-type="float" office:value="48244.506" calcext:value-type="float">
            <text:p>48244.506</text:p>
          </table:table-cell>
          <table:table-cell office:value-type="float" office:value="48449.997" calcext:value-type="float">
            <text:p>48449.997</text:p>
          </table:table-cell>
          <table:table-cell office:value-type="float" office:value="42864.287" calcext:value-type="float">
            <text:p>42864.287</text:p>
          </table:table-cell>
          <table:table-cell office:value-type="float" office:value="42635.715" calcext:value-type="float">
            <text:p>42635.715</text:p>
          </table:table-cell>
          <table:table-cell/>
          <table:table-cell office:value-type="float" office:value="28747.9" calcext:value-type="float">
            <text:p>28747.9</text:p>
          </table:table-cell>
          <table:table-cell office:value-type="float" office:value="65440.8" calcext:value-type="float">
            <text:p>65440.8</text:p>
          </table:table-cell>
          <table:table-cell office:value-type="float" office:value="55046.6" calcext:value-type="float">
            <text:p>55046.6</text:p>
          </table:table-cell>
          <table:table-cell office:value-type="float" office:value="73485" calcext:value-type="float">
            <text:p>73485</text:p>
          </table:table-cell>
          <table:table-cell office:value-type="float" office:value="72109.8" calcext:value-type="float">
            <text:p>72109.8</text:p>
          </table:table-cell>
          <table:table-cell office:value-type="float" office:value="72369.7" calcext:value-type="float">
            <text:p>72369.7</text:p>
          </table:table-cell>
          <table:table-cell office:value-type="float" office:value="73628.5" calcext:value-type="float">
            <text:p>73628.5</text:p>
          </table:table-cell>
          <table:table-cell office:value-type="float" office:value="70285.5" calcext:value-type="float">
            <text:p>70285.5</text:p>
          </table:table-cell>
          <table:table-cell office:value-type="float" office:value="69789.8" calcext:value-type="float">
            <text:p>69789.8</text:p>
          </table:table-cell>
          <table:table-cell/>
          <table:table-cell office:value-type="float" office:value="51194.6" calcext:value-type="float">
            <text:p>51194.6</text:p>
          </table:table-cell>
          <table:table-cell office:value-type="float" office:value="75980.2" calcext:value-type="float">
            <text:p>75980.2</text:p>
          </table:table-cell>
          <table:table-cell office:value-type="float" office:value="68951.5" calcext:value-type="float">
            <text:p>68951.5</text:p>
          </table:table-cell>
          <table:table-cell office:value-type="float" office:value="62470.8" calcext:value-type="float">
            <text:p>62470.8</text:p>
          </table:table-cell>
          <table:table-cell office:value-type="float" office:value="64349.1" calcext:value-type="float">
            <text:p>64349.1</text:p>
          </table:table-cell>
          <table:table-cell office:value-type="float" office:value="62377.4" calcext:value-type="float">
            <text:p>62377.4</text:p>
          </table:table-cell>
          <table:table-cell office:value-type="float" office:value="63923.9" calcext:value-type="float">
            <text:p>63923.9</text:p>
          </table:table-cell>
          <table:table-cell office:value-type="float" office:value="67270.7" calcext:value-type="float">
            <text:p>67270.7</text:p>
          </table:table-cell>
          <table:table-cell office:value-type="float" office:value="68372" calcext:value-type="float">
            <text:p>68372</text:p>
          </table:table-cell>
        </table:table-row>
        <table:table-row table:style-name="ro1">
          <table:table-cell office:value-type="string" calcext:value-type="string">
            <text:p>t07</text:p>
          </table:table-cell>
          <table:table-cell office:value-type="float" office:value="18136.3" calcext:value-type="float">
            <text:p>18136.3</text:p>
          </table:table-cell>
          <table:table-cell office:value-type="float" office:value="19203.4" calcext:value-type="float">
            <text:p>19203.4</text:p>
          </table:table-cell>
          <table:table-cell office:value-type="float" office:value="22066.7" calcext:value-type="float">
            <text:p>22066.7</text:p>
          </table:table-cell>
          <table:table-cell office:value-type="float" office:value="21190.6" calcext:value-type="float">
            <text:p>21190.6</text:p>
          </table:table-cell>
          <table:table-cell office:value-type="float" office:value="22086.4" calcext:value-type="float">
            <text:p>22086.4</text:p>
          </table:table-cell>
          <table:table-cell office:value-type="float" office:value="24228" calcext:value-type="float">
            <text:p>24228</text:p>
          </table:table-cell>
          <table:table-cell office:value-type="float" office:value="1801.1" calcext:value-type="float">
            <text:p>1801.1</text:p>
          </table:table-cell>
          <table:table-cell office:value-type="float" office:value="2756" calcext:value-type="float">
            <text:p>2756</text:p>
          </table:table-cell>
          <table:table-cell office:value-type="float" office:value="-46.5" calcext:value-type="float">
            <text:p>-46.5</text:p>
          </table:table-cell>
          <table:table-cell/>
          <table:table-cell office:value-type="float" office:value="42936.356" calcext:value-type="float">
            <text:p>42936.356</text:p>
          </table:table-cell>
          <table:table-cell office:value-type="float" office:value="44382.449" calcext:value-type="float">
            <text:p>44382.449</text:p>
          </table:table-cell>
          <table:table-cell office:value-type="float" office:value="48267.704" calcext:value-type="float">
            <text:p>48267.704</text:p>
          </table:table-cell>
          <table:table-cell office:value-type="float" office:value="46992.364" calcext:value-type="float">
            <text:p>46992.364</text:p>
          </table:table-cell>
          <table:table-cell office:value-type="float" office:value="47817.39" calcext:value-type="float">
            <text:p>47817.39</text:p>
          </table:table-cell>
          <table:table-cell office:value-type="float" office:value="52820.306" calcext:value-type="float">
            <text:p>52820.306</text:p>
          </table:table-cell>
          <table:table-cell office:value-type="float" office:value="10880.105" calcext:value-type="float">
            <text:p>10880.105</text:p>
          </table:table-cell>
          <table:table-cell office:value-type="float" office:value="13734.702" calcext:value-type="float">
            <text:p>13734.702</text:p>
          </table:table-cell>
          <table:table-cell office:value-type="float" office:value="6782.752" calcext:value-type="float">
            <text:p>6782.752</text:p>
          </table:table-cell>
          <table:table-cell/>
          <table:table-cell office:value-type="float" office:value="71512.1" calcext:value-type="float">
            <text:p>71512.1</text:p>
          </table:table-cell>
          <table:table-cell office:value-type="float" office:value="71817" calcext:value-type="float">
            <text:p>71817</text:p>
          </table:table-cell>
          <table:table-cell office:value-type="float" office:value="74827.5" calcext:value-type="float">
            <text:p>74827.5</text:p>
          </table:table-cell>
          <table:table-cell office:value-type="float" office:value="74580.5" calcext:value-type="float">
            <text:p>74580.5</text:p>
          </table:table-cell>
          <table:table-cell office:value-type="float" office:value="74017.9" calcext:value-type="float">
            <text:p>74017.9</text:p>
          </table:table-cell>
          <table:table-cell office:value-type="float" office:value="76391.5" calcext:value-type="float">
            <text:p>76391.5</text:p>
          </table:table-cell>
          <table:table-cell office:value-type="float" office:value="27133.3" calcext:value-type="float">
            <text:p>27133.3</text:p>
          </table:table-cell>
          <table:table-cell office:value-type="float" office:value="34918.4" calcext:value-type="float">
            <text:p>34918.4</text:p>
          </table:table-cell>
          <table:table-cell office:value-type="float" office:value="19081.7" calcext:value-type="float">
            <text:p>19081.7</text:p>
          </table:table-cell>
          <table:table-cell/>
          <table:table-cell office:value-type="float" office:value="74853.8" calcext:value-type="float">
            <text:p>74853.8</text:p>
          </table:table-cell>
          <table:table-cell office:value-type="float" office:value="73200.1" calcext:value-type="float">
            <text:p>73200.1</text:p>
          </table:table-cell>
          <table:table-cell office:value-type="float" office:value="72346.4" calcext:value-type="float">
            <text:p>72346.4</text:p>
          </table:table-cell>
          <table:table-cell office:value-type="float" office:value="72598.8" calcext:value-type="float">
            <text:p>72598.8</text:p>
          </table:table-cell>
          <table:table-cell office:value-type="float" office:value="72381" calcext:value-type="float">
            <text:p>72381</text:p>
          </table:table-cell>
          <table:table-cell office:value-type="float" office:value="72148.1" calcext:value-type="float">
            <text:p>72148.1</text:p>
          </table:table-cell>
          <table:table-cell office:value-type="float" office:value="60175.6" calcext:value-type="float">
            <text:p>60175.6</text:p>
          </table:table-cell>
          <table:table-cell office:value-type="float" office:value="73421.9" calcext:value-type="float">
            <text:p>73421.9</text:p>
          </table:table-cell>
          <table:table-cell office:value-type="float" office:value="37305.9" calcext:value-type="float">
            <text:p>37305.9</text:p>
          </table:table-cell>
        </table:table-row>
        <table:table-row table:style-name="ro1">
          <table:table-cell office:value-type="string" calcext:value-type="string">
            <text:p>t08</text:p>
          </table:table-cell>
          <table:table-cell office:value-type="float" office:value="2885.8" calcext:value-type="float">
            <text:p>2885.8</text:p>
          </table:table-cell>
          <table:table-cell office:value-type="float" office:value="12971.8" calcext:value-type="float">
            <text:p>12971.8</text:p>
          </table:table-cell>
          <table:table-cell office:value-type="float" office:value="27382.4" calcext:value-type="float">
            <text:p>27382.4</text:p>
          </table:table-cell>
          <table:table-cell office:value-type="float" office:value="22113" calcext:value-type="float">
            <text:p>22113</text:p>
          </table:table-cell>
          <table:table-cell office:value-type="float" office:value="22783.7" calcext:value-type="float">
            <text:p>22783.7</text:p>
          </table:table-cell>
          <table:table-cell office:value-type="float" office:value="6509.5" calcext:value-type="float">
            <text:p>6509.5</text:p>
          </table:table-cell>
          <table:table-cell office:value-type="float" office:value="17238.6" calcext:value-type="float">
            <text:p>17238.6</text:p>
          </table:table-cell>
          <table:table-cell office:value-type="float" office:value="12840" calcext:value-type="float">
            <text:p>12840</text:p>
          </table:table-cell>
          <table:table-cell office:value-type="float" office:value="3536.8" calcext:value-type="float">
            <text:p>3536.8</text:p>
          </table:table-cell>
          <table:table-cell/>
          <table:table-cell office:value-type="float" office:value="16795.756" calcext:value-type="float">
            <text:p>16795.756</text:p>
          </table:table-cell>
          <table:table-cell office:value-type="float" office:value="36414.454" calcext:value-type="float">
            <text:p>36414.454</text:p>
          </table:table-cell>
          <table:table-cell office:value-type="float" office:value="54743.209" calcext:value-type="float">
            <text:p>54743.209</text:p>
          </table:table-cell>
          <table:table-cell office:value-type="float" office:value="48233.554" calcext:value-type="float">
            <text:p>48233.554</text:p>
          </table:table-cell>
          <table:table-cell office:value-type="float" office:value="49177.989" calcext:value-type="float">
            <text:p>49177.989</text:p>
          </table:table-cell>
          <table:table-cell office:value-type="float" office:value="27572.444" calcext:value-type="float">
            <text:p>27572.444</text:p>
          </table:table-cell>
          <table:table-cell office:value-type="float" office:value="36068.357" calcext:value-type="float">
            <text:p>36068.357</text:p>
          </table:table-cell>
          <table:table-cell office:value-type="float" office:value="26474.685" calcext:value-type="float">
            <text:p>26474.685</text:p>
          </table:table-cell>
          <table:table-cell office:value-type="float" office:value="14530.171" calcext:value-type="float">
            <text:p>14530.171</text:p>
          </table:table-cell>
          <table:table-cell/>
          <table:table-cell office:value-type="float" office:value="41432.4" calcext:value-type="float">
            <text:p>41432.4</text:p>
          </table:table-cell>
          <table:table-cell office:value-type="float" office:value="67409.6" calcext:value-type="float">
            <text:p>67409.6</text:p>
          </table:table-cell>
          <table:table-cell office:value-type="float" office:value="73956.5" calcext:value-type="float">
            <text:p>73956.5</text:p>
          </table:table-cell>
          <table:table-cell office:value-type="float" office:value="72542.5" calcext:value-type="float">
            <text:p>72542.5</text:p>
          </table:table-cell>
          <table:table-cell office:value-type="float" office:value="73782.2" calcext:value-type="float">
            <text:p>73782.2</text:p>
          </table:table-cell>
          <table:table-cell office:value-type="float" office:value="58433.3" calcext:value-type="float">
            <text:p>58433.3</text:p>
          </table:table-cell>
          <table:table-cell office:value-type="float" office:value="56498.8" calcext:value-type="float">
            <text:p>56498.8</text:p>
          </table:table-cell>
          <table:table-cell office:value-type="float" office:value="44913" calcext:value-type="float">
            <text:p>44913</text:p>
          </table:table-cell>
          <table:table-cell office:value-type="float" office:value="31428.1" calcext:value-type="float">
            <text:p>31428.1</text:p>
          </table:table-cell>
          <table:table-cell/>
          <table:table-cell office:value-type="float" office:value="73890.1" calcext:value-type="float">
            <text:p>73890.1</text:p>
          </table:table-cell>
          <table:table-cell office:value-type="float" office:value="73407.2" calcext:value-type="float">
            <text:p>73407.2</text:p>
          </table:table-cell>
          <table:table-cell office:value-type="float" office:value="60896.2" calcext:value-type="float">
            <text:p>60896.2</text:p>
          </table:table-cell>
          <table:table-cell office:value-type="float" office:value="64952" calcext:value-type="float">
            <text:p>64952</text:p>
          </table:table-cell>
          <table:table-cell office:value-type="float" office:value="65005.3" calcext:value-type="float">
            <text:p>65005.3</text:p>
          </table:table-cell>
          <table:table-cell office:value-type="float" office:value="59874.7" calcext:value-type="float">
            <text:p>59874.7</text:p>
          </table:table-cell>
          <table:table-cell office:value-type="float" office:value="76751.6" calcext:value-type="float">
            <text:p>76751.6</text:p>
          </table:table-cell>
          <table:table-cell office:value-type="float" office:value="72090.1" calcext:value-type="float">
            <text:p>72090.1</text:p>
          </table:table-cell>
          <table:table-cell office:value-type="float" office:value="52726.4" calcext:value-type="float">
            <text:p>52726.4</text:p>
          </table:table-cell>
        </table:table-row>
        <table:table-row table:style-name="ro1">
          <table:table-cell office:value-type="string" calcext:value-type="string">
            <text:p>t09</text:p>
          </table:table-cell>
          <table:table-cell office:value-type="float" office:value="5371.6" calcext:value-type="float">
            <text:p>5371.6</text:p>
          </table:table-cell>
          <table:table-cell office:value-type="float" office:value="25185" calcext:value-type="float">
            <text:p>25185</text:p>
          </table:table-cell>
          <table:table-cell office:value-type="float" office:value="8673.8" calcext:value-type="float">
            <text:p>8673.8</text:p>
          </table:table-cell>
          <table:table-cell office:value-type="float" office:value="18413.1" calcext:value-type="float">
            <text:p>18413.1</text:p>
          </table:table-cell>
          <table:table-cell office:value-type="float" office:value="12295.2" calcext:value-type="float">
            <text:p>12295.2</text:p>
          </table:table-cell>
          <table:table-cell office:value-type="float" office:value="27933" calcext:value-type="float">
            <text:p>27933</text:p>
          </table:table-cell>
          <table:table-cell office:value-type="float" office:value="8702.3" calcext:value-type="float">
            <text:p>8702.3</text:p>
          </table:table-cell>
          <table:table-cell office:value-type="float" office:value="14172.2" calcext:value-type="float">
            <text:p>14172.2</text:p>
          </table:table-cell>
          <table:table-cell office:value-type="float" office:value="1022.3" calcext:value-type="float">
            <text:p>1022.3</text:p>
          </table:table-cell>
          <table:table-cell/>
          <table:table-cell office:value-type="float" office:value="17540.588" calcext:value-type="float">
            <text:p>17540.588</text:p>
          </table:table-cell>
          <table:table-cell office:value-type="float" office:value="52564.06" calcext:value-type="float">
            <text:p>52564.06</text:p>
          </table:table-cell>
          <table:table-cell office:value-type="float" office:value="26847.278" calcext:value-type="float">
            <text:p>26847.278</text:p>
          </table:table-cell>
          <table:table-cell office:value-type="float" office:value="43522.918" calcext:value-type="float">
            <text:p>43522.918</text:p>
          </table:table-cell>
          <table:table-cell office:value-type="float" office:value="31479.603" calcext:value-type="float">
            <text:p>31479.603</text:p>
          </table:table-cell>
          <table:table-cell office:value-type="float" office:value="56213.56" calcext:value-type="float">
            <text:p>56213.56</text:p>
          </table:table-cell>
          <table:table-cell office:value-type="float" office:value="29409.853" calcext:value-type="float">
            <text:p>29409.853</text:p>
          </table:table-cell>
          <table:table-cell office:value-type="float" office:value="40193.254" calcext:value-type="float">
            <text:p>40193.254</text:p>
          </table:table-cell>
          <table:table-cell office:value-type="float" office:value="8674.166" calcext:value-type="float">
            <text:p>8674.166</text:p>
          </table:table-cell>
          <table:table-cell/>
          <table:table-cell office:value-type="float" office:value="36083.3" calcext:value-type="float">
            <text:p>36083.3</text:p>
          </table:table-cell>
          <table:table-cell office:value-type="float" office:value="76441.7" calcext:value-type="float">
            <text:p>76441.7</text:p>
          </table:table-cell>
          <table:table-cell office:value-type="float" office:value="54432" calcext:value-type="float">
            <text:p>54432</text:p>
          </table:table-cell>
          <table:table-cell office:value-type="float" office:value="67289" calcext:value-type="float">
            <text:p>67289</text:p>
          </table:table-cell>
          <table:table-cell office:value-type="float" office:value="57906" calcext:value-type="float">
            <text:p>57906</text:p>
          </table:table-cell>
          <table:table-cell office:value-type="float" office:value="76972.3" calcext:value-type="float">
            <text:p>76972.3</text:p>
          </table:table-cell>
          <table:table-cell office:value-type="float" office:value="59203.2" calcext:value-type="float">
            <text:p>59203.2</text:p>
          </table:table-cell>
          <table:table-cell office:value-type="float" office:value="72803.5" calcext:value-type="float">
            <text:p>72803.5</text:p>
          </table:table-cell>
          <table:table-cell office:value-type="float" office:value="21230.6" calcext:value-type="float">
            <text:p>21230.6</text:p>
          </table:table-cell>
          <table:table-cell/>
          <table:table-cell office:value-type="float" office:value="62768.5" calcext:value-type="float">
            <text:p>62768.5</text:p>
          </table:table-cell>
          <table:table-cell office:value-type="float" office:value="70706.6" calcext:value-type="float">
            <text:p>70706.6</text:p>
          </table:table-cell>
          <table:table-cell office:value-type="float" office:value="77017.1" calcext:value-type="float">
            <text:p>77017.1</text:p>
          </table:table-cell>
          <table:table-cell office:value-type="float" office:value="62623.8" calcext:value-type="float">
            <text:p>62623.8</text:p>
          </table:table-cell>
          <table:table-cell office:value-type="float" office:value="74841.1" calcext:value-type="float">
            <text:p>74841.1</text:p>
          </table:table-cell>
          <table:table-cell office:value-type="float" office:value="69908.1" calcext:value-type="float">
            <text:p>69908.1</text:p>
          </table:table-cell>
          <table:table-cell office:value-type="float" office:value="72340.4" calcext:value-type="float">
            <text:p>72340.4</text:p>
          </table:table-cell>
          <table:table-cell office:value-type="float" office:value="79079.8" calcext:value-type="float">
            <text:p>79079.8</text:p>
          </table:table-cell>
          <table:table-cell office:value-type="float" office:value="40681.2" calcext:value-type="float">
            <text:p>40681.2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1235.1" calcext:value-type="float">
            <text:p>1235.1</text:p>
          </table:table-cell>
          <table:table-cell office:value-type="float" office:value="13417.8" calcext:value-type="float">
            <text:p>13417.8</text:p>
          </table:table-cell>
          <table:table-cell office:value-type="float" office:value="9128.5" calcext:value-type="float">
            <text:p>9128.5</text:p>
          </table:table-cell>
          <table:table-cell office:value-type="float" office:value="28542.9" calcext:value-type="float">
            <text:p>28542.9</text:p>
          </table:table-cell>
          <table:table-cell office:value-type="float" office:value="12705.8" calcext:value-type="float">
            <text:p>12705.8</text:p>
          </table:table-cell>
          <table:table-cell office:value-type="float" office:value="19451.7" calcext:value-type="float">
            <text:p>19451.7</text:p>
          </table:table-cell>
          <table:table-cell office:value-type="float" office:value="8606.5" calcext:value-type="float">
            <text:p>8606.5</text:p>
          </table:table-cell>
          <table:table-cell office:value-type="float" office:value="25139.3" calcext:value-type="float">
            <text:p>25139.3</text:p>
          </table:table-cell>
          <table:table-cell office:value-type="float" office:value="5130.8" calcext:value-type="float">
            <text:p>5130.8</text:p>
          </table:table-cell>
          <table:table-cell/>
          <table:table-cell office:value-type="float" office:value="9110.502" calcext:value-type="float">
            <text:p>9110.502</text:p>
          </table:table-cell>
          <table:table-cell office:value-type="float" office:value="38955.597" calcext:value-type="float">
            <text:p>38955.597</text:p>
          </table:table-cell>
          <table:table-cell office:value-type="float" office:value="30266.557" calcext:value-type="float">
            <text:p>30266.557</text:p>
          </table:table-cell>
          <table:table-cell office:value-type="float" office:value="56561.423" calcext:value-type="float">
            <text:p>56561.423</text:p>
          </table:table-cell>
          <table:table-cell office:value-type="float" office:value="32207.831" calcext:value-type="float">
            <text:p>32207.831</text:p>
          </table:table-cell>
          <table:table-cell office:value-type="float" office:value="44976.783" calcext:value-type="float">
            <text:p>44976.783</text:p>
          </table:table-cell>
          <table:table-cell office:value-type="float" office:value="26864.824" calcext:value-type="float">
            <text:p>26864.824</text:p>
          </table:table-cell>
          <table:table-cell office:value-type="float" office:value="52510.597" calcext:value-type="float">
            <text:p>52510.597</text:p>
          </table:table-cell>
          <table:table-cell office:value-type="float" office:value="17067.075" calcext:value-type="float">
            <text:p>17067.075</text:p>
          </table:table-cell>
          <table:table-cell/>
          <table:table-cell office:value-type="float" office:value="21919.1" calcext:value-type="float">
            <text:p>21919.1</text:p>
          </table:table-cell>
          <table:table-cell office:value-type="float" office:value="70467.4" calcext:value-type="float">
            <text:p>70467.4</text:p>
          </table:table-cell>
          <table:table-cell office:value-type="float" office:value="60079.9" calcext:value-type="float">
            <text:p>60079.9</text:p>
          </table:table-cell>
          <table:table-cell office:value-type="float" office:value="72910.9" calcext:value-type="float">
            <text:p>72910.9</text:p>
          </table:table-cell>
          <table:table-cell office:value-type="float" office:value="58567.2" calcext:value-type="float">
            <text:p>58567.2</text:p>
          </table:table-cell>
          <table:table-cell office:value-type="float" office:value="66651.5" calcext:value-type="float">
            <text:p>66651.5</text:p>
          </table:table-cell>
          <table:table-cell office:value-type="float" office:value="54601.5" calcext:value-type="float">
            <text:p>54601.5</text:p>
          </table:table-cell>
          <table:table-cell office:value-type="float" office:value="73918.8" calcext:value-type="float">
            <text:p>73918.8</text:p>
          </table:table-cell>
          <table:table-cell office:value-type="float" office:value="35269.6" calcext:value-type="float">
            <text:p>35269.6</text:p>
          </table:table-cell>
          <table:table-cell/>
          <table:table-cell office:value-type="float" office:value="41670" calcext:value-type="float">
            <text:p>41670</text:p>
          </table:table-cell>
          <table:table-cell office:value-type="float" office:value="71673.1" calcext:value-type="float">
            <text:p>71673.1</text:p>
          </table:table-cell>
          <table:table-cell office:value-type="float" office:value="67185.6" calcext:value-type="float">
            <text:p>67185.6</text:p>
          </table:table-cell>
          <table:table-cell office:value-type="float" office:value="61543.2" calcext:value-type="float">
            <text:p>61543.2</text:p>
          </table:table-cell>
          <table:table-cell office:value-type="float" office:value="70109.6" calcext:value-type="float">
            <text:p>70109.6</text:p>
          </table:table-cell>
          <table:table-cell office:value-type="float" office:value="54408.3" calcext:value-type="float">
            <text:p>54408.3</text:p>
          </table:table-cell>
          <table:table-cell office:value-type="float" office:value="73901.2" calcext:value-type="float">
            <text:p>73901.2</text:p>
          </table:table-cell>
          <table:table-cell office:value-type="float" office:value="62637.7" calcext:value-type="float">
            <text:p>62637.7</text:p>
          </table:table-cell>
          <table:table-cell office:value-type="float" office:value="61444.6" calcext:value-type="float">
            <text:p>61444.6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office:value-type="float" office:value="3732.8" calcext:value-type="float">
            <text:p>3732.8</text:p>
          </table:table-cell>
          <table:table-cell office:value-type="float" office:value="13483.5" calcext:value-type="float">
            <text:p>13483.5</text:p>
          </table:table-cell>
          <table:table-cell office:value-type="float" office:value="18306.5" calcext:value-type="float">
            <text:p>18306.5</text:p>
          </table:table-cell>
          <table:table-cell office:value-type="float" office:value="6242.8" calcext:value-type="float">
            <text:p>6242.8</text:p>
          </table:table-cell>
          <table:table-cell office:value-type="float" office:value="22932.6" calcext:value-type="float">
            <text:p>22932.6</text:p>
          </table:table-cell>
          <table:table-cell office:value-type="float" office:value="22118.1" calcext:value-type="float">
            <text:p>22118.1</text:p>
          </table:table-cell>
          <table:table-cell office:value-type="float" office:value="27072.4" calcext:value-type="float">
            <text:p>27072.4</text:p>
          </table:table-cell>
          <table:table-cell office:value-type="float" office:value="14163.3" calcext:value-type="float">
            <text:p>14163.3</text:p>
          </table:table-cell>
          <table:table-cell office:value-type="float" office:value="2679.3" calcext:value-type="float">
            <text:p>2679.3</text:p>
          </table:table-cell>
          <table:table-cell/>
          <table:table-cell office:value-type="float" office:value="14920.781" calcext:value-type="float">
            <text:p>14920.781</text:p>
          </table:table-cell>
          <table:table-cell office:value-type="float" office:value="27331.507" calcext:value-type="float">
            <text:p>27331.507</text:p>
          </table:table-cell>
          <table:table-cell office:value-type="float" office:value="37724.416" calcext:value-type="float">
            <text:p>37724.416</text:p>
          </table:table-cell>
          <table:table-cell office:value-type="float" office:value="26615.173" calcext:value-type="float">
            <text:p>26615.173</text:p>
          </table:table-cell>
          <table:table-cell office:value-type="float" office:value="49392.077" calcext:value-type="float">
            <text:p>49392.077</text:p>
          </table:table-cell>
          <table:table-cell office:value-type="float" office:value="48278.42" calcext:value-type="float">
            <text:p>48278.42</text:p>
          </table:table-cell>
          <table:table-cell office:value-type="float" office:value="54460.938" calcext:value-type="float">
            <text:p>54460.938</text:p>
          </table:table-cell>
          <table:table-cell office:value-type="float" office:value="38336.65" calcext:value-type="float">
            <text:p>38336.65</text:p>
          </table:table-cell>
          <table:table-cell office:value-type="float" office:value="16457.667" calcext:value-type="float">
            <text:p>16457.667</text:p>
          </table:table-cell>
          <table:table-cell/>
          <table:table-cell office:value-type="float" office:value="32072.8" calcext:value-type="float">
            <text:p>32072.8</text:p>
          </table:table-cell>
          <table:table-cell office:value-type="float" office:value="45698.9" calcext:value-type="float">
            <text:p>45698.9</text:p>
          </table:table-cell>
          <table:table-cell office:value-type="float" office:value="58609.5" calcext:value-type="float">
            <text:p>58609.5</text:p>
          </table:table-cell>
          <table:table-cell office:value-type="float" office:value="57103.5" calcext:value-type="float">
            <text:p>57103.5</text:p>
          </table:table-cell>
          <table:table-cell office:value-type="float" office:value="76172.8" calcext:value-type="float">
            <text:p>76172.8</text:p>
          </table:table-cell>
          <table:table-cell office:value-type="float" office:value="74906.4" calcext:value-type="float">
            <text:p>74906.4</text:p>
          </table:table-cell>
          <table:table-cell office:value-type="float" office:value="76503.1" calcext:value-type="float">
            <text:p>76503.1</text:p>
          </table:table-cell>
          <table:table-cell office:value-type="float" office:value="69604.9" calcext:value-type="float">
            <text:p>69604.9</text:p>
          </table:table-cell>
          <table:table-cell office:value-type="float" office:value="41238.1" calcext:value-type="float">
            <text:p>41238.1</text:p>
          </table:table-cell>
          <table:table-cell/>
          <table:table-cell office:value-type="float" office:value="53725.5" calcext:value-type="float">
            <text:p>53725.5</text:p>
          </table:table-cell>
          <table:table-cell office:value-type="float" office:value="73328.5" calcext:value-type="float">
            <text:p>73328.5</text:p>
          </table:table-cell>
          <table:table-cell office:value-type="float" office:value="79092.5" calcext:value-type="float">
            <text:p>79092.5</text:p>
          </table:table-cell>
          <table:table-cell office:value-type="float" office:value="65332.4" calcext:value-type="float">
            <text:p>65332.4</text:p>
          </table:table-cell>
          <table:table-cell office:value-type="float" office:value="72844" calcext:value-type="float">
            <text:p>72844</text:p>
          </table:table-cell>
          <table:table-cell office:value-type="float" office:value="73094.8" calcext:value-type="float">
            <text:p>73094.8</text:p>
          </table:table-cell>
          <table:table-cell office:value-type="float" office:value="69799.6" calcext:value-type="float">
            <text:p>69799.6</text:p>
          </table:table-cell>
          <table:table-cell office:value-type="float" office:value="80033.3" calcext:value-type="float">
            <text:p>80033.3</text:p>
          </table:table-cell>
          <table:table-cell office:value-type="float" office:value="75143.6" calcext:value-type="float">
            <text:p>75143.6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office:value-type="float" office:value="152.8" calcext:value-type="float">
            <text:p>152.8</text:p>
          </table:table-cell>
          <table:table-cell office:value-type="float" office:value="2624.6" calcext:value-type="float">
            <text:p>2624.6</text:p>
          </table:table-cell>
          <table:table-cell office:value-type="float" office:value="2259.6" calcext:value-type="float">
            <text:p>2259.6</text:p>
          </table:table-cell>
          <table:table-cell office:value-type="float" office:value="25001.4" calcext:value-type="float">
            <text:p>25001.4</text:p>
          </table:table-cell>
          <table:table-cell office:value-type="float" office:value="22915" calcext:value-type="float">
            <text:p>22915</text:p>
          </table:table-cell>
          <table:table-cell office:value-type="float" office:value="21542.3" calcext:value-type="float">
            <text:p>21542.3</text:p>
          </table:table-cell>
          <table:table-cell office:value-type="float" office:value="22484.2" calcext:value-type="float">
            <text:p>22484.2</text:p>
          </table:table-cell>
          <table:table-cell office:value-type="float" office:value="19332.6" calcext:value-type="float">
            <text:p>19332.6</text:p>
          </table:table-cell>
          <table:table-cell office:value-type="float" office:value="18061.2" calcext:value-type="float">
            <text:p>18061.2</text:p>
          </table:table-cell>
          <table:table-cell/>
          <table:table-cell office:value-type="float" office:value="7195.56" calcext:value-type="float">
            <text:p>7195.56</text:p>
          </table:table-cell>
          <table:table-cell office:value-type="float" office:value="13258.481" calcext:value-type="float">
            <text:p>13258.481</text:p>
          </table:table-cell>
          <table:table-cell office:value-type="float" office:value="11713.305" calcext:value-type="float">
            <text:p>11713.305</text:p>
          </table:table-cell>
          <table:table-cell office:value-type="float" office:value="53598.111" calcext:value-type="float">
            <text:p>53598.111</text:p>
          </table:table-cell>
          <table:table-cell office:value-type="float" office:value="48679.511" calcext:value-type="float">
            <text:p>48679.511</text:p>
          </table:table-cell>
          <table:table-cell office:value-type="float" office:value="47306.9" calcext:value-type="float">
            <text:p>47306.9</text:p>
          </table:table-cell>
          <table:table-cell office:value-type="float" office:value="48719.549" calcext:value-type="float">
            <text:p>48719.549</text:p>
          </table:table-cell>
          <table:table-cell office:value-type="float" office:value="44514.458" calcext:value-type="float">
            <text:p>44514.458</text:p>
          </table:table-cell>
          <table:table-cell office:value-type="float" office:value="42791.276" calcext:value-type="float">
            <text:p>42791.276</text:p>
          </table:table-cell>
          <table:table-cell/>
          <table:table-cell office:value-type="float" office:value="19739.9" calcext:value-type="float">
            <text:p>19739.9</text:p>
          </table:table-cell>
          <table:table-cell office:value-type="float" office:value="33571.3" calcext:value-type="float">
            <text:p>33571.3</text:p>
          </table:table-cell>
          <table:table-cell office:value-type="float" office:value="28136.1" calcext:value-type="float">
            <text:p>28136.1</text:p>
          </table:table-cell>
          <table:table-cell office:value-type="float" office:value="73580.2" calcext:value-type="float">
            <text:p>73580.2</text:p>
          </table:table-cell>
          <table:table-cell office:value-type="float" office:value="72240" calcext:value-type="float">
            <text:p>72240</text:p>
          </table:table-cell>
          <table:table-cell office:value-type="float" office:value="73312.3" calcext:value-type="float">
            <text:p>73312.3</text:p>
          </table:table-cell>
          <table:table-cell office:value-type="float" office:value="73356.9" calcext:value-type="float">
            <text:p>73356.9</text:p>
          </table:table-cell>
          <table:table-cell office:value-type="float" office:value="70491.3" calcext:value-type="float">
            <text:p>70491.3</text:p>
          </table:table-cell>
          <table:table-cell office:value-type="float" office:value="69763.6" calcext:value-type="float">
            <text:p>69763.6</text:p>
          </table:table-cell>
          <table:table-cell/>
          <table:table-cell office:value-type="float" office:value="38212.8" calcext:value-type="float">
            <text:p>38212.8</text:p>
          </table:table-cell>
          <table:table-cell office:value-type="float" office:value="70915.6" calcext:value-type="float">
            <text:p>70915.6</text:p>
          </table:table-cell>
          <table:table-cell office:value-type="float" office:value="60451.4" calcext:value-type="float">
            <text:p>60451.4</text:p>
          </table:table-cell>
          <table:table-cell office:value-type="float" office:value="63770" calcext:value-type="float">
            <text:p>63770</text:p>
          </table:table-cell>
          <table:table-cell office:value-type="float" office:value="64172.6" calcext:value-type="float">
            <text:p>64172.6</text:p>
          </table:table-cell>
          <table:table-cell office:value-type="float" office:value="64457.6" calcext:value-type="float">
            <text:p>64457.6</text:p>
          </table:table-cell>
          <table:table-cell office:value-type="float" office:value="63668.7" calcext:value-type="float">
            <text:p>63668.7</text:p>
          </table:table-cell>
          <table:table-cell office:value-type="float" office:value="65216.3" calcext:value-type="float">
            <text:p>65216.3</text:p>
          </table:table-cell>
          <table:table-cell office:value-type="float" office:value="68422.5" calcext:value-type="float">
            <text:p>68422.5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float" office:value="17754.6" calcext:value-type="float">
            <text:p>17754.6</text:p>
          </table:table-cell>
          <table:table-cell office:value-type="float" office:value="20356.6" calcext:value-type="float">
            <text:p>20356.6</text:p>
          </table:table-cell>
          <table:table-cell office:value-type="float" office:value="21191.8" calcext:value-type="float">
            <text:p>21191.8</text:p>
          </table:table-cell>
          <table:table-cell office:value-type="float" office:value="21312.2" calcext:value-type="float">
            <text:p>21312.2</text:p>
          </table:table-cell>
          <table:table-cell office:value-type="float" office:value="23648.9" calcext:value-type="float">
            <text:p>23648.9</text:p>
          </table:table-cell>
          <table:table-cell office:value-type="float" office:value="22945.3" calcext:value-type="float">
            <text:p>22945.3</text:p>
          </table:table-cell>
          <table:table-cell office:value-type="float" office:value="81.3" calcext:value-type="float">
            <text:p>81.3</text:p>
          </table:table-cell>
          <table:table-cell office:value-type="float" office:value="1356.4" calcext:value-type="float">
            <text:p>1356.4</text:p>
          </table:table-cell>
          <table:table-cell office:value-type="float" office:value="-1769.6" calcext:value-type="float">
            <text:p>-1769.6</text:p>
          </table:table-cell>
          <table:table-cell/>
          <table:table-cell office:value-type="float" office:value="42180.337" calcext:value-type="float">
            <text:p>42180.337</text:p>
          </table:table-cell>
          <table:table-cell office:value-type="float" office:value="46093.266" calcext:value-type="float">
            <text:p>46093.266</text:p>
          </table:table-cell>
          <table:table-cell office:value-type="float" office:value="47062.195" calcext:value-type="float">
            <text:p>47062.195</text:p>
          </table:table-cell>
          <table:table-cell office:value-type="float" office:value="46521.206" calcext:value-type="float">
            <text:p>46521.206</text:p>
          </table:table-cell>
          <table:table-cell office:value-type="float" office:value="49411.036" calcext:value-type="float">
            <text:p>49411.036</text:p>
          </table:table-cell>
          <table:table-cell office:value-type="float" office:value="55254.876" calcext:value-type="float">
            <text:p>55254.876</text:p>
          </table:table-cell>
          <table:table-cell office:value-type="float" office:value="9028.023" calcext:value-type="float">
            <text:p>9028.023</text:p>
          </table:table-cell>
          <table:table-cell office:value-type="float" office:value="13678.648" calcext:value-type="float">
            <text:p>13678.648</text:p>
          </table:table-cell>
          <table:table-cell office:value-type="float" office:value="3294.053" calcext:value-type="float">
            <text:p>3294.053</text:p>
          </table:table-cell>
          <table:table-cell/>
          <table:table-cell office:value-type="float" office:value="70769.9" calcext:value-type="float">
            <text:p>70769.9</text:p>
          </table:table-cell>
          <table:table-cell office:value-type="float" office:value="72798.9" calcext:value-type="float">
            <text:p>72798.9</text:p>
          </table:table-cell>
          <table:table-cell office:value-type="float" office:value="73709.5" calcext:value-type="float">
            <text:p>73709.5</text:p>
          </table:table-cell>
          <table:table-cell office:value-type="float" office:value="73544.8" calcext:value-type="float">
            <text:p>73544.8</text:p>
          </table:table-cell>
          <table:table-cell office:value-type="float" office:value="74345.4" calcext:value-type="float">
            <text:p>74345.4</text:p>
          </table:table-cell>
          <table:table-cell office:value-type="float" office:value="76898.2" calcext:value-type="float">
            <text:p>76898.2</text:p>
          </table:table-cell>
          <table:table-cell office:value-type="float" office:value="21462" calcext:value-type="float">
            <text:p>21462</text:p>
          </table:table-cell>
          <table:table-cell office:value-type="float" office:value="39517.5" calcext:value-type="float">
            <text:p>39517.5</text:p>
          </table:table-cell>
          <table:table-cell office:value-type="float" office:value="13002.6" calcext:value-type="float">
            <text:p>13002.6</text:p>
          </table:table-cell>
          <table:table-cell/>
          <table:table-cell office:value-type="float" office:value="75266.4" calcext:value-type="float">
            <text:p>75266.4</text:p>
          </table:table-cell>
          <table:table-cell office:value-type="float" office:value="73030" calcext:value-type="float">
            <text:p>73030</text:p>
          </table:table-cell>
          <table:table-cell office:value-type="float" office:value="71277.3" calcext:value-type="float">
            <text:p>71277.3</text:p>
          </table:table-cell>
          <table:table-cell office:value-type="float" office:value="70657.7" calcext:value-type="float">
            <text:p>70657.7</text:p>
          </table:table-cell>
          <table:table-cell office:value-type="float" office:value="71936.6" calcext:value-type="float">
            <text:p>71936.6</text:p>
          </table:table-cell>
          <table:table-cell office:value-type="float" office:value="68507.5" calcext:value-type="float">
            <text:p>68507.5</text:p>
          </table:table-cell>
          <table:table-cell office:value-type="float" office:value="38693.2" calcext:value-type="float">
            <text:p>38693.2</text:p>
          </table:table-cell>
          <table:table-cell office:value-type="float" office:value="79177.6" calcext:value-type="float">
            <text:p>79177.6</text:p>
          </table:table-cell>
          <table:table-cell office:value-type="float" office:value="27562.9" calcext:value-type="float">
            <text:p>27562.9</text:p>
          </table:table-cell>
        </table:table-row>
        <table:table-row table:style-name="ro1">
          <table:table-cell office:value-type="string" calcext:value-type="string">
            <text:p>t14</text:p>
          </table:table-cell>
          <table:table-cell office:value-type="float" office:value="2391.5" calcext:value-type="float">
            <text:p>2391.5</text:p>
          </table:table-cell>
          <table:table-cell office:value-type="float" office:value="15543.7" calcext:value-type="float">
            <text:p>15543.7</text:p>
          </table:table-cell>
          <table:table-cell office:value-type="float" office:value="26580.9" calcext:value-type="float">
            <text:p>26580.9</text:p>
          </table:table-cell>
          <table:table-cell office:value-type="float" office:value="22224.8" calcext:value-type="float">
            <text:p>22224.8</text:p>
          </table:table-cell>
          <table:table-cell office:value-type="float" office:value="23520.9" calcext:value-type="float">
            <text:p>23520.9</text:p>
          </table:table-cell>
          <table:table-cell office:value-type="float" office:value="3305.1" calcext:value-type="float">
            <text:p>3305.1</text:p>
          </table:table-cell>
          <table:table-cell office:value-type="float" office:value="15984.1" calcext:value-type="float">
            <text:p>15984.1</text:p>
          </table:table-cell>
          <table:table-cell office:value-type="float" office:value="7642.8" calcext:value-type="float">
            <text:p>7642.8</text:p>
          </table:table-cell>
          <table:table-cell office:value-type="float" office:value="1364.4" calcext:value-type="float">
            <text:p>1364.4</text:p>
          </table:table-cell>
          <table:table-cell/>
          <table:table-cell office:value-type="float" office:value="15890.063" calcext:value-type="float">
            <text:p>15890.063</text:p>
          </table:table-cell>
          <table:table-cell office:value-type="float" office:value="39694.423" calcext:value-type="float">
            <text:p>39694.423</text:p>
          </table:table-cell>
          <table:table-cell office:value-type="float" office:value="53912.294" calcext:value-type="float">
            <text:p>53912.294</text:p>
          </table:table-cell>
          <table:table-cell office:value-type="float" office:value="48192.102" calcext:value-type="float">
            <text:p>48192.102</text:p>
          </table:table-cell>
          <table:table-cell office:value-type="float" office:value="50023.977" calcext:value-type="float">
            <text:p>50023.977</text:p>
          </table:table-cell>
          <table:table-cell office:value-type="float" office:value="21155.466" calcext:value-type="float">
            <text:p>21155.466</text:p>
          </table:table-cell>
          <table:table-cell office:value-type="float" office:value="37941.801" calcext:value-type="float">
            <text:p>37941.801</text:p>
          </table:table-cell>
          <table:table-cell office:value-type="float" office:value="22401.367" calcext:value-type="float">
            <text:p>22401.367</text:p>
          </table:table-cell>
          <table:table-cell office:value-type="float" office:value="10276.02" calcext:value-type="float">
            <text:p>10276.02</text:p>
          </table:table-cell>
          <table:table-cell/>
          <table:table-cell office:value-type="float" office:value="40522.6" calcext:value-type="float">
            <text:p>40522.6</text:p>
          </table:table-cell>
          <table:table-cell office:value-type="float" office:value="69578" calcext:value-type="float">
            <text:p>69578</text:p>
          </table:table-cell>
          <table:table-cell office:value-type="float" office:value="73979.3" calcext:value-type="float">
            <text:p>73979.3</text:p>
          </table:table-cell>
          <table:table-cell office:value-type="float" office:value="73435.1" calcext:value-type="float">
            <text:p>73435.1</text:p>
          </table:table-cell>
          <table:table-cell office:value-type="float" office:value="74169" calcext:value-type="float">
            <text:p>74169</text:p>
          </table:table-cell>
          <table:table-cell office:value-type="float" office:value="50653.1" calcext:value-type="float">
            <text:p>50653.1</text:p>
          </table:table-cell>
          <table:table-cell office:value-type="float" office:value="60657.4" calcext:value-type="float">
            <text:p>60657.4</text:p>
          </table:table-cell>
          <table:table-cell office:value-type="float" office:value="45641" calcext:value-type="float">
            <text:p>45641</text:p>
          </table:table-cell>
          <table:table-cell office:value-type="float" office:value="23955" calcext:value-type="float">
            <text:p>23955</text:p>
          </table:table-cell>
          <table:table-cell/>
          <table:table-cell office:value-type="float" office:value="74204.4" calcext:value-type="float">
            <text:p>74204.4</text:p>
          </table:table-cell>
          <table:table-cell office:value-type="float" office:value="71854.8" calcext:value-type="float">
            <text:p>71854.8</text:p>
          </table:table-cell>
          <table:table-cell office:value-type="float" office:value="61989.1" calcext:value-type="float">
            <text:p>61989.1</text:p>
          </table:table-cell>
          <table:table-cell office:value-type="float" office:value="65553.4" calcext:value-type="float">
            <text:p>65553.4</text:p>
          </table:table-cell>
          <table:table-cell office:value-type="float" office:value="64857.8" calcext:value-type="float">
            <text:p>64857.8</text:p>
          </table:table-cell>
          <table:table-cell office:value-type="float" office:value="65237.8" calcext:value-type="float">
            <text:p>65237.8</text:p>
          </table:table-cell>
          <table:table-cell office:value-type="float" office:value="77152.6" calcext:value-type="float">
            <text:p>77152.6</text:p>
          </table:table-cell>
          <table:table-cell office:value-type="float" office:value="72104" calcext:value-type="float">
            <text:p>72104</text:p>
          </table:table-cell>
          <table:table-cell office:value-type="float" office:value="41346.9" calcext:value-type="float">
            <text:p>41346.9</text:p>
          </table:table-cell>
        </table:table-row>
        <table:table-row table:style-name="ro1">
          <table:table-cell office:value-type="string" calcext:value-type="string">
            <text:p>t15</text:p>
          </table:table-cell>
          <table:table-cell office:value-type="float" office:value="5061.7" calcext:value-type="float">
            <text:p>5061.7</text:p>
          </table:table-cell>
          <table:table-cell office:value-type="float" office:value="25642.7" calcext:value-type="float">
            <text:p>25642.7</text:p>
          </table:table-cell>
          <table:table-cell office:value-type="float" office:value="8955.4" calcext:value-type="float">
            <text:p>8955.4</text:p>
          </table:table-cell>
          <table:table-cell office:value-type="float" office:value="24792.8" calcext:value-type="float">
            <text:p>24792.8</text:p>
          </table:table-cell>
          <table:table-cell office:value-type="float" office:value="13819.1" calcext:value-type="float">
            <text:p>13819.1</text:p>
          </table:table-cell>
          <table:table-cell office:value-type="float" office:value="23888.6" calcext:value-type="float">
            <text:p>23888.6</text:p>
          </table:table-cell>
          <table:table-cell office:value-type="float" office:value="-198.9" calcext:value-type="float">
            <text:p>-198.9</text:p>
          </table:table-cell>
          <table:table-cell office:value-type="float" office:value="10097.8" calcext:value-type="float">
            <text:p>10097.8</text:p>
          </table:table-cell>
          <table:table-cell office:value-type="float" office:value="281.8" calcext:value-type="float">
            <text:p>281.8</text:p>
          </table:table-cell>
          <table:table-cell/>
          <table:table-cell office:value-type="float" office:value="16217.083" calcext:value-type="float">
            <text:p>16217.083</text:p>
          </table:table-cell>
          <table:table-cell office:value-type="float" office:value="53482.941" calcext:value-type="float">
            <text:p>53482.941</text:p>
          </table:table-cell>
          <table:table-cell office:value-type="float" office:value="27938.442" calcext:value-type="float">
            <text:p>27938.442</text:p>
          </table:table-cell>
          <table:table-cell office:value-type="float" office:value="50834.637" calcext:value-type="float">
            <text:p>50834.637</text:p>
          </table:table-cell>
          <table:table-cell office:value-type="float" office:value="36155.971" calcext:value-type="float">
            <text:p>36155.971</text:p>
          </table:table-cell>
          <table:table-cell office:value-type="float" office:value="44909.189" calcext:value-type="float">
            <text:p>44909.189</text:p>
          </table:table-cell>
          <table:table-cell office:value-type="float" office:value="10299.772" calcext:value-type="float">
            <text:p>10299.772</text:p>
          </table:table-cell>
          <table:table-cell office:value-type="float" office:value="31885.64" calcext:value-type="float">
            <text:p>31885.64</text:p>
          </table:table-cell>
          <table:table-cell office:value-type="float" office:value="7486.992" calcext:value-type="float">
            <text:p>7486.992</text:p>
          </table:table-cell>
          <table:table-cell/>
          <table:table-cell office:value-type="float" office:value="32676.3" calcext:value-type="float">
            <text:p>32676.3</text:p>
          </table:table-cell>
          <table:table-cell office:value-type="float" office:value="77293.6" calcext:value-type="float">
            <text:p>77293.6</text:p>
          </table:table-cell>
          <table:table-cell office:value-type="float" office:value="55544.5" calcext:value-type="float">
            <text:p>55544.5</text:p>
          </table:table-cell>
          <table:table-cell office:value-type="float" office:value="72166.2" calcext:value-type="float">
            <text:p>72166.2</text:p>
          </table:table-cell>
          <table:table-cell office:value-type="float" office:value="62684.7" calcext:value-type="float">
            <text:p>62684.7</text:p>
          </table:table-cell>
          <table:table-cell office:value-type="float" office:value="71183.2" calcext:value-type="float">
            <text:p>71183.2</text:p>
          </table:table-cell>
          <table:table-cell office:value-type="float" office:value="33880.4" calcext:value-type="float">
            <text:p>33880.4</text:p>
          </table:table-cell>
          <table:table-cell office:value-type="float" office:value="64231.4" calcext:value-type="float">
            <text:p>64231.4</text:p>
          </table:table-cell>
          <table:table-cell office:value-type="float" office:value="19704.2" calcext:value-type="float">
            <text:p>19704.2</text:p>
          </table:table-cell>
          <table:table-cell/>
          <table:table-cell office:value-type="float" office:value="56326.8" calcext:value-type="float">
            <text:p>56326.8</text:p>
          </table:table-cell>
          <table:table-cell office:value-type="float" office:value="70600" calcext:value-type="float">
            <text:p>70600</text:p>
          </table:table-cell>
          <table:table-cell office:value-type="float" office:value="72372.6" calcext:value-type="float">
            <text:p>72372.6</text:p>
          </table:table-cell>
          <table:table-cell office:value-type="float" office:value="64681.4" calcext:value-type="float">
            <text:p>64681.4</text:p>
          </table:table-cell>
          <table:table-cell office:value-type="float" office:value="69545.6" calcext:value-type="float">
            <text:p>69545.6</text:p>
          </table:table-cell>
          <table:table-cell office:value-type="float" office:value="77958.7" calcext:value-type="float">
            <text:p>77958.7</text:p>
          </table:table-cell>
          <table:table-cell office:value-type="float" office:value="67147.5" calcext:value-type="float">
            <text:p>67147.5</text:p>
          </table:table-cell>
          <table:table-cell office:value-type="float" office:value="83751.3" calcext:value-type="float">
            <text:p>83751.3</text:p>
          </table:table-cell>
          <table:table-cell office:value-type="float" office:value="36261" calcext:value-type="float">
            <text:p>36261</text:p>
          </table:table-cell>
        </table:table-row>
        <table:table-row table:style-name="ro1">
          <table:table-cell office:value-type="string" calcext:value-type="string">
            <text:p>t16</text:p>
          </table:table-cell>
          <table:table-cell office:value-type="float" office:value="1027.6" calcext:value-type="float">
            <text:p>1027.6</text:p>
          </table:table-cell>
          <table:table-cell office:value-type="float" office:value="18677.2" calcext:value-type="float">
            <text:p>18677.2</text:p>
          </table:table-cell>
          <table:table-cell office:value-type="float" office:value="9625.3" calcext:value-type="float">
            <text:p>9625.3</text:p>
          </table:table-cell>
          <table:table-cell office:value-type="float" office:value="28436.3" calcext:value-type="float">
            <text:p>28436.3</text:p>
          </table:table-cell>
          <table:table-cell office:value-type="float" office:value="13865.3" calcext:value-type="float">
            <text:p>13865.3</text:p>
          </table:table-cell>
          <table:table-cell office:value-type="float" office:value="13417.8" calcext:value-type="float">
            <text:p>13417.8</text:p>
          </table:table-cell>
          <table:table-cell office:value-type="float" office:value="3722.5" calcext:value-type="float">
            <text:p>3722.5</text:p>
          </table:table-cell>
          <table:table-cell office:value-type="float" office:value="9534.6" calcext:value-type="float">
            <text:p>9534.6</text:p>
          </table:table-cell>
          <table:table-cell office:value-type="float" office:value="4148.9" calcext:value-type="float">
            <text:p>4148.9</text:p>
          </table:table-cell>
          <table:table-cell/>
          <table:table-cell office:value-type="float" office:value="8349.643" calcext:value-type="float">
            <text:p>8349.643</text:p>
          </table:table-cell>
          <table:table-cell office:value-type="float" office:value="45795.098" calcext:value-type="float">
            <text:p>45795.098</text:p>
          </table:table-cell>
          <table:table-cell office:value-type="float" office:value="29945.073" calcext:value-type="float">
            <text:p>29945.073</text:p>
          </table:table-cell>
          <table:table-cell office:value-type="float" office:value="56629.135" calcext:value-type="float">
            <text:p>56629.135</text:p>
          </table:table-cell>
          <table:table-cell office:value-type="float" office:value="33540.05" calcext:value-type="float">
            <text:p>33540.05</text:p>
          </table:table-cell>
          <table:table-cell office:value-type="float" office:value="38479.022" calcext:value-type="float">
            <text:p>38479.022</text:p>
          </table:table-cell>
          <table:table-cell office:value-type="float" office:value="15661.138" calcext:value-type="float">
            <text:p>15661.138</text:p>
          </table:table-cell>
          <table:table-cell office:value-type="float" office:value="26563.83" calcext:value-type="float">
            <text:p>26563.83</text:p>
          </table:table-cell>
          <table:table-cell office:value-type="float" office:value="15203.523" calcext:value-type="float">
            <text:p>15203.523</text:p>
          </table:table-cell>
          <table:table-cell/>
          <table:table-cell office:value-type="float" office:value="20024.7" calcext:value-type="float">
            <text:p>20024.7</text:p>
          </table:table-cell>
          <table:table-cell office:value-type="float" office:value="73018.8" calcext:value-type="float">
            <text:p>73018.8</text:p>
          </table:table-cell>
          <table:table-cell office:value-type="float" office:value="59377" calcext:value-type="float">
            <text:p>59377</text:p>
          </table:table-cell>
          <table:table-cell office:value-type="float" office:value="73962.3" calcext:value-type="float">
            <text:p>73962.3</text:p>
          </table:table-cell>
          <table:table-cell office:value-type="float" office:value="60239.3" calcext:value-type="float">
            <text:p>60239.3</text:p>
          </table:table-cell>
          <table:table-cell office:value-type="float" office:value="62996.1" calcext:value-type="float">
            <text:p>62996.1</text:p>
          </table:table-cell>
          <table:table-cell office:value-type="float" office:value="35752.6" calcext:value-type="float">
            <text:p>35752.6</text:p>
          </table:table-cell>
          <table:table-cell office:value-type="float" office:value="51903.9" calcext:value-type="float">
            <text:p>51903.9</text:p>
          </table:table-cell>
          <table:table-cell office:value-type="float" office:value="30899.8" calcext:value-type="float">
            <text:p>30899.8</text:p>
          </table:table-cell>
          <table:table-cell/>
          <table:table-cell office:value-type="float" office:value="37686.7" calcext:value-type="float">
            <text:p>37686.7</text:p>
          </table:table-cell>
          <table:table-cell office:value-type="float" office:value="68343.4" calcext:value-type="float">
            <text:p>68343.4</text:p>
          </table:table-cell>
          <table:table-cell office:value-type="float" office:value="72933" calcext:value-type="float">
            <text:p>72933</text:p>
          </table:table-cell>
          <table:table-cell office:value-type="float" office:value="60762.6" calcext:value-type="float">
            <text:p>60762.6</text:p>
          </table:table-cell>
          <table:table-cell office:value-type="float" office:value="78412.1" calcext:value-type="float">
            <text:p>78412.1</text:p>
          </table:table-cell>
          <table:table-cell office:value-type="float" office:value="57625.2" calcext:value-type="float">
            <text:p>57625.2</text:p>
          </table:table-cell>
          <table:table-cell office:value-type="float" office:value="66189.7" calcext:value-type="float">
            <text:p>66189.7</text:p>
          </table:table-cell>
          <table:table-cell office:value-type="float" office:value="67084.7" calcext:value-type="float">
            <text:p>67084.7</text:p>
          </table:table-cell>
          <table:table-cell office:value-type="float" office:value="49928" calcext:value-type="float">
            <text:p>49928</text:p>
          </table:table-cell>
        </table:table-row>
        <table:table-row table:style-name="ro1">
          <table:table-cell office:value-type="string" calcext:value-type="string">
            <text:p>t17</text:p>
          </table:table-cell>
          <table:table-cell office:value-type="float" office:value="4093.1" calcext:value-type="float">
            <text:p>4093.1</text:p>
          </table:table-cell>
          <table:table-cell office:value-type="float" office:value="9187.2" calcext:value-type="float">
            <text:p>9187.2</text:p>
          </table:table-cell>
          <table:table-cell office:value-type="float" office:value="4133.5" calcext:value-type="float">
            <text:p>4133.5</text:p>
          </table:table-cell>
          <table:table-cell office:value-type="float" office:value="12552.8" calcext:value-type="float">
            <text:p>12552.8</text:p>
          </table:table-cell>
          <table:table-cell office:value-type="float" office:value="14250.3" calcext:value-type="float">
            <text:p>14250.3</text:p>
          </table:table-cell>
          <table:table-cell office:value-type="float" office:value="28151.7" calcext:value-type="float">
            <text:p>28151.7</text:p>
          </table:table-cell>
          <table:table-cell office:value-type="float" office:value="9752.6" calcext:value-type="float">
            <text:p>9752.6</text:p>
          </table:table-cell>
          <table:table-cell office:value-type="float" office:value="19851.4" calcext:value-type="float">
            <text:p>19851.4</text:p>
          </table:table-cell>
          <table:table-cell office:value-type="float" office:value="1005.8" calcext:value-type="float">
            <text:p>1005.8</text:p>
          </table:table-cell>
          <table:table-cell/>
          <table:table-cell office:value-type="float" office:value="15130.276" calcext:value-type="float">
            <text:p>15130.276</text:p>
          </table:table-cell>
          <table:table-cell office:value-type="float" office:value="25751.286" calcext:value-type="float">
            <text:p>25751.286</text:p>
          </table:table-cell>
          <table:table-cell office:value-type="float" office:value="16291.978" calcext:value-type="float">
            <text:p>16291.978</text:p>
          </table:table-cell>
          <table:table-cell office:value-type="float" office:value="36971.93" calcext:value-type="float">
            <text:p>36971.93</text:p>
          </table:table-cell>
          <table:table-cell office:value-type="float" office:value="34168.888" calcext:value-type="float">
            <text:p>34168.888</text:p>
          </table:table-cell>
          <table:table-cell office:value-type="float" office:value="56551.532" calcext:value-type="float">
            <text:p>56551.532</text:p>
          </table:table-cell>
          <table:table-cell office:value-type="float" office:value="29976.868" calcext:value-type="float">
            <text:p>29976.868</text:p>
          </table:table-cell>
          <table:table-cell office:value-type="float" office:value="47337.636" calcext:value-type="float">
            <text:p>47337.636</text:p>
          </table:table-cell>
          <table:table-cell office:value-type="float" office:value="8324.925" calcext:value-type="float">
            <text:p>8324.925</text:p>
          </table:table-cell>
          <table:table-cell/>
          <table:table-cell office:value-type="float" office:value="30797" calcext:value-type="float">
            <text:p>30797</text:p>
          </table:table-cell>
          <table:table-cell office:value-type="float" office:value="50879" calcext:value-type="float">
            <text:p>50879</text:p>
          </table:table-cell>
          <table:table-cell office:value-type="float" office:value="36442.6" calcext:value-type="float">
            <text:p>36442.6</text:p>
          </table:table-cell>
          <table:table-cell office:value-type="float" office:value="63639.4" calcext:value-type="float">
            <text:p>63639.4</text:p>
          </table:table-cell>
          <table:table-cell office:value-type="float" office:value="61125.7" calcext:value-type="float">
            <text:p>61125.7</text:p>
          </table:table-cell>
          <table:table-cell office:value-type="float" office:value="78078.8" calcext:value-type="float">
            <text:p>78078.8</text:p>
          </table:table-cell>
          <table:table-cell office:value-type="float" office:value="59248.7" calcext:value-type="float">
            <text:p>59248.7</text:p>
          </table:table-cell>
          <table:table-cell office:value-type="float" office:value="75713.5" calcext:value-type="float">
            <text:p>75713.5</text:p>
          </table:table-cell>
          <table:table-cell office:value-type="float" office:value="20062.6" calcext:value-type="float">
            <text:p>20062.6</text:p>
          </table:table-cell>
          <table:table-cell/>
          <table:table-cell office:value-type="float" office:value="49926" calcext:value-type="float">
            <text:p>49926</text:p>
          </table:table-cell>
          <table:table-cell office:value-type="float" office:value="70743.9" calcext:value-type="float">
            <text:p>70743.9</text:p>
          </table:table-cell>
          <table:table-cell office:value-type="float" office:value="66864.1" calcext:value-type="float">
            <text:p>66864.1</text:p>
          </table:table-cell>
          <table:table-cell office:value-type="float" office:value="65096.3" calcext:value-type="float">
            <text:p>65096.3</text:p>
          </table:table-cell>
          <table:table-cell office:value-type="float" office:value="82368.2" calcext:value-type="float">
            <text:p>82368.2</text:p>
          </table:table-cell>
          <table:table-cell office:value-type="float" office:value="68574.7" calcext:value-type="float">
            <text:p>68574.7</text:p>
          </table:table-cell>
          <table:table-cell office:value-type="float" office:value="77195.2" calcext:value-type="float">
            <text:p>77195.2</text:p>
          </table:table-cell>
          <table:table-cell office:value-type="float" office:value="75970.3" calcext:value-type="float">
            <text:p>75970.3</text:p>
          </table:table-cell>
          <table:table-cell office:value-type="float" office:value="37853.1" calcext:value-type="float">
            <text:p>37853.1</text:p>
          </table:table-cell>
        </table:table-row>
        <table:table-row table:style-name="ro1">
          <table:table-cell office:value-type="string" calcext:value-type="string">
            <text:p>t18</text:p>
          </table:table-cell>
          <table:table-cell office:value-type="float" office:value="301.7" calcext:value-type="float">
            <text:p>301.7</text:p>
          </table:table-cell>
          <table:table-cell office:value-type="float" office:value="9211.4" calcext:value-type="float">
            <text:p>9211.4</text:p>
          </table:table-cell>
          <table:table-cell office:value-type="float" office:value="-133.2" calcext:value-type="float">
            <text:p>-133.2</text:p>
          </table:table-cell>
          <table:table-cell office:value-type="float" office:value="24743.1" calcext:value-type="float">
            <text:p>24743.1</text:p>
          </table:table-cell>
          <table:table-cell office:value-type="float" office:value="14494.1" calcext:value-type="float">
            <text:p>14494.1</text:p>
          </table:table-cell>
          <table:table-cell office:value-type="float" office:value="25490.2" calcext:value-type="float">
            <text:p>25490.2</text:p>
          </table:table-cell>
          <table:table-cell office:value-type="float" office:value="9300.8" calcext:value-type="float">
            <text:p>9300.8</text:p>
          </table:table-cell>
          <table:table-cell office:value-type="float" office:value="25786.5" calcext:value-type="float">
            <text:p>25786.5</text:p>
          </table:table-cell>
          <table:table-cell office:value-type="float" office:value="5124.5" calcext:value-type="float">
            <text:p>5124.5</text:p>
          </table:table-cell>
          <table:table-cell/>
          <table:table-cell office:value-type="float" office:value="7520.012" calcext:value-type="float">
            <text:p>7520.012</text:p>
          </table:table-cell>
          <table:table-cell office:value-type="float" office:value="30082.381" calcext:value-type="float">
            <text:p>30082.381</text:p>
          </table:table-cell>
          <table:table-cell office:value-type="float" office:value="10619.503" calcext:value-type="float">
            <text:p>10619.503</text:p>
          </table:table-cell>
          <table:table-cell office:value-type="float" office:value="45734.804" calcext:value-type="float">
            <text:p>45734.804</text:p>
          </table:table-cell>
          <table:table-cell office:value-type="float" office:value="37422.715" calcext:value-type="float">
            <text:p>37422.715</text:p>
          </table:table-cell>
          <table:table-cell office:value-type="float" office:value="51413.78" calcext:value-type="float">
            <text:p>51413.78</text:p>
          </table:table-cell>
          <table:table-cell office:value-type="float" office:value="28724.372" calcext:value-type="float">
            <text:p>28724.372</text:p>
          </table:table-cell>
          <table:table-cell office:value-type="float" office:value="53540.173" calcext:value-type="float">
            <text:p>53540.173</text:p>
          </table:table-cell>
          <table:table-cell office:value-type="float" office:value="16314.706" calcext:value-type="float">
            <text:p>16314.706</text:p>
          </table:table-cell>
          <table:table-cell/>
          <table:table-cell office:value-type="float" office:value="19705.3" calcext:value-type="float">
            <text:p>19705.3</text:p>
          </table:table-cell>
          <table:table-cell office:value-type="float" office:value="61563.9" calcext:value-type="float">
            <text:p>61563.9</text:p>
          </table:table-cell>
          <table:table-cell office:value-type="float" office:value="34636.2" calcext:value-type="float">
            <text:p>34636.2</text:p>
          </table:table-cell>
          <table:table-cell office:value-type="float" office:value="70776.8" calcext:value-type="float">
            <text:p>70776.8</text:p>
          </table:table-cell>
          <table:table-cell office:value-type="float" office:value="63233.4" calcext:value-type="float">
            <text:p>63233.4</text:p>
          </table:table-cell>
          <table:table-cell office:value-type="float" office:value="69452.6" calcext:value-type="float">
            <text:p>69452.6</text:p>
          </table:table-cell>
          <table:table-cell office:value-type="float" office:value="56452.4" calcext:value-type="float">
            <text:p>56452.4</text:p>
          </table:table-cell>
          <table:table-cell office:value-type="float" office:value="74693" calcext:value-type="float">
            <text:p>74693</text:p>
          </table:table-cell>
          <table:table-cell office:value-type="float" office:value="32846.8" calcext:value-type="float">
            <text:p>32846.8</text:p>
          </table:table-cell>
          <table:table-cell/>
          <table:table-cell office:value-type="float" office:value="36221.4" calcext:value-type="float">
            <text:p>36221.4</text:p>
          </table:table-cell>
          <table:table-cell office:value-type="float" office:value="78669.7" calcext:value-type="float">
            <text:p>78669.7</text:p>
          </table:table-cell>
          <table:table-cell office:value-type="float" office:value="66791.8" calcext:value-type="float">
            <text:p>66791.8</text:p>
          </table:table-cell>
          <table:table-cell office:value-type="float" office:value="70665.2" calcext:value-type="float">
            <text:p>70665.2</text:p>
          </table:table-cell>
          <table:table-cell office:value-type="float" office:value="62612.3" calcext:value-type="float">
            <text:p>62612.3</text:p>
          </table:table-cell>
          <table:table-cell office:value-type="float" office:value="56435.7" calcext:value-type="float">
            <text:p>56435.7</text:p>
          </table:table-cell>
          <table:table-cell office:value-type="float" office:value="68200.3" calcext:value-type="float">
            <text:p>68200.3</text:p>
          </table:table-cell>
          <table:table-cell office:value-type="float" office:value="61996.3" calcext:value-type="float">
            <text:p>61996.3</text:p>
          </table:table-cell>
          <table:table-cell office:value-type="float" office:value="56410.6" calcext:value-type="float">
            <text:p>56410.6</text:p>
          </table:table-cell>
        </table:table-row>
        <table:table-row table:style-name="ro1">
          <table:table-cell office:value-type="string" calcext:value-type="string">
            <text:p>t19</text:p>
          </table:table-cell>
          <table:table-cell office:value-type="float" office:value="1320.5" calcext:value-type="float">
            <text:p>1320.5</text:p>
          </table:table-cell>
          <table:table-cell office:value-type="float" office:value="7915.7" calcext:value-type="float">
            <text:p>7915.7</text:p>
          </table:table-cell>
          <table:table-cell office:value-type="float" office:value="17053.2" calcext:value-type="float">
            <text:p>17053.2</text:p>
          </table:table-cell>
          <table:table-cell office:value-type="float" office:value="3364.6" calcext:value-type="float">
            <text:p>3364.6</text:p>
          </table:table-cell>
          <table:table-cell office:value-type="float" office:value="23903.9" calcext:value-type="float">
            <text:p>23903.9</text:p>
          </table:table-cell>
          <table:table-cell office:value-type="float" office:value="22469.9" calcext:value-type="float">
            <text:p>22469.9</text:p>
          </table:table-cell>
          <table:table-cell office:value-type="float" office:value="26382" calcext:value-type="float">
            <text:p>26382</text:p>
          </table:table-cell>
          <table:table-cell office:value-type="float" office:value="16637.3" calcext:value-type="float">
            <text:p>16637.3</text:p>
          </table:table-cell>
          <table:table-cell office:value-type="float" office:value="2397.1" calcext:value-type="float">
            <text:p>2397.1</text:p>
          </table:table-cell>
          <table:table-cell/>
          <table:table-cell office:value-type="float" office:value="10197.922" calcext:value-type="float">
            <text:p>10197.922</text:p>
          </table:table-cell>
          <table:table-cell office:value-type="float" office:value="22707.661" calcext:value-type="float">
            <text:p>22707.661</text:p>
          </table:table-cell>
          <table:table-cell office:value-type="float" office:value="39615.524" calcext:value-type="float">
            <text:p>39615.524</text:p>
          </table:table-cell>
          <table:table-cell office:value-type="float" office:value="21013.683" calcext:value-type="float">
            <text:p>21013.683</text:p>
          </table:table-cell>
          <table:table-cell office:value-type="float" office:value="50473.349" calcext:value-type="float">
            <text:p>50473.349</text:p>
          </table:table-cell>
          <table:table-cell office:value-type="float" office:value="48450.115" calcext:value-type="float">
            <text:p>48450.115</text:p>
          </table:table-cell>
          <table:table-cell office:value-type="float" office:value="53686.195" calcext:value-type="float">
            <text:p>53686.195</text:p>
          </table:table-cell>
          <table:table-cell office:value-type="float" office:value="41152.056" calcext:value-type="float">
            <text:p>41152.056</text:p>
          </table:table-cell>
          <table:table-cell office:value-type="float" office:value="16001.347" calcext:value-type="float">
            <text:p>16001.347</text:p>
          </table:table-cell>
          <table:table-cell/>
          <table:table-cell office:value-type="float" office:value="23856.5" calcext:value-type="float">
            <text:p>23856.5</text:p>
          </table:table-cell>
          <table:table-cell office:value-type="float" office:value="45673.6" calcext:value-type="float">
            <text:p>45673.6</text:p>
          </table:table-cell>
          <table:table-cell office:value-type="float" office:value="62762.6" calcext:value-type="float">
            <text:p>62762.6</text:p>
          </table:table-cell>
          <table:table-cell office:value-type="float" office:value="49948" calcext:value-type="float">
            <text:p>49948</text:p>
          </table:table-cell>
          <table:table-cell office:value-type="float" office:value="76531.1" calcext:value-type="float">
            <text:p>76531.1</text:p>
          </table:table-cell>
          <table:table-cell office:value-type="float" office:value="75542.6" calcext:value-type="float">
            <text:p>75542.6</text:p>
          </table:table-cell>
          <table:table-cell office:value-type="float" office:value="76476.6" calcext:value-type="float">
            <text:p>76476.6</text:p>
          </table:table-cell>
          <table:table-cell office:value-type="float" office:value="71616.9" calcext:value-type="float">
            <text:p>71616.9</text:p>
          </table:table-cell>
          <table:table-cell office:value-type="float" office:value="40996.4" calcext:value-type="float">
            <text:p>40996.4</text:p>
          </table:table-cell>
          <table:table-cell/>
          <table:table-cell office:value-type="float" office:value="41283.3" calcext:value-type="float">
            <text:p>41283.3</text:p>
          </table:table-cell>
          <table:table-cell office:value-type="float" office:value="73990.6" calcext:value-type="float">
            <text:p>73990.6</text:p>
          </table:table-cell>
          <table:table-cell office:value-type="float" office:value="79420.4" calcext:value-type="float">
            <text:p>79420.4</text:p>
          </table:table-cell>
          <table:table-cell office:value-type="float" office:value="69066.3" calcext:value-type="float">
            <text:p>69066.3</text:p>
          </table:table-cell>
          <table:table-cell office:value-type="float" office:value="72083.7" calcext:value-type="float">
            <text:p>72083.7</text:p>
          </table:table-cell>
          <table:table-cell office:value-type="float" office:value="72691.4" calcext:value-type="float">
            <text:p>72691.4</text:p>
          </table:table-cell>
          <table:table-cell office:value-type="float" office:value="70499.1" calcext:value-type="float">
            <text:p>70499.1</text:p>
          </table:table-cell>
          <table:table-cell office:value-type="float" office:value="78428.8" calcext:value-type="float">
            <text:p>78428.8</text:p>
          </table:table-cell>
          <table:table-cell office:value-type="float" office:value="75870.5" calcext:value-type="float">
            <text:p>75870.5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float" office:value="-1754.1" calcext:value-type="float">
            <text:p>-1754.1</text:p>
          </table:table-cell>
          <table:table-cell office:value-type="float" office:value="1141.1" calcext:value-type="float">
            <text:p>1141.1</text:p>
          </table:table-cell>
          <table:table-cell office:value-type="float" office:value="435.9" calcext:value-type="float">
            <text:p>435.9</text:p>
          </table:table-cell>
          <table:table-cell office:value-type="float" office:value="23190.2" calcext:value-type="float">
            <text:p>23190.2</text:p>
          </table:table-cell>
          <table:table-cell office:value-type="float" office:value="24618.4" calcext:value-type="float">
            <text:p>24618.4</text:p>
          </table:table-cell>
          <table:table-cell office:value-type="float" office:value="21960.2" calcext:value-type="float">
            <text:p>21960.2</text:p>
          </table:table-cell>
          <table:table-cell office:value-type="float" office:value="21640.5" calcext:value-type="float">
            <text:p>21640.5</text:p>
          </table:table-cell>
          <table:table-cell office:value-type="float" office:value="20574.9" calcext:value-type="float">
            <text:p>20574.9</text:p>
          </table:table-cell>
          <table:table-cell office:value-type="float" office:value="17907.5" calcext:value-type="float">
            <text:p>17907.5</text:p>
          </table:table-cell>
          <table:table-cell/>
          <table:table-cell office:value-type="float" office:value="3318.112" calcext:value-type="float">
            <text:p>3318.112</text:p>
          </table:table-cell>
          <table:table-cell office:value-type="float" office:value="12992.932" calcext:value-type="float">
            <text:p>12992.932</text:p>
          </table:table-cell>
          <table:table-cell office:value-type="float" office:value="9770.135" calcext:value-type="float">
            <text:p>9770.135</text:p>
          </table:table-cell>
          <table:table-cell office:value-type="float" office:value="55644.191" calcext:value-type="float">
            <text:p>55644.191</text:p>
          </table:table-cell>
          <table:table-cell office:value-type="float" office:value="50419.18" calcext:value-type="float">
            <text:p>50419.18</text:p>
          </table:table-cell>
          <table:table-cell office:value-type="float" office:value="47138.033" calcext:value-type="float">
            <text:p>47138.033</text:p>
          </table:table-cell>
          <table:table-cell office:value-type="float" office:value="47508.623" calcext:value-type="float">
            <text:p>47508.623</text:p>
          </table:table-cell>
          <table:table-cell office:value-type="float" office:value="46310.298" calcext:value-type="float">
            <text:p>46310.298</text:p>
          </table:table-cell>
          <table:table-cell office:value-type="float" office:value="42327.772" calcext:value-type="float">
            <text:p>42327.772</text:p>
          </table:table-cell>
          <table:table-cell/>
          <table:table-cell office:value-type="float" office:value="13028.1" calcext:value-type="float">
            <text:p>13028.1</text:p>
          </table:table-cell>
          <table:table-cell office:value-type="float" office:value="37846.3" calcext:value-type="float">
            <text:p>37846.3</text:p>
          </table:table-cell>
          <table:table-cell office:value-type="float" office:value="22579.2" calcext:value-type="float">
            <text:p>22579.2</text:p>
          </table:table-cell>
          <table:table-cell office:value-type="float" office:value="74413.7" calcext:value-type="float">
            <text:p>74413.7</text:p>
          </table:table-cell>
          <table:table-cell office:value-type="float" office:value="72466.8" calcext:value-type="float">
            <text:p>72466.8</text:p>
          </table:table-cell>
          <table:table-cell office:value-type="float" office:value="72342.4" calcext:value-type="float">
            <text:p>72342.4</text:p>
          </table:table-cell>
          <table:table-cell office:value-type="float" office:value="72277.3" calcext:value-type="float">
            <text:p>72277.3</text:p>
          </table:table-cell>
          <table:table-cell office:value-type="float" office:value="71428.1" calcext:value-type="float">
            <text:p>71428.1</text:p>
          </table:table-cell>
          <table:table-cell office:value-type="float" office:value="69139.4" calcext:value-type="float">
            <text:p>69139.4</text:p>
          </table:table-cell>
          <table:table-cell/>
          <table:table-cell office:value-type="float" office:value="27562.1" calcext:value-type="float">
            <text:p>27562.1</text:p>
          </table:table-cell>
          <table:table-cell office:value-type="float" office:value="76010.4" calcext:value-type="float">
            <text:p>76010.4</text:p>
          </table:table-cell>
          <table:table-cell office:value-type="float" office:value="39898.6" calcext:value-type="float">
            <text:p>39898.6</text:p>
          </table:table-cell>
          <table:table-cell office:value-type="float" office:value="59718.1" calcext:value-type="float">
            <text:p>59718.1</text:p>
          </table:table-cell>
          <table:table-cell office:value-type="float" office:value="63897.6" calcext:value-type="float">
            <text:p>63897.6</text:p>
          </table:table-cell>
          <table:table-cell office:value-type="float" office:value="62658" calcext:value-type="float">
            <text:p>62658</text:p>
          </table:table-cell>
          <table:table-cell office:value-type="float" office:value="62906" calcext:value-type="float">
            <text:p>62906</text:p>
          </table:table-cell>
          <table:table-cell office:value-type="float" office:value="65041.9" calcext:value-type="float">
            <text:p>65041.9</text:p>
          </table:table-cell>
          <table:table-cell office:value-type="float" office:value="68484.1" calcext:value-type="float">
            <text:p>68484.1</text:p>
          </table:table-cell>
        </table:table-row>
        <table:table-row table:style-name="ro1">
          <table:table-cell office:value-type="string" calcext:value-type="string">
            <text:p>t21</text:p>
          </table:table-cell>
          <table:table-cell office:value-type="float" office:value="17908.6" calcext:value-type="float">
            <text:p>17908.6</text:p>
          </table:table-cell>
          <table:table-cell office:value-type="float" office:value="21995.2" calcext:value-type="float">
            <text:p>21995.2</text:p>
          </table:table-cell>
          <table:table-cell office:value-type="float" office:value="5672.9" calcext:value-type="float">
            <text:p>5672.9</text:p>
          </table:table-cell>
          <table:table-cell office:value-type="float" office:value="24760.4" calcext:value-type="float">
            <text:p>24760.4</text:p>
          </table:table-cell>
          <table:table-cell office:value-type="float" office:value="12402" calcext:value-type="float">
            <text:p>12402</text:p>
          </table:table-cell>
          <table:table-cell office:value-type="float" office:value="16753.7" calcext:value-type="float">
            <text:p>16753.7</text:p>
          </table:table-cell>
          <table:table-cell office:value-type="float" office:value="-2388.2" calcext:value-type="float">
            <text:p>-2388.2</text:p>
          </table:table-cell>
          <table:table-cell office:value-type="float" office:value="5879" calcext:value-type="float">
            <text:p>587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42564.116" calcext:value-type="float">
            <text:p>42564.116</text:p>
          </table:table-cell>
          <table:table-cell office:value-type="float" office:value="48300.913" calcext:value-type="float">
            <text:p>48300.913</text:p>
          </table:table-cell>
          <table:table-cell office:value-type="float" office:value="26314.767" calcext:value-type="float">
            <text:p>26314.767</text:p>
          </table:table-cell>
          <table:table-cell office:value-type="float" office:value="50778.112" calcext:value-type="float">
            <text:p>50778.112</text:p>
          </table:table-cell>
          <table:table-cell office:value-type="float" office:value="35910.441" calcext:value-type="float">
            <text:p>35910.441</text:p>
          </table:table-cell>
          <table:table-cell office:value-type="float" office:value="37401.4" calcext:value-type="float">
            <text:p>37401.4</text:p>
          </table:table-cell>
          <table:table-cell office:value-type="float" office:value="2409.24" calcext:value-type="float">
            <text:p>2409.24</text:p>
          </table:table-cell>
          <table:table-cell office:value-type="float" office:value="24777.411" calcext:value-type="float">
            <text:p>24777.411</text:p>
          </table:table-cell>
          <table:table-cell office:value-type="float" office:value="7112.516" calcext:value-type="float">
            <text:p>7112.516</text:p>
          </table:table-cell>
          <table:table-cell/>
          <table:table-cell office:value-type="float" office:value="70588.8" calcext:value-type="float">
            <text:p>70588.8</text:p>
          </table:table-cell>
          <table:table-cell office:value-type="float" office:value="73780.8" calcext:value-type="float">
            <text:p>73780.8</text:p>
          </table:table-cell>
          <table:table-cell office:value-type="float" office:value="56355.3" calcext:value-type="float">
            <text:p>56355.3</text:p>
          </table:table-cell>
          <table:table-cell office:value-type="float" office:value="73639.3" calcext:value-type="float">
            <text:p>73639.3</text:p>
          </table:table-cell>
          <table:table-cell office:value-type="float" office:value="68045.5" calcext:value-type="float">
            <text:p>68045.5</text:p>
          </table:table-cell>
          <table:table-cell office:value-type="float" office:value="61214.5" calcext:value-type="float">
            <text:p>61214.5</text:p>
          </table:table-cell>
          <table:table-cell office:value-type="float" office:value="14680" calcext:value-type="float">
            <text:p>14680</text:p>
          </table:table-cell>
          <table:table-cell office:value-type="float" office:value="55440.8" calcext:value-type="float">
            <text:p>55440.8</text:p>
          </table:table-cell>
          <table:table-cell office:value-type="float" office:value="20087.4" calcext:value-type="float">
            <text:p>20087.4</text:p>
          </table:table-cell>
          <table:table-cell/>
          <table:table-cell office:value-type="float" office:value="74816.5" calcext:value-type="float">
            <text:p>74816.5</text:p>
          </table:table-cell>
          <table:table-cell office:value-type="float" office:value="72099.2" calcext:value-type="float">
            <text:p>72099.2</text:p>
          </table:table-cell>
          <table:table-cell office:value-type="float" office:value="71921.5" calcext:value-type="float">
            <text:p>71921.5</text:p>
          </table:table-cell>
          <table:table-cell office:value-type="float" office:value="69189.1" calcext:value-type="float">
            <text:p>69189.1</text:p>
          </table:table-cell>
          <table:table-cell office:value-type="float" office:value="70195.9" calcext:value-type="float">
            <text:p>70195.9</text:p>
          </table:table-cell>
          <table:table-cell office:value-type="float" office:value="79372.3" calcext:value-type="float">
            <text:p>79372.3</text:p>
          </table:table-cell>
          <table:table-cell office:value-type="float" office:value="44703.3" calcext:value-type="float">
            <text:p>44703.3</text:p>
          </table:table-cell>
          <table:table-cell office:value-type="float" office:value="79597.3" calcext:value-type="float">
            <text:p>79597.3</text:p>
          </table:table-cell>
          <table:table-cell office:value-type="float" office:value="39642.8" calcext:value-type="float">
            <text:p>39642.8</text:p>
          </table:table-cell>
        </table:table-row>
        <table:table-row table:style-name="ro1">
          <table:table-cell office:value-type="string" calcext:value-type="string">
            <text:p>t22</text:p>
          </table:table-cell>
          <table:table-cell office:value-type="float" office:value="2724.7" calcext:value-type="float">
            <text:p>2724.7</text:p>
          </table:table-cell>
          <table:table-cell office:value-type="float" office:value="18270.7" calcext:value-type="float">
            <text:p>18270.7</text:p>
          </table:table-cell>
          <table:table-cell office:value-type="float" office:value="16923.5" calcext:value-type="float">
            <text:p>16923.5</text:p>
          </table:table-cell>
          <table:table-cell office:value-type="float" office:value="19906.8" calcext:value-type="float">
            <text:p>19906.8</text:p>
          </table:table-cell>
          <table:table-cell office:value-type="float" office:value="20786.3" calcext:value-type="float">
            <text:p>20786.3</text:p>
          </table:table-cell>
          <table:table-cell office:value-type="float" office:value="6331.6" calcext:value-type="float">
            <text:p>6331.6</text:p>
          </table:table-cell>
          <table:table-cell office:value-type="float" office:value="1785.9" calcext:value-type="float">
            <text:p>1785.9</text:p>
          </table:table-cell>
          <table:table-cell office:value-type="float" office:value="10669.6" calcext:value-type="float">
            <text:p>10669.6</text:p>
          </table:table-cell>
          <table:table-cell office:value-type="float" office:value="3919.8" calcext:value-type="float">
            <text:p>3919.8</text:p>
          </table:table-cell>
          <table:table-cell/>
          <table:table-cell office:value-type="float" office:value="16885.489" calcext:value-type="float">
            <text:p>16885.489</text:p>
          </table:table-cell>
          <table:table-cell office:value-type="float" office:value="45292.262" calcext:value-type="float">
            <text:p>45292.262</text:p>
          </table:table-cell>
          <table:table-cell office:value-type="float" office:value="37309.076" calcext:value-type="float">
            <text:p>37309.076</text:p>
          </table:table-cell>
          <table:table-cell office:value-type="float" office:value="50088.038" calcext:value-type="float">
            <text:p>50088.038</text:p>
          </table:table-cell>
          <table:table-cell office:value-type="float" office:value="44914.488" calcext:value-type="float">
            <text:p>44914.488</text:p>
          </table:table-cell>
          <table:table-cell office:value-type="float" office:value="23629.133" calcext:value-type="float">
            <text:p>23629.133</text:p>
          </table:table-cell>
          <table:table-cell office:value-type="float" office:value="10726.723" calcext:value-type="float">
            <text:p>10726.723</text:p>
          </table:table-cell>
          <table:table-cell office:value-type="float" office:value="31549.199" calcext:value-type="float">
            <text:p>31549.199</text:p>
          </table:table-cell>
          <table:table-cell office:value-type="float" office:value="15229.43" calcext:value-type="float">
            <text:p>15229.43</text:p>
          </table:table-cell>
          <table:table-cell/>
          <table:table-cell office:value-type="float" office:value="42424" calcext:value-type="float">
            <text:p>42424</text:p>
          </table:table-cell>
          <table:table-cell office:value-type="float" office:value="71246.2" calcext:value-type="float">
            <text:p>71246.2</text:p>
          </table:table-cell>
          <table:table-cell office:value-type="float" office:value="63068.8" calcext:value-type="float">
            <text:p>63068.8</text:p>
          </table:table-cell>
          <table:table-cell office:value-type="float" office:value="71215.8" calcext:value-type="float">
            <text:p>71215.8</text:p>
          </table:table-cell>
          <table:table-cell office:value-type="float" office:value="70580.6" calcext:value-type="float">
            <text:p>70580.6</text:p>
          </table:table-cell>
          <table:table-cell office:value-type="float" office:value="51931.7" calcext:value-type="float">
            <text:p>51931.7</text:p>
          </table:table-cell>
          <table:table-cell office:value-type="float" office:value="26252.9" calcext:value-type="float">
            <text:p>26252.9</text:p>
          </table:table-cell>
          <table:table-cell office:value-type="float" office:value="60617" calcext:value-type="float">
            <text:p>60617</text:p>
          </table:table-cell>
          <table:table-cell office:value-type="float" office:value="32465.7" calcext:value-type="float">
            <text:p>32465.7</text:p>
          </table:table-cell>
          <table:table-cell/>
          <table:table-cell office:value-type="float" office:value="76371.3" calcext:value-type="float">
            <text:p>76371.3</text:p>
          </table:table-cell>
          <table:table-cell office:value-type="float" office:value="67661" calcext:value-type="float">
            <text:p>67661</text:p>
          </table:table-cell>
          <table:table-cell office:value-type="float" office:value="79794.4" calcext:value-type="float">
            <text:p>79794.4</text:p>
          </table:table-cell>
          <table:table-cell office:value-type="float" office:value="61294.4" calcext:value-type="float">
            <text:p>61294.4</text:p>
          </table:table-cell>
          <table:table-cell office:value-type="float" office:value="80191.5" calcext:value-type="float">
            <text:p>80191.5</text:p>
          </table:table-cell>
          <table:table-cell office:value-type="float" office:value="65494.1" calcext:value-type="float">
            <text:p>65494.1</text:p>
          </table:table-cell>
          <table:table-cell office:value-type="float" office:value="51676.3" calcext:value-type="float">
            <text:p>51676.3</text:p>
          </table:table-cell>
          <table:table-cell office:value-type="float" office:value="66430.9" calcext:value-type="float">
            <text:p>66430.9</text:p>
          </table:table-cell>
          <table:table-cell office:value-type="float" office:value="53255.8" calcext:value-type="float">
            <text:p>53255.8</text:p>
          </table:table-cell>
        </table:table-row>
        <table:table-row table:style-name="ro1">
          <table:table-cell office:value-type="string" calcext:value-type="string">
            <text:p>t23</text:p>
          </table:table-cell>
          <table:table-cell office:value-type="float" office:value="5263.5" calcext:value-type="float">
            <text:p>5263.5</text:p>
          </table:table-cell>
          <table:table-cell office:value-type="float" office:value="24849.1" calcext:value-type="float">
            <text:p>24849.1</text:p>
          </table:table-cell>
          <table:table-cell office:value-type="float" office:value="6.1" calcext:value-type="float">
            <text:p>6.1</text:p>
          </table:table-cell>
          <table:table-cell office:value-type="float" office:value="13945.1" calcext:value-type="float">
            <text:p>13945.1</text:p>
          </table:table-cell>
          <table:table-cell office:value-type="float" office:value="8223.9" calcext:value-type="float">
            <text:p>8223.9</text:p>
          </table:table-cell>
          <table:table-cell office:value-type="float" office:value="16309.6" calcext:value-type="float">
            <text:p>16309.6</text:p>
          </table:table-cell>
          <table:table-cell office:value-type="float" office:value="4252" calcext:value-type="float">
            <text:p>4252</text:p>
          </table:table-cell>
          <table:table-cell office:value-type="float" office:value="23747.6" calcext:value-type="float">
            <text:p>23747.6</text:p>
          </table:table-cell>
          <table:table-cell office:value-type="float" office:value="1125.2" calcext:value-type="float">
            <text:p>1125.2</text:p>
          </table:table-cell>
          <table:table-cell/>
          <table:table-cell office:value-type="float" office:value="17220.163" calcext:value-type="float">
            <text:p>17220.163</text:p>
          </table:table-cell>
          <table:table-cell office:value-type="float" office:value="49048.924" calcext:value-type="float">
            <text:p>49048.924</text:p>
          </table:table-cell>
          <table:table-cell office:value-type="float" office:value="11594.862" calcext:value-type="float">
            <text:p>11594.862</text:p>
          </table:table-cell>
          <table:table-cell office:value-type="float" office:value="37003.607" calcext:value-type="float">
            <text:p>37003.607</text:p>
          </table:table-cell>
          <table:table-cell office:value-type="float" office:value="24518.103" calcext:value-type="float">
            <text:p>24518.103</text:p>
          </table:table-cell>
          <table:table-cell office:value-type="float" office:value="41089.761" calcext:value-type="float">
            <text:p>41089.761</text:p>
          </table:table-cell>
          <table:table-cell office:value-type="float" office:value="17287.757" calcext:value-type="float">
            <text:p>17287.757</text:p>
          </table:table-cell>
          <table:table-cell office:value-type="float" office:value="52339.139" calcext:value-type="float">
            <text:p>52339.139</text:p>
          </table:table-cell>
          <table:table-cell office:value-type="float" office:value="9112.186" calcext:value-type="float">
            <text:p>9112.186</text:p>
          </table:table-cell>
          <table:table-cell/>
          <table:table-cell office:value-type="float" office:value="35517.1" calcext:value-type="float">
            <text:p>35517.1</text:p>
          </table:table-cell>
          <table:table-cell office:value-type="float" office:value="69226.8" calcext:value-type="float">
            <text:p>69226.8</text:p>
          </table:table-cell>
          <table:table-cell office:value-type="float" office:value="35397.9" calcext:value-type="float">
            <text:p>35397.9</text:p>
          </table:table-cell>
          <table:table-cell office:value-type="float" office:value="65953" calcext:value-type="float">
            <text:p>65953</text:p>
          </table:table-cell>
          <table:table-cell office:value-type="float" office:value="48090.7" calcext:value-type="float">
            <text:p>48090.7</text:p>
          </table:table-cell>
          <table:table-cell office:value-type="float" office:value="71116.5" calcext:value-type="float">
            <text:p>71116.5</text:p>
          </table:table-cell>
          <table:table-cell office:value-type="float" office:value="39242.6" calcext:value-type="float">
            <text:p>39242.6</text:p>
          </table:table-cell>
          <table:table-cell office:value-type="float" office:value="77246.7" calcext:value-type="float">
            <text:p>77246.7</text:p>
          </table:table-cell>
          <table:table-cell office:value-type="float" office:value="22657.5" calcext:value-type="float">
            <text:p>22657.5</text:p>
          </table:table-cell>
          <table:table-cell/>
          <table:table-cell office:value-type="float" office:value="60111.6" calcext:value-type="float">
            <text:p>60111.6</text:p>
          </table:table-cell>
          <table:table-cell office:value-type="float" office:value="67291.8" calcext:value-type="float">
            <text:p>67291.8</text:p>
          </table:table-cell>
          <table:table-cell office:value-type="float" office:value="66818" calcext:value-type="float">
            <text:p>66818</text:p>
          </table:table-cell>
          <table:table-cell office:value-type="float" office:value="72261.3" calcext:value-type="float">
            <text:p>72261.3</text:p>
          </table:table-cell>
          <table:table-cell office:value-type="float" office:value="73635.7" calcext:value-type="float">
            <text:p>73635.7</text:p>
          </table:table-cell>
          <table:table-cell office:value-type="float" office:value="73474.7" calcext:value-type="float">
            <text:p>73474.7</text:p>
          </table:table-cell>
          <table:table-cell office:value-type="float" office:value="70397.4" calcext:value-type="float">
            <text:p>70397.4</text:p>
          </table:table-cell>
          <table:table-cell office:value-type="float" office:value="74995.7" calcext:value-type="float">
            <text:p>74995.7</text:p>
          </table:table-cell>
          <table:table-cell office:value-type="float" office:value="44183" calcext:value-type="float">
            <text:p>44183</text:p>
          </table:table-cell>
        </table:table-row>
        <table:table-row table:style-name="ro1">
          <table:table-cell office:value-type="string" calcext:value-type="string">
            <text:p>t24</text:p>
          </table:table-cell>
          <table:table-cell office:value-type="float" office:value="955" calcext:value-type="float">
            <text:p>955</text:p>
          </table:table-cell>
          <table:table-cell office:value-type="float" office:value="22441" calcext:value-type="float">
            <text:p>22441</text:p>
          </table:table-cell>
          <table:table-cell office:value-type="float" office:value="3894.5" calcext:value-type="float">
            <text:p>3894.5</text:p>
          </table:table-cell>
          <table:table-cell office:value-type="float" office:value="16581.1" calcext:value-type="float">
            <text:p>16581.1</text:p>
          </table:table-cell>
          <table:table-cell office:value-type="float" office:value="8291.8" calcext:value-type="float">
            <text:p>8291.8</text:p>
          </table:table-cell>
          <table:table-cell office:value-type="float" office:value="14458.4" calcext:value-type="float">
            <text:p>14458.4</text:p>
          </table:table-cell>
          <table:table-cell office:value-type="float" office:value="-5.4" calcext:value-type="float">
            <text:p>-5.4</text:p>
          </table:table-cell>
          <table:table-cell office:value-type="float" office:value="25670.4" calcext:value-type="float">
            <text:p>25670.4</text:p>
          </table:table-cell>
          <table:table-cell office:value-type="float" office:value="5631" calcext:value-type="float">
            <text:p>5631</text:p>
          </table:table-cell>
          <table:table-cell/>
          <table:table-cell office:value-type="float" office:value="8719.304" calcext:value-type="float">
            <text:p>8719.304</text:p>
          </table:table-cell>
          <table:table-cell office:value-type="float" office:value="50623.846" calcext:value-type="float">
            <text:p>50623.846</text:p>
          </table:table-cell>
          <table:table-cell office:value-type="float" office:value="16779.858" calcext:value-type="float">
            <text:p>16779.858</text:p>
          </table:table-cell>
          <table:table-cell office:value-type="float" office:value="41391.345" calcext:value-type="float">
            <text:p>41391.345</text:p>
          </table:table-cell>
          <table:table-cell office:value-type="float" office:value="24751.15" calcext:value-type="float">
            <text:p>24751.15</text:p>
          </table:table-cell>
          <table:table-cell office:value-type="float" office:value="37521.044" calcext:value-type="float">
            <text:p>37521.044</text:p>
          </table:table-cell>
          <table:table-cell office:value-type="float" office:value="11721.348" calcext:value-type="float">
            <text:p>11721.348</text:p>
          </table:table-cell>
          <table:table-cell office:value-type="float" office:value="50107.587" calcext:value-type="float">
            <text:p>50107.587</text:p>
          </table:table-cell>
          <table:table-cell office:value-type="float" office:value="17920.599" calcext:value-type="float">
            <text:p>17920.599</text:p>
          </table:table-cell>
          <table:table-cell/>
          <table:table-cell office:value-type="float" office:value="21893.4" calcext:value-type="float">
            <text:p>21893.4</text:p>
          </table:table-cell>
          <table:table-cell office:value-type="float" office:value="74465.7" calcext:value-type="float">
            <text:p>74465.7</text:p>
          </table:table-cell>
          <table:table-cell office:value-type="float" office:value="38788.4" calcext:value-type="float">
            <text:p>38788.4</text:p>
          </table:table-cell>
          <table:table-cell office:value-type="float" office:value="70392.9" calcext:value-type="float">
            <text:p>70392.9</text:p>
          </table:table-cell>
          <table:table-cell office:value-type="float" office:value="48568.4" calcext:value-type="float">
            <text:p>48568.4</text:p>
          </table:table-cell>
          <table:table-cell office:value-type="float" office:value="65075.7" calcext:value-type="float">
            <text:p>65075.7</text:p>
          </table:table-cell>
          <table:table-cell office:value-type="float" office:value="35971.5" calcext:value-type="float">
            <text:p>35971.5</text:p>
          </table:table-cell>
          <table:table-cell office:value-type="float" office:value="68150.2" calcext:value-type="float">
            <text:p>68150.2</text:p>
          </table:table-cell>
          <table:table-cell office:value-type="float" office:value="36671" calcext:value-type="float">
            <text:p>36671</text:p>
          </table:table-cell>
          <table:table-cell/>
          <table:table-cell office:value-type="float" office:value="42743.9" calcext:value-type="float">
            <text:p>42743.9</text:p>
          </table:table-cell>
          <table:table-cell office:value-type="float" office:value="68426.8" calcext:value-type="float">
            <text:p>68426.8</text:p>
          </table:table-cell>
          <table:table-cell office:value-type="float" office:value="69972.5" calcext:value-type="float">
            <text:p>69972.5</text:p>
          </table:table-cell>
          <table:table-cell office:value-type="float" office:value="65735.4" calcext:value-type="float">
            <text:p>65735.4</text:p>
          </table:table-cell>
          <table:table-cell office:value-type="float" office:value="72078.9" calcext:value-type="float">
            <text:p>72078.9</text:p>
          </table:table-cell>
          <table:table-cell office:value-type="float" office:value="65104.6" calcext:value-type="float">
            <text:p>65104.6</text:p>
          </table:table-cell>
          <table:table-cell office:value-type="float" office:value="66457.9" calcext:value-type="float">
            <text:p>66457.9</text:p>
          </table:table-cell>
          <table:table-cell office:value-type="float" office:value="59217" calcext:value-type="float">
            <text:p>59217</text:p>
          </table:table-cell>
          <table:table-cell office:value-type="float" office:value="61179.9" calcext:value-type="float">
            <text:p>61179.9</text:p>
          </table:table-cell>
        </table:table-row>
        <table:table-row table:style-name="ro1">
          <table:table-cell office:value-type="string" calcext:value-type="string">
            <text:p>t25</text:p>
          </table:table-cell>
          <table:table-cell office:value-type="float" office:value="3615.8" calcext:value-type="float">
            <text:p>3615.8</text:p>
          </table:table-cell>
          <table:table-cell office:value-type="float" office:value="10497.1" calcext:value-type="float">
            <text:p>10497.1</text:p>
          </table:table-cell>
          <table:table-cell office:value-type="float" office:value="2209.1" calcext:value-type="float">
            <text:p>2209.1</text:p>
          </table:table-cell>
          <table:table-cell office:value-type="float" office:value="6169.5" calcext:value-type="float">
            <text:p>6169.5</text:p>
          </table:table-cell>
          <table:table-cell office:value-type="float" office:value="21232.1" calcext:value-type="float">
            <text:p>21232.1</text:p>
          </table:table-cell>
          <table:table-cell office:value-type="float" office:value="19225.7" calcext:value-type="float">
            <text:p>19225.7</text:p>
          </table:table-cell>
          <table:table-cell office:value-type="float" office:value="17720.6" calcext:value-type="float">
            <text:p>17720.6</text:p>
          </table:table-cell>
          <table:table-cell office:value-type="float" office:value="19325.9" calcext:value-type="float">
            <text:p>19325.9</text:p>
          </table:table-cell>
          <table:table-cell office:value-type="float" office:value="2940.4" calcext:value-type="float">
            <text:p>2940.4</text:p>
          </table:table-cell>
          <table:table-cell/>
          <table:table-cell office:value-type="float" office:value="14670.305" calcext:value-type="float">
            <text:p>14670.305</text:p>
          </table:table-cell>
          <table:table-cell office:value-type="float" office:value="31153.761" calcext:value-type="float">
            <text:p>31153.761</text:p>
          </table:table-cell>
          <table:table-cell office:value-type="float" office:value="11537.889" calcext:value-type="float">
            <text:p>11537.889</text:p>
          </table:table-cell>
          <table:table-cell office:value-type="float" office:value="22997.821" calcext:value-type="float">
            <text:p>22997.821</text:p>
          </table:table-cell>
          <table:table-cell office:value-type="float" office:value="45970.913" calcext:value-type="float">
            <text:p>45970.913</text:p>
          </table:table-cell>
          <table:table-cell office:value-type="float" office:value="49170.335" calcext:value-type="float">
            <text:p>49170.335</text:p>
          </table:table-cell>
          <table:table-cell office:value-type="float" office:value="38435.333" calcext:value-type="float">
            <text:p>38435.333</text:p>
          </table:table-cell>
          <table:table-cell office:value-type="float" office:value="46684.774" calcext:value-type="float">
            <text:p>46684.774</text:p>
          </table:table-cell>
          <table:table-cell office:value-type="float" office:value="17424.947" calcext:value-type="float">
            <text:p>17424.947</text:p>
          </table:table-cell>
          <table:table-cell/>
          <table:table-cell office:value-type="float" office:value="31607.3" calcext:value-type="float">
            <text:p>31607.3</text:p>
          </table:table-cell>
          <table:table-cell office:value-type="float" office:value="60387.2" calcext:value-type="float">
            <text:p>60387.2</text:p>
          </table:table-cell>
          <table:table-cell office:value-type="float" office:value="27344.2" calcext:value-type="float">
            <text:p>27344.2</text:p>
          </table:table-cell>
          <table:table-cell office:value-type="float" office:value="50932.4" calcext:value-type="float">
            <text:p>50932.4</text:p>
          </table:table-cell>
          <table:table-cell office:value-type="float" office:value="72262.8" calcext:value-type="float">
            <text:p>72262.8</text:p>
          </table:table-cell>
          <table:table-cell office:value-type="float" office:value="73990.5" calcext:value-type="float">
            <text:p>73990.5</text:p>
          </table:table-cell>
          <table:table-cell office:value-type="float" office:value="64271.4" calcext:value-type="float">
            <text:p>64271.4</text:p>
          </table:table-cell>
          <table:table-cell office:value-type="float" office:value="73318.7" calcext:value-type="float">
            <text:p>73318.7</text:p>
          </table:table-cell>
          <table:table-cell office:value-type="float" office:value="43564.3" calcext:value-type="float">
            <text:p>43564.3</text:p>
          </table:table-cell>
          <table:table-cell/>
          <table:table-cell office:value-type="float" office:value="52325.8" calcext:value-type="float">
            <text:p>52325.8</text:p>
          </table:table-cell>
          <table:table-cell office:value-type="float" office:value="71688.6" calcext:value-type="float">
            <text:p>71688.6</text:p>
          </table:table-cell>
          <table:table-cell office:value-type="float" office:value="52800.7" calcext:value-type="float">
            <text:p>52800.7</text:p>
          </table:table-cell>
          <table:table-cell office:value-type="float" office:value="70815.5" calcext:value-type="float">
            <text:p>70815.5</text:p>
          </table:table-cell>
          <table:table-cell office:value-type="float" office:value="85058.5" calcext:value-type="float">
            <text:p>85058.5</text:p>
          </table:table-cell>
          <table:table-cell office:value-type="float" office:value="69241.2" calcext:value-type="float">
            <text:p>69241.2</text:p>
          </table:table-cell>
          <table:table-cell office:value-type="float" office:value="83116.2" calcext:value-type="float">
            <text:p>83116.2</text:p>
          </table:table-cell>
          <table:table-cell office:value-type="float" office:value="73943.7" calcext:value-type="float">
            <text:p>73943.7</text:p>
          </table:table-cell>
          <table:table-cell office:value-type="float" office:value="78557.2" calcext:value-type="float">
            <text:p>78557.2</text:p>
          </table:table-cell>
        </table:table-row>
        <table:table-row table:style-name="ro1">
          <table:table-cell office:value-type="string" calcext:value-type="string">
            <text:p>t26</text:p>
          </table:table-cell>
          <table:table-cell office:value-type="float" office:value="-117.9" calcext:value-type="float">
            <text:p>-117.9</text:p>
          </table:table-cell>
          <table:table-cell office:value-type="float" office:value="5398.4" calcext:value-type="float">
            <text:p>5398.4</text:p>
          </table:table-cell>
          <table:table-cell office:value-type="float" office:value="-2370.3" calcext:value-type="float">
            <text:p>-2370.3</text:p>
          </table:table-cell>
          <table:table-cell office:value-type="float" office:value="17250.2" calcext:value-type="float">
            <text:p>17250.2</text:p>
          </table:table-cell>
          <table:table-cell office:value-type="float" office:value="12850.5" calcext:value-type="float">
            <text:p>12850.5</text:p>
          </table:table-cell>
          <table:table-cell office:value-type="float" office:value="25710.3" calcext:value-type="float">
            <text:p>25710.3</text:p>
          </table:table-cell>
          <table:table-cell office:value-type="float" office:value="5786.4" calcext:value-type="float">
            <text:p>5786.4</text:p>
          </table:table-cell>
          <table:table-cell office:value-type="float" office:value="22708.3" calcext:value-type="float">
            <text:p>22708.3</text:p>
          </table:table-cell>
          <table:table-cell office:value-type="float" office:value="18294.8" calcext:value-type="float">
            <text:p>18294.8</text:p>
          </table:table-cell>
          <table:table-cell/>
          <table:table-cell office:value-type="float" office:value="6759.989" calcext:value-type="float">
            <text:p>6759.989</text:p>
          </table:table-cell>
          <table:table-cell office:value-type="float" office:value="23828.147" calcext:value-type="float">
            <text:p>23828.147</text:p>
          </table:table-cell>
          <table:table-cell office:value-type="float" office:value="2465.141" calcext:value-type="float">
            <text:p>2465.141</text:p>
          </table:table-cell>
          <table:table-cell office:value-type="float" office:value="38261.873" calcext:value-type="float">
            <text:p>38261.873</text:p>
          </table:table-cell>
          <table:table-cell office:value-type="float" office:value="36382.305" calcext:value-type="float">
            <text:p>36382.305</text:p>
          </table:table-cell>
          <table:table-cell office:value-type="float" office:value="51562.629" calcext:value-type="float">
            <text:p>51562.629</text:p>
          </table:table-cell>
          <table:table-cell office:value-type="float" office:value="26639.903" calcext:value-type="float">
            <text:p>26639.903</text:p>
          </table:table-cell>
          <table:table-cell office:value-type="float" office:value="48968.376" calcext:value-type="float">
            <text:p>48968.376</text:p>
          </table:table-cell>
          <table:table-cell office:value-type="float" office:value="43015.962" calcext:value-type="float">
            <text:p>43015.962</text:p>
          </table:table-cell>
          <table:table-cell/>
          <table:table-cell office:value-type="float" office:value="19455.2" calcext:value-type="float">
            <text:p>19455.2</text:p>
          </table:table-cell>
          <table:table-cell office:value-type="float" office:value="54144.1" calcext:value-type="float">
            <text:p>54144.1</text:p>
          </table:table-cell>
          <table:table-cell office:value-type="float" office:value="14959" calcext:value-type="float">
            <text:p>14959</text:p>
          </table:table-cell>
          <table:table-cell office:value-type="float" office:value="61632.4" calcext:value-type="float">
            <text:p>61632.4</text:p>
          </table:table-cell>
          <table:table-cell office:value-type="float" office:value="67240.5" calcext:value-type="float">
            <text:p>67240.5</text:p>
          </table:table-cell>
          <table:table-cell office:value-type="float" office:value="70838.2" calcext:value-type="float">
            <text:p>70838.2</text:p>
          </table:table-cell>
          <table:table-cell office:value-type="float" office:value="56838.1" calcext:value-type="float">
            <text:p>56838.1</text:p>
          </table:table-cell>
          <table:table-cell office:value-type="float" office:value="71667.8" calcext:value-type="float">
            <text:p>71667.8</text:p>
          </table:table-cell>
          <table:table-cell office:value-type="float" office:value="68980.9" calcext:value-type="float">
            <text:p>68980.9</text:p>
          </table:table-cell>
          <table:table-cell/>
          <table:table-cell office:value-type="float" office:value="38618.2" calcext:value-type="float">
            <text:p>38618.2</text:p>
          </table:table-cell>
          <table:table-cell office:value-type="float" office:value="75318.1" calcext:value-type="float">
            <text:p>75318.1</text:p>
          </table:table-cell>
          <table:table-cell office:value-type="float" office:value="45374.5" calcext:value-type="float">
            <text:p>45374.5</text:p>
          </table:table-cell>
          <table:table-cell office:value-type="float" office:value="75463.9" calcext:value-type="float">
            <text:p>75463.9</text:p>
          </table:table-cell>
          <table:table-cell office:value-type="float" office:value="62031.6" calcext:value-type="float">
            <text:p>62031.6</text:p>
          </table:table-cell>
          <table:table-cell office:value-type="float" office:value="61036.1" calcext:value-type="float">
            <text:p>61036.1</text:p>
          </table:table-cell>
          <table:table-cell office:value-type="float" office:value="66805.7" calcext:value-type="float">
            <text:p>66805.7</text:p>
          </table:table-cell>
          <table:table-cell office:value-type="float" office:value="63905.2" calcext:value-type="float">
            <text:p>63905.2</text:p>
          </table:table-cell>
          <table:table-cell office:value-type="float" office:value="67566" calcext:value-type="float">
            <text:p>67566</text:p>
          </table:table-cell>
        </table:table-row>
        <table:table-row table:style-name="ro1">
          <table:table-cell office:value-type="string" calcext:value-type="string">
            <text:p>t27</text:p>
          </table:table-cell>
          <table:table-cell office:value-type="float" office:value="17730.9" calcext:value-type="float">
            <text:p>17730.9</text:p>
          </table:table-cell>
          <table:table-cell office:value-type="float" office:value="23434.7" calcext:value-type="float">
            <text:p>23434.7</text:p>
          </table:table-cell>
          <table:table-cell office:value-type="float" office:value="-281" calcext:value-type="float">
            <text:p>-281</text:p>
          </table:table-cell>
          <table:table-cell office:value-type="float" office:value="13109.1" calcext:value-type="float">
            <text:p>13109.1</text:p>
          </table:table-cell>
          <table:table-cell office:value-type="float" office:value="5667.3" calcext:value-type="float">
            <text:p>5667.3</text:p>
          </table:table-cell>
          <table:table-cell office:value-type="float" office:value="13622.8" calcext:value-type="float">
            <text:p>13622.8</text:p>
          </table:table-cell>
          <table:table-cell office:value-type="float" office:value="2415.7" calcext:value-type="float">
            <text:p>2415.7</text:p>
          </table:table-cell>
          <table:table-cell office:value-type="float" office:value="7641.6" calcext:value-type="float">
            <text:p>7641.6</text:p>
          </table:table-cell>
          <table:table-cell office:value-type="float" office:value="2760.7" calcext:value-type="float">
            <text:p>2760.7</text:p>
          </table:table-cell>
          <table:table-cell/>
          <table:table-cell office:value-type="float" office:value="42324.122" calcext:value-type="float">
            <text:p>42324.122</text:p>
          </table:table-cell>
          <table:table-cell office:value-type="float" office:value="51063.798" calcext:value-type="float">
            <text:p>51063.798</text:p>
          </table:table-cell>
          <table:table-cell office:value-type="float" office:value="8347.641" calcext:value-type="float">
            <text:p>8347.641</text:p>
          </table:table-cell>
          <table:table-cell office:value-type="float" office:value="35126.159" calcext:value-type="float">
            <text:p>35126.159</text:p>
          </table:table-cell>
          <table:table-cell office:value-type="float" office:value="21734.845" calcext:value-type="float">
            <text:p>21734.845</text:p>
          </table:table-cell>
          <table:table-cell office:value-type="float" office:value="37257.615" calcext:value-type="float">
            <text:p>37257.615</text:p>
          </table:table-cell>
          <table:table-cell office:value-type="float" office:value="12326.528" calcext:value-type="float">
            <text:p>12326.528</text:p>
          </table:table-cell>
          <table:table-cell office:value-type="float" office:value="23902.925" calcext:value-type="float">
            <text:p>23902.925</text:p>
          </table:table-cell>
          <table:table-cell office:value-type="float" office:value="13410.391" calcext:value-type="float">
            <text:p>13410.391</text:p>
          </table:table-cell>
          <table:table-cell/>
          <table:table-cell office:value-type="float" office:value="70293.1" calcext:value-type="float">
            <text:p>70293.1</text:p>
          </table:table-cell>
          <table:table-cell office:value-type="float" office:value="75228.9" calcext:value-type="float">
            <text:p>75228.9</text:p>
          </table:table-cell>
          <table:table-cell office:value-type="float" office:value="29176.4" calcext:value-type="float">
            <text:p>29176.4</text:p>
          </table:table-cell>
          <table:table-cell office:value-type="float" office:value="62145.3" calcext:value-type="float">
            <text:p>62145.3</text:p>
          </table:table-cell>
          <table:table-cell office:value-type="float" office:value="49561.8" calcext:value-type="float">
            <text:p>49561.8</text:p>
          </table:table-cell>
          <table:table-cell office:value-type="float" office:value="69618" calcext:value-type="float">
            <text:p>69618</text:p>
          </table:table-cell>
          <table:table-cell office:value-type="float" office:value="29495" calcext:value-type="float">
            <text:p>29495</text:p>
          </table:table-cell>
          <table:table-cell office:value-type="float" office:value="48758.9" calcext:value-type="float">
            <text:p>48758.9</text:p>
          </table:table-cell>
          <table:table-cell office:value-type="float" office:value="30757.2" calcext:value-type="float">
            <text:p>30757.2</text:p>
          </table:table-cell>
          <table:table-cell/>
          <table:table-cell office:value-type="float" office:value="74521.6" calcext:value-type="float">
            <text:p>74521.6</text:p>
          </table:table-cell>
          <table:table-cell office:value-type="float" office:value="70550" calcext:value-type="float">
            <text:p>70550</text:p>
          </table:table-cell>
          <table:table-cell office:value-type="float" office:value="66380.8" calcext:value-type="float">
            <text:p>66380.8</text:p>
          </table:table-cell>
          <table:table-cell office:value-type="float" office:value="78795.7" calcext:value-type="float">
            <text:p>78795.7</text:p>
          </table:table-cell>
          <table:table-cell office:value-type="float" office:value="72541.1" calcext:value-type="float">
            <text:p>72541.1</text:p>
          </table:table-cell>
          <table:table-cell office:value-type="float" office:value="79641.8" calcext:value-type="float">
            <text:p>79641.8</text:p>
          </table:table-cell>
          <table:table-cell office:value-type="float" office:value="56575.2" calcext:value-type="float">
            <text:p>56575.2</text:p>
          </table:table-cell>
          <table:table-cell office:value-type="float" office:value="77623.2" calcext:value-type="float">
            <text:p>77623.2</text:p>
          </table:table-cell>
          <table:table-cell office:value-type="float" office:value="57295.7" calcext:value-type="float">
            <text:p>57295.7</text:p>
          </table:table-cell>
        </table:table-row>
        <table:table-row table:style-name="ro1">
          <table:table-cell office:value-type="string" calcext:value-type="string">
            <text:p>t28</text:p>
          </table:table-cell>
          <table:table-cell office:value-type="float" office:value="3264.5" calcext:value-type="float">
            <text:p>3264.5</text:p>
          </table:table-cell>
          <table:table-cell office:value-type="float" office:value="11139.4" calcext:value-type="float">
            <text:p>11139.4</text:p>
          </table:table-cell>
          <table:table-cell office:value-type="float" office:value="19059" calcext:value-type="float">
            <text:p>19059</text:p>
          </table:table-cell>
          <table:table-cell office:value-type="float" office:value="10573.1" calcext:value-type="float">
            <text:p>10573.1</text:p>
          </table:table-cell>
          <table:table-cell office:value-type="float" office:value="11884.5" calcext:value-type="float">
            <text:p>11884.5</text:p>
          </table:table-cell>
          <table:table-cell office:value-type="float" office:value="6348.7" calcext:value-type="float">
            <text:p>6348.7</text:p>
          </table:table-cell>
          <table:table-cell office:value-type="float" office:value="-2515.6" calcext:value-type="float">
            <text:p>-2515.6</text:p>
          </table:table-cell>
          <table:table-cell office:value-type="float" office:value="12195.8" calcext:value-type="float">
            <text:p>12195.8</text:p>
          </table:table-cell>
          <table:table-cell office:value-type="float" office:value="9227.9" calcext:value-type="float">
            <text:p>9227.9</text:p>
          </table:table-cell>
          <table:table-cell/>
          <table:table-cell office:value-type="float" office:value="17870.904" calcext:value-type="float">
            <text:p>17870.904</text:p>
          </table:table-cell>
          <table:table-cell office:value-type="float" office:value="39214.669" calcext:value-type="float">
            <text:p>39214.669</text:p>
          </table:table-cell>
          <table:table-cell office:value-type="float" office:value="40207.503" calcext:value-type="float">
            <text:p>40207.503</text:p>
          </table:table-cell>
          <table:table-cell office:value-type="float" office:value="30501.489" calcext:value-type="float">
            <text:p>30501.489</text:p>
          </table:table-cell>
          <table:table-cell office:value-type="float" office:value="30540.349" calcext:value-type="float">
            <text:p>30540.349</text:p>
          </table:table-cell>
          <table:table-cell office:value-type="float" office:value="24074.619" calcext:value-type="float">
            <text:p>24074.619</text:p>
          </table:table-cell>
          <table:table-cell office:value-type="float" office:value="2148.343" calcext:value-type="float">
            <text:p>2148.343</text:p>
          </table:table-cell>
          <table:table-cell office:value-type="float" office:value="30018.202" calcext:value-type="float">
            <text:p>30018.202</text:p>
          </table:table-cell>
          <table:table-cell office:value-type="float" office:value="24649.523" calcext:value-type="float">
            <text:p>24649.523</text:p>
          </table:table-cell>
          <table:table-cell/>
          <table:table-cell office:value-type="float" office:value="43911.6" calcext:value-type="float">
            <text:p>43911.6</text:p>
          </table:table-cell>
          <table:table-cell office:value-type="float" office:value="68517.7" calcext:value-type="float">
            <text:p>68517.7</text:p>
          </table:table-cell>
          <table:table-cell office:value-type="float" office:value="62414.4" calcext:value-type="float">
            <text:p>62414.4</text:p>
          </table:table-cell>
          <table:table-cell office:value-type="float" office:value="59991.6" calcext:value-type="float">
            <text:p>59991.6</text:p>
          </table:table-cell>
          <table:table-cell office:value-type="float" office:value="53873.6" calcext:value-type="float">
            <text:p>53873.6</text:p>
          </table:table-cell>
          <table:table-cell office:value-type="float" office:value="51428.7" calcext:value-type="float">
            <text:p>51428.7</text:p>
          </table:table-cell>
          <table:table-cell office:value-type="float" office:value="15586.2" calcext:value-type="float">
            <text:p>15586.2</text:p>
          </table:table-cell>
          <table:table-cell office:value-type="float" office:value="58822" calcext:value-type="float">
            <text:p>58822</text:p>
          </table:table-cell>
          <table:table-cell office:value-type="float" office:value="46282.2" calcext:value-type="float">
            <text:p>46282.2</text:p>
          </table:table-cell>
          <table:table-cell/>
          <table:table-cell office:value-type="float" office:value="78069.5" calcext:value-type="float">
            <text:p>78069.5</text:p>
          </table:table-cell>
          <table:table-cell office:value-type="float" office:value="68011.9" calcext:value-type="float">
            <text:p>68011.9</text:p>
          </table:table-cell>
          <table:table-cell office:value-type="float" office:value="80178.4" calcext:value-type="float">
            <text:p>80178.4</text:p>
          </table:table-cell>
          <table:table-cell office:value-type="float" office:value="63074.5" calcext:value-type="float">
            <text:p>63074.5</text:p>
          </table:table-cell>
          <table:table-cell office:value-type="float" office:value="78180.8" calcext:value-type="float">
            <text:p>78180.8</text:p>
          </table:table-cell>
          <table:table-cell office:value-type="float" office:value="70306.3" calcext:value-type="float">
            <text:p>70306.3</text:p>
          </table:table-cell>
          <table:table-cell office:value-type="float" office:value="47025.9" calcext:value-type="float">
            <text:p>47025.9</text:p>
          </table:table-cell>
          <table:table-cell office:value-type="float" office:value="71087.7" calcext:value-type="float">
            <text:p>71087.7</text:p>
          </table:table-cell>
          <table:table-cell office:value-type="float" office:value="63380.9" calcext:value-type="float">
            <text:p>63380.9</text:p>
          </table:table-cell>
        </table:table-row>
        <table:table-row table:style-name="ro1">
          <table:table-cell office:value-type="string" calcext:value-type="string">
            <text:p>t29</text:p>
          </table:table-cell>
          <table:table-cell office:value-type="float" office:value="8460.6" calcext:value-type="float">
            <text:p>8460.6</text:p>
          </table:table-cell>
          <table:table-cell office:value-type="float" office:value="11807.2" calcext:value-type="float">
            <text:p>11807.2</text:p>
          </table:table-cell>
          <table:table-cell office:value-type="float" office:value="-2489.1" calcext:value-type="float">
            <text:p>-2489.1</text:p>
          </table:table-cell>
          <table:table-cell office:value-type="float" office:value="6001.8" calcext:value-type="float">
            <text:p>6001.8</text:p>
          </table:table-cell>
          <table:table-cell office:value-type="float" office:value="12247.7" calcext:value-type="float">
            <text:p>12247.7</text:p>
          </table:table-cell>
          <table:table-cell office:value-type="float" office:value="10470.2" calcext:value-type="float">
            <text:p>10470.2</text:p>
          </table:table-cell>
          <table:table-cell office:value-type="float" office:value="20057.4" calcext:value-type="float">
            <text:p>20057.4</text:p>
          </table:table-cell>
          <table:table-cell office:value-type="float" office:value="11336.2" calcext:value-type="float">
            <text:p>11336.2</text:p>
          </table:table-cell>
          <table:table-cell office:value-type="float" office:value="3679.1" calcext:value-type="float">
            <text:p>3679.1</text:p>
          </table:table-cell>
          <table:table-cell/>
          <table:table-cell office:value-type="float" office:value="23319.306" calcext:value-type="float">
            <text:p>23319.306</text:p>
          </table:table-cell>
          <table:table-cell office:value-type="float" office:value="29669.985" calcext:value-type="float">
            <text:p>29669.985</text:p>
          </table:table-cell>
          <table:table-cell office:value-type="float" office:value="2208.071" calcext:value-type="float">
            <text:p>2208.071</text:p>
          </table:table-cell>
          <table:table-cell office:value-type="float" office:value="23495.711" calcext:value-type="float">
            <text:p>23495.711</text:p>
          </table:table-cell>
          <table:table-cell office:value-type="float" office:value="31241.728" calcext:value-type="float">
            <text:p>31241.728</text:p>
          </table:table-cell>
          <table:table-cell office:value-type="float" office:value="30200.965" calcext:value-type="float">
            <text:p>30200.965</text:p>
          </table:table-cell>
          <table:table-cell office:value-type="float" office:value="41720.719" calcext:value-type="float">
            <text:p>41720.719</text:p>
          </table:table-cell>
          <table:table-cell office:value-type="float" office:value="39310.879" calcext:value-type="float">
            <text:p>39310.879</text:p>
          </table:table-cell>
          <table:table-cell office:value-type="float" office:value="18781.071" calcext:value-type="float">
            <text:p>18781.071</text:p>
          </table:table-cell>
          <table:table-cell/>
          <table:table-cell office:value-type="float" office:value="44385.9" calcext:value-type="float">
            <text:p>44385.9</text:p>
          </table:table-cell>
          <table:table-cell office:value-type="float" office:value="58978.2" calcext:value-type="float">
            <text:p>58978.2</text:p>
          </table:table-cell>
          <table:table-cell office:value-type="float" office:value="15626.7" calcext:value-type="float">
            <text:p>15626.7</text:p>
          </table:table-cell>
          <table:table-cell office:value-type="float" office:value="50957" calcext:value-type="float">
            <text:p>50957</text:p>
          </table:table-cell>
          <table:table-cell office:value-type="float" office:value="54907.4" calcext:value-type="float">
            <text:p>54907.4</text:p>
          </table:table-cell>
          <table:table-cell office:value-type="float" office:value="59564.9" calcext:value-type="float">
            <text:p>59564.9</text:p>
          </table:table-cell>
          <table:table-cell office:value-type="float" office:value="64301.1" calcext:value-type="float">
            <text:p>64301.1</text:p>
          </table:table-cell>
          <table:table-cell office:value-type="float" office:value="70323.2" calcext:value-type="float">
            <text:p>70323.2</text:p>
          </table:table-cell>
          <table:table-cell office:value-type="float" office:value="45505" calcext:value-type="float">
            <text:p>45505</text:p>
          </table:table-cell>
          <table:table-cell/>
          <table:table-cell office:value-type="float" office:value="63842.8" calcext:value-type="float">
            <text:p>63842.8</text:p>
          </table:table-cell>
          <table:table-cell office:value-type="float" office:value="77046.9" calcext:value-type="float">
            <text:p>77046.9</text:p>
          </table:table-cell>
          <table:table-cell office:value-type="float" office:value="46824" calcext:value-type="float">
            <text:p>46824</text:p>
          </table:table-cell>
          <table:table-cell office:value-type="float" office:value="73887.7" calcext:value-type="float">
            <text:p>73887.7</text:p>
          </table:table-cell>
          <table:table-cell office:value-type="float" office:value="80387.8" calcext:value-type="float">
            <text:p>80387.8</text:p>
          </table:table-cell>
          <table:table-cell office:value-type="float" office:value="68573.1" calcext:value-type="float">
            <text:p>68573.1</text:p>
          </table:table-cell>
          <table:table-cell office:value-type="float" office:value="82478.3" calcext:value-type="float">
            <text:p>82478.3</text:p>
          </table:table-cell>
          <table:table-cell office:value-type="float" office:value="74909.9" calcext:value-type="float">
            <text:p>74909.9</text:p>
          </table:table-cell>
          <table:table-cell office:value-type="float" office:value="80423.6" calcext:value-type="float">
            <text:p>80423.6</text:p>
          </table:table-cell>
        </table:table-row>
        <table:table-row table:style-name="ro1">
          <table:table-cell office:value-type="string" calcext:value-type="string">
            <text:p>t30</text:p>
          </table:table-cell>
          <table:table-cell office:value-type="float" office:value="2342.4" calcext:value-type="float">
            <text:p>2342.4</text:p>
          </table:table-cell>
          <table:table-cell office:value-type="float" office:value="7029.9" calcext:value-type="float">
            <text:p>7029.9</text:p>
          </table:table-cell>
          <table:table-cell office:value-type="float" office:value="2011.6" calcext:value-type="float">
            <text:p>2011.6</text:p>
          </table:table-cell>
          <table:table-cell office:value-type="float" office:value="13918.4" calcext:value-type="float">
            <text:p>13918.4</text:p>
          </table:table-cell>
          <table:table-cell office:value-type="float" office:value="5985.6" calcext:value-type="float">
            <text:p>5985.6</text:p>
          </table:table-cell>
          <table:table-cell office:value-type="float" office:value="13611.6" calcext:value-type="float">
            <text:p>13611.6</text:p>
          </table:table-cell>
          <table:table-cell office:value-type="float" office:value="-83" calcext:value-type="float">
            <text:p>-83</text:p>
          </table:table-cell>
          <table:table-cell office:value-type="float" office:value="23694.7" calcext:value-type="float">
            <text:p>23694.7</text:p>
          </table:table-cell>
          <table:table-cell office:value-type="float" office:value="18267.9" calcext:value-type="float">
            <text:p>18267.9</text:p>
          </table:table-cell>
          <table:table-cell/>
          <table:table-cell office:value-type="float" office:value="12451.354" calcext:value-type="float">
            <text:p>12451.354</text:p>
          </table:table-cell>
          <table:table-cell office:value-type="float" office:value="22844.027" calcext:value-type="float">
            <text:p>22844.027</text:p>
          </table:table-cell>
          <table:table-cell office:value-type="float" office:value="11594.579" calcext:value-type="float">
            <text:p>11594.579</text:p>
          </table:table-cell>
          <table:table-cell office:value-type="float" office:value="37513.39" calcext:value-type="float">
            <text:p>37513.39</text:p>
          </table:table-cell>
          <table:table-cell office:value-type="float" office:value="22317.169" calcext:value-type="float">
            <text:p>22317.169</text:p>
          </table:table-cell>
          <table:table-cell office:value-type="float" office:value="35937.879" calcext:value-type="float">
            <text:p>35937.879</text:p>
          </table:table-cell>
          <table:table-cell office:value-type="float" office:value="8637.932" calcext:value-type="float">
            <text:p>8637.932</text:p>
          </table:table-cell>
          <table:table-cell office:value-type="float" office:value="51321.221" calcext:value-type="float">
            <text:p>51321.221</text:p>
          </table:table-cell>
          <table:table-cell office:value-type="float" office:value="42966.385" calcext:value-type="float">
            <text:p>42966.385</text:p>
          </table:table-cell>
          <table:table-cell/>
          <table:table-cell office:value-type="float" office:value="29114.1" calcext:value-type="float">
            <text:p>29114.1</text:p>
          </table:table-cell>
          <table:table-cell office:value-type="float" office:value="47534.6" calcext:value-type="float">
            <text:p>47534.6</text:p>
          </table:table-cell>
          <table:table-cell office:value-type="float" office:value="28512.2" calcext:value-type="float">
            <text:p>28512.2</text:p>
          </table:table-cell>
          <table:table-cell office:value-type="float" office:value="69038.9" calcext:value-type="float">
            <text:p>69038.9</text:p>
          </table:table-cell>
          <table:table-cell office:value-type="float" office:value="50349.1" calcext:value-type="float">
            <text:p>50349.1</text:p>
          </table:table-cell>
          <table:table-cell office:value-type="float" office:value="62433.5" calcext:value-type="float">
            <text:p>62433.5</text:p>
          </table:table-cell>
          <table:table-cell office:value-type="float" office:value="29267.3" calcext:value-type="float">
            <text:p>29267.3</text:p>
          </table:table-cell>
          <table:table-cell office:value-type="float" office:value="73349.8" calcext:value-type="float">
            <text:p>73349.8</text:p>
          </table:table-cell>
          <table:table-cell office:value-type="float" office:value="68785" calcext:value-type="float">
            <text:p>68785</text:p>
          </table:table-cell>
          <table:table-cell/>
          <table:table-cell office:value-type="float" office:value="54711.2" calcext:value-type="float">
            <text:p>54711.2</text:p>
          </table:table-cell>
          <table:table-cell office:value-type="float" office:value="74147.2" calcext:value-type="float">
            <text:p>74147.2</text:p>
          </table:table-cell>
          <table:table-cell office:value-type="float" office:value="55641.6" calcext:value-type="float">
            <text:p>55641.6</text:p>
          </table:table-cell>
          <table:table-cell office:value-type="float" office:value="72331.3" calcext:value-type="float">
            <text:p>72331.3</text:p>
          </table:table-cell>
          <table:table-cell office:value-type="float" office:value="68643.1" calcext:value-type="float">
            <text:p>68643.1</text:p>
          </table:table-cell>
          <table:table-cell office:value-type="float" office:value="73003.8" calcext:value-type="float">
            <text:p>73003.8</text:p>
          </table:table-cell>
          <table:table-cell office:value-type="float" office:value="65814.5" calcext:value-type="float">
            <text:p>65814.5</text:p>
          </table:table-cell>
          <table:table-cell office:value-type="float" office:value="62163.6" calcext:value-type="float">
            <text:p>62163.6</text:p>
          </table:table-cell>
          <table:table-cell office:value-type="float" office:value="66980.2" calcext:value-type="float">
            <text:p>66980.2</text:p>
          </table:table-cell>
        </table:table-row>
        <table:table-row table:style-name="ro1">
          <table:table-cell office:value-type="string" calcext:value-type="string">
            <text:p>t31</text:p>
          </table:table-cell>
          <table:table-cell office:value-type="float" office:value="17746.8" calcext:value-type="float">
            <text:p>17746.8</text:p>
          </table:table-cell>
          <table:table-cell office:value-type="float" office:value="19708.7" calcext:value-type="float">
            <text:p>19708.7</text:p>
          </table:table-cell>
          <table:table-cell office:value-type="float" office:value="-942.9" calcext:value-type="float">
            <text:p>-942.9</text:p>
          </table:table-cell>
          <table:table-cell office:value-type="float" office:value="11724.5" calcext:value-type="float">
            <text:p>11724.5</text:p>
          </table:table-cell>
          <table:table-cell office:value-type="float" office:value="3671" calcext:value-type="float">
            <text:p>3671</text:p>
          </table:table-cell>
          <table:table-cell office:value-type="float" office:value="11086.4" calcext:value-type="float">
            <text:p>11086.4</text:p>
          </table:table-cell>
          <table:table-cell office:value-type="float" office:value="16302.4" calcext:value-type="float">
            <text:p>16302.4</text:p>
          </table:table-cell>
          <table:table-cell office:value-type="float" office:value="7902.6" calcext:value-type="float">
            <text:p>7902.6</text:p>
          </table:table-cell>
          <table:table-cell office:value-type="float" office:value="5170.1" calcext:value-type="float">
            <text:p>5170.1</text:p>
          </table:table-cell>
          <table:table-cell/>
          <table:table-cell office:value-type="float" office:value="42355.446" calcext:value-type="float">
            <text:p>42355.446</text:p>
          </table:table-cell>
          <table:table-cell office:value-type="float" office:value="49285.622" calcext:value-type="float">
            <text:p>49285.622</text:p>
          </table:table-cell>
          <table:table-cell office:value-type="float" office:value="6253.927" calcext:value-type="float">
            <text:p>6253.927</text:p>
          </table:table-cell>
          <table:table-cell office:value-type="float" office:value="30609.946" calcext:value-type="float">
            <text:p>30609.946</text:p>
          </table:table-cell>
          <table:table-cell office:value-type="float" office:value="15637.939" calcext:value-type="float">
            <text:p>15637.939</text:p>
          </table:table-cell>
          <table:table-cell office:value-type="float" office:value="34792.781" calcext:value-type="float">
            <text:p>34792.781</text:p>
          </table:table-cell>
          <table:table-cell office:value-type="float" office:value="40694.205" calcext:value-type="float">
            <text:p>40694.205</text:p>
          </table:table-cell>
          <table:table-cell office:value-type="float" office:value="33903.457" calcext:value-type="float">
            <text:p>33903.457</text:p>
          </table:table-cell>
          <table:table-cell office:value-type="float" office:value="21344" calcext:value-type="float">
            <text:p>21344</text:p>
          </table:table-cell>
          <table:table-cell/>
          <table:table-cell office:value-type="float" office:value="70184.5" calcext:value-type="float">
            <text:p>70184.5</text:p>
          </table:table-cell>
          <table:table-cell office:value-type="float" office:value="75179.9" calcext:value-type="float">
            <text:p>75179.9</text:p>
          </table:table-cell>
          <table:table-cell office:value-type="float" office:value="18518.9" calcext:value-type="float">
            <text:p>18518.9</text:p>
          </table:table-cell>
          <table:table-cell office:value-type="float" office:value="53608.6" calcext:value-type="float">
            <text:p>53608.6</text:p>
          </table:table-cell>
          <table:table-cell office:value-type="float" office:value="35928.8" calcext:value-type="float">
            <text:p>35928.8</text:p>
          </table:table-cell>
          <table:table-cell office:value-type="float" office:value="66926.3" calcext:value-type="float">
            <text:p>66926.3</text:p>
          </table:table-cell>
          <table:table-cell office:value-type="float" office:value="66075.8" calcext:value-type="float">
            <text:p>66075.8</text:p>
          </table:table-cell>
          <table:table-cell office:value-type="float" office:value="66285.8" calcext:value-type="float">
            <text:p>66285.8</text:p>
          </table:table-cell>
          <table:table-cell office:value-type="float" office:value="48662.7" calcext:value-type="float">
            <text:p>48662.7</text:p>
          </table:table-cell>
          <table:table-cell/>
          <table:table-cell office:value-type="float" office:value="74230.3" calcext:value-type="float">
            <text:p>74230.3</text:p>
          </table:table-cell>
          <table:table-cell office:value-type="float" office:value="71369.9" calcext:value-type="float">
            <text:p>71369.9</text:p>
          </table:table-cell>
          <table:table-cell office:value-type="float" office:value="40461.8" calcext:value-type="float">
            <text:p>40461.8</text:p>
          </table:table-cell>
          <table:table-cell office:value-type="float" office:value="72004.2" calcext:value-type="float">
            <text:p>72004.2</text:p>
          </table:table-cell>
          <table:table-cell office:value-type="float" office:value="65252.1" calcext:value-type="float">
            <text:p>65252.1</text:p>
          </table:table-cell>
          <table:table-cell office:value-type="float" office:value="69223.7" calcext:value-type="float">
            <text:p>69223.7</text:p>
          </table:table-cell>
          <table:table-cell office:value-type="float" office:value="82212.1" calcext:value-type="float">
            <text:p>82212.1</text:p>
          </table:table-cell>
          <table:table-cell office:value-type="float" office:value="70806.7" calcext:value-type="float">
            <text:p>70806.7</text:p>
          </table:table-cell>
          <table:table-cell office:value-type="float" office:value="82021.3" calcext:value-type="float">
            <text:p>82021.3</text:p>
          </table:table-cell>
        </table:table-row>
        <table:table-row table:style-name="ro1">
          <table:table-cell office:value-type="string" calcext:value-type="string">
            <text:p>t32</text:p>
          </table:table-cell>
          <table:table-cell office:value-type="float" office:value="4516.3" calcext:value-type="float">
            <text:p>4516.3</text:p>
          </table:table-cell>
          <table:table-cell office:value-type="float" office:value="7699.2" calcext:value-type="float">
            <text:p>7699.2</text:p>
          </table:table-cell>
          <table:table-cell office:value-type="float" office:value="15385.8" calcext:value-type="float">
            <text:p>15385.8</text:p>
          </table:table-cell>
          <table:table-cell office:value-type="float" office:value="11462.8" calcext:value-type="float">
            <text:p>11462.8</text:p>
          </table:table-cell>
          <table:table-cell office:value-type="float" office:value="3598.9" calcext:value-type="float">
            <text:p>3598.9</text:p>
          </table:table-cell>
          <table:table-cell office:value-type="float" office:value="12351.1" calcext:value-type="float">
            <text:p>12351.1</text:p>
          </table:table-cell>
          <table:table-cell office:value-type="float" office:value="-745.7" calcext:value-type="float">
            <text:p>-745.7</text:p>
          </table:table-cell>
          <table:table-cell office:value-type="float" office:value="20071.5" calcext:value-type="float">
            <text:p>20071.5</text:p>
          </table:table-cell>
          <table:table-cell office:value-type="float" office:value="18438.5" calcext:value-type="float">
            <text:p>18438.5</text:p>
          </table:table-cell>
          <table:table-cell/>
          <table:table-cell office:value-type="float" office:value="20009.073" calcext:value-type="float">
            <text:p>20009.073</text:p>
          </table:table-cell>
          <table:table-cell office:value-type="float" office:value="34015.447" calcext:value-type="float">
            <text:p>34015.447</text:p>
          </table:table-cell>
          <table:table-cell office:value-type="float" office:value="39268.721" calcext:value-type="float">
            <text:p>39268.721</text:p>
          </table:table-cell>
          <table:table-cell office:value-type="float" office:value="35530.429" calcext:value-type="float">
            <text:p>35530.429</text:p>
          </table:table-cell>
          <table:table-cell office:value-type="float" office:value="15522.063" calcext:value-type="float">
            <text:p>15522.063</text:p>
          </table:table-cell>
          <table:table-cell office:value-type="float" office:value="31645.174" calcext:value-type="float">
            <text:p>31645.174</text:p>
          </table:table-cell>
          <table:table-cell office:value-type="float" office:value="6676.815" calcext:value-type="float">
            <text:p>6676.815</text:p>
          </table:table-cell>
          <table:table-cell office:value-type="float" office:value="49859.466" calcext:value-type="float">
            <text:p>49859.466</text:p>
          </table:table-cell>
          <table:table-cell office:value-type="float" office:value="43192.484" calcext:value-type="float">
            <text:p>43192.484</text:p>
          </table:table-cell>
          <table:table-cell/>
          <table:table-cell office:value-type="float" office:value="46641.5" calcext:value-type="float">
            <text:p>46641.5</text:p>
          </table:table-cell>
          <table:table-cell office:value-type="float" office:value="65153.5" calcext:value-type="float">
            <text:p>65153.5</text:p>
          </table:table-cell>
          <table:table-cell office:value-type="float" office:value="64221.5" calcext:value-type="float">
            <text:p>64221.5</text:p>
          </table:table-cell>
          <table:table-cell office:value-type="float" office:value="66854.8" calcext:value-type="float">
            <text:p>66854.8</text:p>
          </table:table-cell>
          <table:table-cell office:value-type="float" office:value="35947.6" calcext:value-type="float">
            <text:p>35947.6</text:p>
          </table:table-cell>
          <table:table-cell office:value-type="float" office:value="54511.6" calcext:value-type="float">
            <text:p>54511.6</text:p>
          </table:table-cell>
          <table:table-cell office:value-type="float" office:value="19111" calcext:value-type="float">
            <text:p>19111</text:p>
          </table:table-cell>
          <table:table-cell office:value-type="float" office:value="73318.7" calcext:value-type="float">
            <text:p>73318.7</text:p>
          </table:table-cell>
          <table:table-cell office:value-type="float" office:value="68821.1" calcext:value-type="float">
            <text:p>68821.1</text:p>
          </table:table-cell>
          <table:table-cell/>
          <table:table-cell office:value-type="float" office:value="79605.6" calcext:value-type="float">
            <text:p>79605.6</text:p>
          </table:table-cell>
          <table:table-cell office:value-type="float" office:value="64127.7" calcext:value-type="float">
            <text:p>64127.7</text:p>
          </table:table-cell>
          <table:table-cell office:value-type="float" office:value="79930" calcext:value-type="float">
            <text:p>79930</text:p>
          </table:table-cell>
          <table:table-cell office:value-type="float" office:value="61761" calcext:value-type="float">
            <text:p>61761</text:p>
          </table:table-cell>
          <table:table-cell office:value-type="float" office:value="65090.7" calcext:value-type="float">
            <text:p>65090.7</text:p>
          </table:table-cell>
          <table:table-cell office:value-type="float" office:value="69986.8" calcext:value-type="float">
            <text:p>69986.8</text:p>
          </table:table-cell>
          <table:table-cell office:value-type="float" office:value="40888.2" calcext:value-type="float">
            <text:p>40888.2</text:p>
          </table:table-cell>
          <table:table-cell office:value-type="float" office:value="63211.2" calcext:value-type="float">
            <text:p>63211.2</text:p>
          </table:table-cell>
          <table:table-cell office:value-type="float" office:value="66543.4" calcext:value-type="float">
            <text:p>66543.4</text:p>
          </table:table-cell>
        </table:table-row>
        <table:table-row table:style-name="ro1">
          <table:table-cell/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4.05" calcext:value-type="float">
            <text:p>4.05</text:p>
          </table:table-cell>
          <table:table-cell table:style-name="ce2" office:value-type="float" office:value="3.03" calcext:value-type="float">
            <text:p>3.03</text:p>
          </table:table-cell>
          <table:table-cell table:style-name="ce2" office:value-type="float" office:value="5.01" calcext:value-type="float">
            <text:p>5.01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5.03" calcext:value-type="float">
            <text:p>5.03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1.77" calcext:value-type="float">
            <text:p>1.77</text:p>
          </table:table-cell>
          <table:table-cell table:style-name="ce2"/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10.36" calcext:value-type="float">
            <text:p>10.36</text:p>
          </table:table-cell>
          <table:table-cell table:style-name="ce2" office:value-type="float" office:value="7.96" calcext:value-type="float">
            <text:p>7.96</text:p>
          </table:table-cell>
          <table:table-cell table:style-name="ce2" office:value-type="float" office:value="11.77" calcext:value-type="float">
            <text:p>11.77</text:p>
          </table:table-cell>
          <table:table-cell table:style-name="ce2" office:value-type="float" office:value="10.78" calcext:value-type="float">
            <text:p>10.78</text:p>
          </table:table-cell>
          <table:table-cell table:style-name="ce2" office:value-type="float" office:value="11.82" calcext:value-type="float">
            <text:p>11.82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5.69" calcext:value-type="float">
            <text:p>5.69</text:p>
          </table:table-cell>
          <table:table-cell table:style-name="ce2"/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8.75" calcext:value-type="float">
            <text:p>18.75</text:p>
          </table:table-cell>
          <table:table-cell table:style-name="ce2" office:value-type="float" office:value="17.85" calcext:value-type="float">
            <text:p>17.85</text:p>
          </table:table-cell>
          <table:table-cell table:style-name="ce2" office:value-type="float" office:value="18.93" calcext:value-type="float">
            <text:p>18.93</text:p>
          </table:table-cell>
          <table:table-cell table:style-name="ce2" office:value-type="float" office:value="14.19" calcext:value-type="float">
            <text:p>14.19</text:p>
          </table:table-cell>
          <table:table-cell table:style-name="ce2" office:value-type="float" office:value="17.95" calcext:value-type="float">
            <text:p>17.95</text:p>
          </table:table-cell>
          <table:table-cell table:style-name="ce2" office:value-type="float" office:value="11.26" calcext:value-type="float">
            <text:p>11.26</text:p>
          </table:table-cell>
          <table:table-cell table:style-name="ce2"/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19.7" calcext:value-type="float">
            <text:p>19.7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16.4" calcext:value-type="float">
            <text:p>1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3" loext:min-decimal-places="3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20:18:16.923301742</meta:creation-date>
    <dc:date>2021-09-15T20:23:01.778963618</dc:date>
    <meta:editing-duration>PT4M45S</meta:editing-duration>
    <meta:editing-cycles>1</meta:editing-cycles>
    <meta:generator>LibreOffice/6.0.7.3$Linux_X86_64 LibreOffice_project/00m0$Build-3</meta:generator>
    <meta:document-statistic meta:table-count="1" meta:cell-count="1992" meta:object-count="0"/>
  </office:meta>
</office:document-meta>
</file>